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4917in"/>
    </style:style>
    <style:style style:name="co15" style:family="table-column">
      <style:table-column-properties fo:break-before="auto" style:column-width="0.5154in"/>
    </style:style>
    <style:style style:name="co16" style:family="table-column">
      <style:table-column-properties fo:break-before="auto" style:column-width="0.528in"/>
    </style:style>
    <style:style style:name="co17" style:family="table-column">
      <style:table-column-properties fo:break-before="auto" style:column-width="0.9398in"/>
    </style:style>
    <style:style style:name="co18" style:family="table-column">
      <style:table-column-properties fo:break-before="auto" style:column-width="0.6047in"/>
    </style:style>
    <style:style style:name="co19" style:family="table-column">
      <style:table-column-properties fo:break-before="auto" style:column-width="0.3866in"/>
    </style:style>
    <style:style style:name="co20" style:family="table-column">
      <style:table-column-properties fo:break-before="auto" style:column-width="5.4252in"/>
    </style:style>
    <style:style style:name="co21" style:family="table-column">
      <style:table-column-properties fo:break-before="auto" style:column-width="1.7102in"/>
    </style:style>
    <style:style style:name="co22" style:family="table-column">
      <style:table-column-properties fo:break-before="auto" style:column-width="3.6898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5083in"/>
    </style:style>
    <style:style style:name="co25" style:family="table-column">
      <style:table-column-properties fo:break-before="auto" style:column-width="3.4354in"/>
    </style:style>
    <style:style style:name="co26" style:family="table-column">
      <style:table-column-properties fo:break-before="auto" style:column-width="0.9472in"/>
    </style:style>
    <style:style style:name="co27" style:family="table-column">
      <style:table-column-properties fo:break-before="auto" style:column-width="4.6138in"/>
    </style:style>
    <style:style style:name="co13" style:family="table-column">
      <style:table-column-properties fo:break-before="auto" style:column-width="0.7047in"/>
    </style:style>
    <style:style style:name="co28" style:family="table-column">
      <style:table-column-properties fo:break-before="auto" style:column-width="0.6984in"/>
    </style:style>
    <style:style style:name="co29" style:family="table-column">
      <style:table-column-properties fo:break-before="auto" style:column-width="0.7465in"/>
    </style:style>
    <style:style style:name="co30" style:family="table-column">
      <style:table-column-properties fo:break-before="auto" style:column-width="2.2118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8264in"/>
    </style:style>
    <style:style style:name="co33" style:family="table-column">
      <style:table-column-properties fo:break-before="auto" style:column-width="0.6437in"/>
    </style:style>
    <style:style style:name="co34" style:family="table-column">
      <style:table-column-properties fo:break-before="auto" style:column-width="1.9807in"/>
    </style:style>
    <style:style style:name="co35" style:family="table-column">
      <style:table-column-properties fo:break-before="auto" style:column-width="1.9417in"/>
    </style:style>
    <style:style style:name="co36" style:family="table-column">
      <style:table-column-properties fo:break-before="auto" style:column-width="1.8646in"/>
    </style:style>
    <style:style style:name="co37" style:family="table-column">
      <style:table-column-properties fo:break-before="auto" style:column-width="3.7925in"/>
    </style:style>
    <style:style style:name="co38" style:family="table-column">
      <style:table-column-properties fo:break-before="auto" style:column-width="0.5535in"/>
    </style:style>
    <style:style style:name="co39" style:family="table-column">
      <style:table-column-properties fo:break-before="auto" style:column-width="0.4764in"/>
    </style:style>
    <style:style style:name="co40" style:family="table-column">
      <style:table-column-properties fo:break-before="auto" style:column-width="1.0425in"/>
    </style:style>
    <style:style style:name="co41" style:family="table-column">
      <style:table-column-properties fo:break-before="auto" style:column-width="0.9138in"/>
    </style:style>
    <style:style style:name="co42" style:family="table-column">
      <style:table-column-properties fo:break-before="auto" style:column-width="1.0291in"/>
    </style:style>
    <style:style style:name="co43" style:family="table-column">
      <style:table-column-properties fo:break-before="auto" style:column-width="1.4146in"/>
    </style:style>
    <style:style style:name="co44" style:family="table-column">
      <style:table-column-properties fo:break-before="auto" style:column-width="0.6307in"/>
    </style:style>
    <style:style style:name="co45" style:family="table-column">
      <style:table-column-properties fo:break-before="auto" style:column-width="0.4126in"/>
    </style:style>
    <style:style style:name="co46" style:family="table-column">
      <style:table-column-properties fo:break-before="auto" style:column-width="0.7846in"/>
    </style:style>
    <style:style style:name="co47" style:family="table-column">
      <style:table-column-properties fo:break-before="auto" style:column-width="3.5866in"/>
    </style:style>
    <style:style style:name="co2" style:family="table-column">
      <style:table-column-properties fo:break-before="auto" style:column-width="0.9008in"/>
    </style:style>
    <style:style style:name="co48" style:family="table-column">
      <style:table-column-properties fo:break-before="auto" style:column-width="1.4402in"/>
    </style:style>
    <style:style style:name="co51" style:family="table-column">
      <style:table-column-properties fo:break-before="auto" style:column-width="0.3409in"/>
    </style:style>
    <style:style style:name="co52" style:family="table-column">
      <style:table-column-properties fo:break-before="auto" style:column-width="0.8807in"/>
    </style:style>
    <style:style style:name="co53" style:family="table-column">
      <style:table-column-properties fo:break-before="auto" style:column-width="0.8752in"/>
    </style:style>
    <style:style style:name="co54" style:family="table-column">
      <style:table-column-properties fo:break-before="auto" style:column-width="0.8917in"/>
    </style:style>
    <style:style style:name="co55" style:family="table-column">
      <style:table-column-properties fo:break-before="auto" style:column-width="0.9689in"/>
    </style:style>
    <style:style style:name="co56" style:family="table-column">
      <style:table-column-properties fo:break-before="auto" style:column-width="0.2091in"/>
    </style:style>
    <style:style style:name="co57" style:family="table-column">
      <style:table-column-properties fo:break-before="auto" style:column-width="0.8701in"/>
    </style:style>
    <style:style style:name="co58" style:family="table-column">
      <style:table-column-properties fo:break-before="auto" style:column-width="1.1563in"/>
    </style:style>
    <style:style style:name="co59" style:family="table-column">
      <style:table-column-properties fo:break-before="auto" style:column-width="0.9909in"/>
    </style:style>
    <style:style style:name="co60" style:family="table-column">
      <style:table-column-properties fo:break-before="auto" style:column-width="1.0193in"/>
    </style:style>
    <style:style style:name="co61" style:family="table-column">
      <style:table-column-properties fo:break-before="auto" style:column-width="1.1673in"/>
    </style:style>
    <style:style style:name="co62" style:family="table-column">
      <style:table-column-properties fo:break-before="auto" style:column-width="1.1575in"/>
    </style:style>
    <style:style style:name="ro2" style:family="table-row">
      <style:table-row-properties style:row-height="0.1736in" fo:break-before="auto" style:use-optimal-row-height="true"/>
    </style:style>
    <style:style style:name="ro1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1827in" fo:break-before="auto" style:use-optimal-row-height="true"/>
    </style:style>
    <style:style style:name="ta2" style:family="table" style:master-page-name="PageStyle_5f_skill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20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map style:condition="cell-content()=0" style:apply-style-name="Default" style:base-cell-address="skills.A1"/>
    </style:style>
    <style:style style:name="ce21" style:family="table-cell" style:parent-style-name="Default">
      <style:table-cell-properties fo:background-color="#00ff00"/>
      <style:map style:condition="cell-content()=0" style:apply-style-name="Default" style:base-cell-address="skills.A1"/>
    </style:style>
    <style:style style:name="ce22" style:family="table-cell" style:parent-style-name="Default">
      <style:table-cell-properties fo:background-color="#83caff"/>
      <style:map style:condition="cell-content()=0" style:apply-style-name="Default" style:base-cell-address="skills.A1"/>
    </style:style>
    <style:style style:name="ce23" style:family="table-cell" style:parent-style-name="Default">
      <style:table-cell-properties fo:background-color="#94bd5e"/>
      <style:map style:condition="cell-content()=0" style:apply-style-name="Default" style:base-cell-address="skills.A1"/>
    </style:style>
    <style:style style:name="ce24" style:family="table-cell" style:parent-style-name="Default">
      <style:table-cell-properties fo:background-color="#99ccff"/>
      <style:map style:condition="cell-content()=0" style:apply-style-name="Default" style:base-cell-address="skills.A1"/>
    </style:style>
    <style:style style:name="ce25" style:family="table-cell" style:parent-style-name="Default">
      <style:table-cell-properties fo:background-color="#ccffff"/>
      <style:map style:condition="cell-content()=0" style:apply-style-name="Default" style:base-cell-address="skills.A1"/>
    </style:style>
    <style:style style:name="ce26" style:family="table-cell" style:parent-style-name="Default">
      <style:table-cell-properties fo:background-color="#cc99ff"/>
      <style:map style:condition="cell-content()=0" style:apply-style-name="Default" style:base-cell-address="skills.A1"/>
    </style:style>
    <style:style style:name="ce27" style:family="table-cell" style:parent-style-name="Default">
      <style:map style:condition="cell-content()=0" style:apply-style-name="Default" style:base-cell-address="skills.A1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0" style:apply-style-name="Default" style:base-cell-address="skills.A1"/>
    </style:style>
    <style:style style:name="ce29" style:family="table-cell" style:parent-style-name="Default">
      <style:table-cell-properties fo:background-color="#aecf00"/>
      <style:map style:condition="cell-content()=0" style:apply-style-name="Default" style:base-cell-address="skills.A1"/>
    </style:style>
    <style:style style:name="ce30" style:family="table-cell" style:parent-style-name="Default">
      <style:table-cell-properties fo:background-color="transparent"/>
      <style:map style:condition="cell-content()=0" style:apply-style-name="Default" style:base-cell-address="skills.A1"/>
    </style:style>
    <style:style style:name="ce31" style:family="table-cell" style:parent-style-name="Default">
      <style:table-cell-properties fo:border-bottom="0.0138in solid #000000" style:diagonal-bl-tr="none" style:diagonal-tl-br="none" fo:border-left="none" fo:border-right="0.0008in solid #000000" style:rotation-align="none" fo:border-top="none"/>
      <style:map style:condition="cell-content()=0" style:apply-style-name="Default" style:base-cell-address="skills.A1"/>
    </style:style>
    <style:style style:name="ce32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none"/>
      <style:map style:condition="cell-content()=0" style:apply-style-name="Default" style:base-cell-address="skills.A1"/>
    </style:style>
    <style:style style:name="ce33" style:family="table-cell" style:parent-style-name="Default">
      <style:table-cell-properties fo:border-bottom="none" fo:background-color="#aecf00" style:diagonal-bl-tr="none" style:diagonal-tl-br="none" fo:border-left="none" fo:border-right="0.0008in solid #000000" style:rotation-align="none" fo:border-top="none"/>
      <style:map style:condition="cell-content()=0" style:apply-style-name="Default" style:base-cell-address="skills.A1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map style:condition="cell-content()=0" style:apply-style-name="Default" style:base-cell-address="skills.A1"/>
    </style:style>
    <style:style style:name="ce35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0" style:apply-style-name="Default" style:base-cell-address="skills.A1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0" style:apply-style-name="Default" style:base-cell-address="skills.A1"/>
    </style:style>
    <style:style style:name="ce37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none"/>
      <style:map style:condition="cell-content()=0" style:apply-style-name="Default" style:base-cell-address="skills.A1"/>
    </style:style>
    <style:style style:name="ce38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=0" style:apply-style-name="Default" style:base-cell-address="skills.A1"/>
    </style:style>
    <style:style style:name="ce39" style:family="table-cell" style:parent-style-name="Default">
      <style:table-cell-properties fo:border-bottom="none" fo:background-color="#aecf00" style:diagonal-bl-tr="none" style:diagonal-tl-br="none" fo:border-left="none" fo:border-right="0.0138in solid #000000" style:rotation-align="none" fo:border-top="none"/>
      <style:map style:condition="cell-content()=0" style:apply-style-name="Default" style:base-cell-address="skills.A1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map style:condition="cell-content()=0" style:apply-style-name="Default" style:base-cell-address="skills.A1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0" style:apply-style-name="Default" style:base-cell-address="skills.A1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0.0008in solid #000000" fo:border-left="none" fo:border-right="none" fo:border-top="none"/>
      <style:map style:condition="cell-content()=0" style:apply-style-name="Default" style:base-cell-address="skills.A1"/>
    </style:style>
    <style:style style:name="ce4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3"/>
    <style:style style:name="ce53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 style:data-style-name="N14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Excel_5f_BuiltIn_5f_Comma" style:data-style-name="N8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lt;[stats.$I$13]" style:apply-style-name="Excel_5f_CondFormat_5f_1_5f_1_5f_1" style:base-cell-address="stats.H13"/>
    </style:style>
    <style:style style:name="ce67" style:family="table-cell" style:parent-style-name="Excel_5f_BuiltIn_5f_Comma" style:data-style-name="N8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14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3"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style:diagonal-bl-tr="none" style:diagonal-tl-br="none" style:text-align-source="value-type" style:repeat-content="false" fo:border="none" style:rotation-align="none"/>
      <style:paragraph-properties fo:margin-left="0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 style:data-style-name="N812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 style:data-style-name="N812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lt;[stats.$I$13]" style:apply-style-name="Excel_5f_CondFormat_5f_1_5f_1_5f_1" style:base-cell-address="stats.H13"/>
    </style:style>
    <style:style style:name="ce74" style:family="table-cell" style:parent-style-name="Excel_5f_BuiltIn_5f_Comma" style:data-style-name="N8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ats" table:style-name="ta4" table:print="false">
        <office:forms form:automatic-focus="false" form:apply-design-mode="false"/>
        <table:table-column table:style-name="co51" table:default-cell-style-name="ce58"/>
        <table:table-column table:style-name="co2" table:default-cell-style-name="ce59"/>
        <table:table-column table:style-name="co52" table:default-cell-style-name="ce60"/>
        <table:table-column table:style-name="co53" table:default-cell-style-name="ce61"/>
        <table:table-column table:style-name="co2" table:default-cell-style-name="ce61"/>
        <table:table-column table:style-name="co54" table:default-cell-style-name="ce62"/>
        <table:table-column table:style-name="co55" table:default-cell-style-name="ce62"/>
        <table:table-column table:style-name="co56" table:default-cell-style-name="ce58"/>
        <table:table-column table:style-name="co57" table:default-cell-style-name="ce58"/>
        <table:table-column table:style-name="co58" table:default-cell-style-name="ce58"/>
        <table:table-column table:style-name="co59" table:default-cell-style-name="ce58"/>
        <table:table-column table:style-name="co56" table:default-cell-style-name="ce58"/>
        <table:table-column table:style-name="co60" table:default-cell-style-name="ce58"/>
        <table:table-column table:style-name="co61" table:default-cell-style-name="ce58"/>
        <table:table-column table:style-name="co62" table:default-cell-style-name="ce58"/>
        <table:table-column table:style-name="co56" table:default-cell-style-name="ce58"/>
        <table:table-column table:style-name="co2" table:default-cell-style-name="ce58"/>
        <table:table-column table:style-name="co58" table:default-cell-style-name="ce58"/>
        <table:table-column table:style-name="co59" table:default-cell-style-name="ce58"/>
        <table:table-column table:style-name="co13" table:number-columns-repeated="240" table:default-cell-style-name="ce58"/>
        <table:table-column table:style-name="co13" table:number-columns-repeated="765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Cost 4 Next</text:p>
          </table:table-cell>
          <table:table-cell office:value-type="string">
            <text:p>% Inc</text:p>
          </table:table-cell>
          <table:table-cell office:value-type="string">
            <text:p>Delta</text:p>
          </table:table-cell>
          <table:table-cell office:value-type="string">
            <text:p>Total</text:p>
          </table:table-cell>
          <table:table-cell office:value-type="string" office:string-value="Cost">
            <text:p>Cost </text:p>
          </table:table-cell>
          <table:table-cell office:value-type="string">
            <text:p>Cume Cost</text:p>
          </table:table-cell>
          <table:table-cell table:style-name="ce62"/>
          <table:table-cell table:style-name="ce62" office:value-type="string" office:string-value="Stat">
            <text:p>Stat </text:p>
          </table:table-cell>
          <table:table-cell table:style-name="ce62" office:value-type="string" office:string-value="Level">
            <text:p>Level </text:p>
          </table:table-cell>
          <table:table-cell table:style-name="ce69" office:value-type="string">
            <text:p>XPs</text:p>
          </table:table-cell>
          <table:table-cell table:style-name="ce62"/>
          <table:table-cell table:style-name="ce62" office:value-type="string" office:string-value="Stat">
            <text:p>Stat </text:p>
          </table:table-cell>
          <table:table-cell table:style-name="ce62" office:value-type="string" office:string-value="Level">
            <text:p>Level </text:p>
          </table:table-cell>
          <table:table-cell table:style-name="ce69" office:value-type="string">
            <text:p>XPs</text:p>
          </table:table-cell>
          <table:table-cell table:style-name="ce69"/>
          <table:table-cell table:style-name="ce62" office:value-type="string" office:string-value="Stat">
            <text:p>Stat </text:p>
          </table:table-cell>
          <table:table-cell table:style-name="ce62" office:value-type="string" office:string-value="Level">
            <text:p>Level </text:p>
          </table:table-cell>
          <table:table-cell table:style-name="ce69" office:value-type="string">
            <text:p>XPs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<text:s/>- </text:p>
          </table:table-cell>
          <table:table-cell/>
          <table:table-cell table:style-name="ce62"/>
          <table:table-cell table:style-name="ce62" office:value-type="string" office:string-value="Gilead">
            <text:p>Gilead </text:p>
          </table:table-cell>
          <table:table-cell table:style-name="ce62"/>
          <table:table-cell table:style-name="ce69"/>
          <table:table-cell table:style-name="ce62"/>
          <table:table-cell table:style-name="ce62" office:value-type="string" office:string-value="Shenanigans">
            <text:p>Shenanigans </text:p>
          </table:table-cell>
          <table:table-cell table:style-name="ce62"/>
          <table:table-cell table:style-name="ce69" table:number-columns-repeated="2"/>
          <table:table-cell table:style-name="ce62" office:value-type="string" office:string-value="Malarkey">
            <text:p>Malarkey </text:p>
          </table:table-cell>
          <table:table-cell table:style-name="ce62"/>
          <table:table-cell table:style-name="ce69"/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4">
            <text:p>34</text:p>
          </table:table-cell>
          <table:table-cell table:formula="of:=([.B3]-[.B2])/[.B2]" office:value-type="percentage" office:value="0.133333333333333">
            <text:p>13.33%</text:p>
          </table:table-cell>
          <table:table-cell table:formula="of:=[.B3]-[.B2]" office:value-type="float" office:value="4">
            <text:p>4</text:p>
          </table:table-cell>
          <table:table-cell table:formula="of:=[.B3]+[.E2]" office:value-type="float" office:value="64">
            <text:p>64</text:p>
          </table:table-cell>
          <table:table-cell table:formula="of:=[.B2]" office:value-type="float" office:value="30">
            <text:p>30 </text:p>
          </table:table-cell>
          <table:table-cell table:formula="of:=[.F3]+[.G2]" office:value-type="float" office:value="30">
            <text:p>30 </text:p>
          </table:table-cell>
          <table:table-cell table:style-name="ce62"/>
          <table:table-cell table:style-name="ce62" office:value-type="string" office:string-value="Str">
            <text:p>Str </text:p>
          </table:table-cell>
          <table:table-cell table:style-name="ce62" office:value-type="float" office:value="40">
            <text:p>40 </text:p>
          </table:table-cell>
          <table:table-cell table:style-name="ce62" table:formula="of:=VLOOKUP([.J3];[.$A$1:.$G$1048576];7;FALSE())" office:value-type="float" office:value="8216708">
            <text:p>8,216,708 </text:p>
          </table:table-cell>
          <table:table-cell/>
          <table:table-cell table:style-name="ce62" office:value-type="string" office:string-value="Str">
            <text:p>Str </text:p>
          </table:table-cell>
          <table:table-cell table:style-name="ce62" office:value-type="float" office:value="96">
            <text:p>96 </text:p>
          </table:table-cell>
          <table:table-cell table:style-name="ce62" table:formula="of:=VLOOKUP([.N3];[.$A$1:.$G$1048576];7;FALSE())" office:value-type="float" office:value="431301088">
            <text:p>431,301,088 </text:p>
          </table:table-cell>
          <table:table-cell/>
          <table:table-cell table:style-name="ce62" office:value-type="string" office:string-value="Str">
            <text:p>Str </text:p>
          </table:table-cell>
          <table:table-cell table:style-name="ce62" office:value-type="float" office:value="51">
            <text:p>51 </text:p>
          </table:table-cell>
          <table:table-cell table:style-name="ce62" table:formula="of:=VLOOKUP([.R3];[.$A$1:.$G$1048576];7;FALSE())" office:value-type="float" office:value="21931651">
            <text:p>21,931,651 </text:p>
          </table:table-cell>
          <table:table-cell/>
          <table:table-cell office:value-type="string">
            <text:p>max melee dmg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2">
            <text:p>42</text:p>
          </table:table-cell>
          <table:table-cell table:formula="of:=([.B4]-[.B3])/[.B3]" office:value-type="percentage" office:value="0.235294117647059">
            <text:p>23.53%</text:p>
          </table:table-cell>
          <table:table-cell table:formula="of:=[.B4]-[.B3]" office:value-type="float" office:value="8">
            <text:p>8</text:p>
          </table:table-cell>
          <table:table-cell table:formula="of:=[.B4]+[.E3]" office:value-type="float" office:value="106">
            <text:p>106</text:p>
          </table:table-cell>
          <table:table-cell table:formula="of:=[.B3]" office:value-type="float" office:value="34">
            <text:p>34 </text:p>
          </table:table-cell>
          <table:table-cell table:formula="of:=[.F4]+[.G3]" office:value-type="float" office:value="64">
            <text:p>64 </text:p>
          </table:table-cell>
          <table:table-cell table:style-name="ce62"/>
          <table:table-cell table:style-name="ce62" office:value-type="string">
            <text:p>Dex</text:p>
          </table:table-cell>
          <table:table-cell table:style-name="ce62" office:value-type="float" office:value="38">
            <text:p>38 </text:p>
          </table:table-cell>
          <table:table-cell table:style-name="ce62" table:formula="of:=VLOOKUP([.J4];[.$A$1:.$G$1048576];7;FALSE())" office:value-type="float" office:value="6373186">
            <text:p>6,373,186 </text:p>
          </table:table-cell>
          <table:table-cell/>
          <table:table-cell table:style-name="ce62" office:value-type="string">
            <text:p>Dex</text:p>
          </table:table-cell>
          <table:table-cell table:style-name="ce62" office:value-type="float" office:value="90">
            <text:p>90 </text:p>
          </table:table-cell>
          <table:table-cell table:style-name="ce62" table:formula="of:=VLOOKUP([.N4];[.$A$1:.$G$1048576];7;FALSE())" office:value-type="float" office:value="319483658">
            <text:p>319,483,658 </text:p>
          </table:table-cell>
          <table:table-cell/>
          <table:table-cell table:style-name="ce62" office:value-type="string">
            <text:p>Dex</text:p>
          </table:table-cell>
          <table:table-cell table:style-name="ce62" office:value-type="float" office:value="46">
            <text:p>46 </text:p>
          </table:table-cell>
          <table:table-cell table:style-name="ce62" table:formula="of:=VLOOKUP([.R4];[.$A$1:.$G$1048576];7;FALSE())" office:value-type="float" office:value="14947466">
            <text:p>14,947,466 </text:p>
          </table:table-cell>
          <table:table-cell/>
          <table:table-cell office:value-type="string">
            <text:p>min melee dmg, base ac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57">
            <text:p>57</text:p>
          </table:table-cell>
          <table:table-cell table:formula="of:=([.B5]-[.B4])/[.B4]" office:value-type="percentage" office:value="0.357142857142857">
            <text:p>35.71%</text:p>
          </table:table-cell>
          <table:table-cell table:formula="of:=[.B5]-[.B4]" office:value-type="float" office:value="15">
            <text:p>15</text:p>
          </table:table-cell>
          <table:table-cell table:formula="of:=[.B5]+[.E4]" office:value-type="float" office:value="163">
            <text:p>163</text:p>
          </table:table-cell>
          <table:table-cell table:formula="of:=[.B4]" office:value-type="float" office:value="42">
            <text:p>42 </text:p>
          </table:table-cell>
          <table:table-cell table:formula="of:=[.F5]+[.G4]" office:value-type="float" office:value="106">
            <text:p>106 </text:p>
          </table:table-cell>
          <table:table-cell table:style-name="ce62"/>
          <table:table-cell table:style-name="ce62" office:value-type="string" office:string-value="Wis">
            <text:p>Wis </text:p>
          </table:table-cell>
          <table:table-cell table:style-name="ce62" office:value-type="float" office:value="72">
            <text:p>72 </text:p>
          </table:table-cell>
          <table:table-cell table:style-name="ce62" table:formula="of:=VLOOKUP([.J5];[.$A$1:.$G$1048576];7;FALSE())" office:value-type="float" office:value="104034344">
            <text:p>104,034,344 </text:p>
          </table:table-cell>
          <table:table-cell/>
          <table:table-cell table:style-name="ce62" office:value-type="string" office:string-value="Wis">
            <text:p>Wis </text:p>
          </table:table-cell>
          <table:table-cell table:style-name="ce62" office:value-type="float" office:value="96">
            <text:p>96 </text:p>
          </table:table-cell>
          <table:table-cell table:style-name="ce62" table:formula="of:=VLOOKUP([.N5];[.$A$1:.$G$1048576];7;FALSE())" office:value-type="float" office:value="431301088">
            <text:p>431,301,088 </text:p>
          </table:table-cell>
          <table:table-cell/>
          <table:table-cell table:style-name="ce62" office:value-type="string" office:string-value="Wis">
            <text:p>Wis </text:p>
          </table:table-cell>
          <table:table-cell table:style-name="ce62" office:value-type="float" office:value="51">
            <text:p>51 </text:p>
          </table:table-cell>
          <table:table-cell table:style-name="ce62" table:formula="of:=VLOOKUP([.R5];[.$A$1:.$G$1048576];7;FALSE())" office:value-type="float" office:value="21931651">
            <text:p>21,931,651 </text:p>
          </table:table-cell>
          <table:table-cell/>
          <table:table-cell office:value-type="string">
            <text:p>average melee dmg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78">
            <text:p>78</text:p>
          </table:table-cell>
          <table:table-cell table:formula="of:=([.B6]-[.B5])/[.B5]" office:value-type="percentage" office:value="0.368421052631579">
            <text:p>36.84%</text:p>
          </table:table-cell>
          <table:table-cell table:formula="of:=[.B6]-[.B5]" office:value-type="float" office:value="21">
            <text:p>21</text:p>
          </table:table-cell>
          <table:table-cell table:formula="of:=[.B6]+[.E5]" office:value-type="float" office:value="241">
            <text:p>241</text:p>
          </table:table-cell>
          <table:table-cell table:formula="of:=[.B5]" office:value-type="float" office:value="57">
            <text:p>57 </text:p>
          </table:table-cell>
          <table:table-cell table:formula="of:=[.F6]+[.G5]" office:value-type="float" office:value="163">
            <text:p>163 </text:p>
          </table:table-cell>
          <table:table-cell table:style-name="ce62"/>
          <table:table-cell table:style-name="ce62" office:value-type="string" office:string-value="Int">
            <text:p>Int </text:p>
          </table:table-cell>
          <table:table-cell table:style-name="ce62" office:value-type="float" office:value="42">
            <text:p>42 </text:p>
          </table:table-cell>
          <table:table-cell table:style-name="ce62" table:formula="of:=VLOOKUP([.J6];[.$A$1:.$G$1048576];7;FALSE())" office:value-type="float" office:value="10260262">
            <text:p>10,260,262 </text:p>
          </table:table-cell>
          <table:table-cell/>
          <table:table-cell table:style-name="ce62" office:value-type="string" office:string-value="Int">
            <text:p>Int </text:p>
          </table:table-cell>
          <table:table-cell table:style-name="ce62" office:value-type="float" office:value="35">
            <text:p>35 </text:p>
          </table:table-cell>
          <table:table-cell table:style-name="ce62" table:formula="of:=VLOOKUP([.N6];[.$A$1:.$G$1048576];7;FALSE())" office:value-type="float" office:value="3982963">
            <text:p>3,982,963 </text:p>
          </table:table-cell>
          <table:table-cell/>
          <table:table-cell table:style-name="ce62" office:value-type="string" office:string-value="Int">
            <text:p>Int </text:p>
          </table:table-cell>
          <table:table-cell table:style-name="ce62" office:value-type="float" office:value="46">
            <text:p>46 </text:p>
          </table:table-cell>
          <table:table-cell table:style-name="ce62" table:formula="of:=VLOOKUP([.R6];[.$A$1:.$G$1048576];7;FALSE())" office:value-type="float" office:value="14947466">
            <text:p>14,947,466 </text:p>
          </table:table-cell>
          <table:table-cell/>
          <table:table-cell office:value-type="string">
            <text:p>sps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106">
            <text:p>106</text:p>
          </table:table-cell>
          <table:table-cell table:formula="of:=([.B7]-[.B6])/[.B6]" office:value-type="percentage" office:value="0.358974358974359">
            <text:p>35.90%</text:p>
          </table:table-cell>
          <table:table-cell table:formula="of:=[.B7]-[.B6]" office:value-type="float" office:value="28">
            <text:p>28</text:p>
          </table:table-cell>
          <table:table-cell table:formula="of:=[.B7]+[.E6]" office:value-type="float" office:value="347">
            <text:p>347</text:p>
          </table:table-cell>
          <table:table-cell table:formula="of:=[.B6]" office:value-type="float" office:value="78">
            <text:p>78 </text:p>
          </table:table-cell>
          <table:table-cell table:formula="of:=[.F7]+[.G6]" office:value-type="float" office:value="241">
            <text:p>241 </text:p>
          </table:table-cell>
          <table:table-cell table:style-name="ce62"/>
          <table:table-cell table:style-name="ce62" office:value-type="string" office:string-value="Con">
            <text:p>Con </text:p>
          </table:table-cell>
          <table:table-cell table:style-name="ce62" office:value-type="float" office:value="40">
            <text:p>40 </text:p>
          </table:table-cell>
          <table:table-cell table:style-name="ce62" table:formula="of:=VLOOKUP([.J7];[.$A$1:.$G$1048576];7;FALSE())" office:value-type="float" office:value="8216708">
            <text:p>8,216,708 </text:p>
          </table:table-cell>
          <table:table-cell/>
          <table:table-cell table:style-name="ce62" office:value-type="string" office:string-value="Con">
            <text:p>Con </text:p>
          </table:table-cell>
          <table:table-cell table:style-name="ce62" office:value-type="float" office:value="106">
            <text:p>106 </text:p>
          </table:table-cell>
          <table:table-cell table:style-name="ce62" table:formula="of:=VLOOKUP([.N7];[.$A$1:.$G$1048576];7;FALSE())" office:value-type="float" office:value="720442055">
            <text:p>720,442,055 </text:p>
          </table:table-cell>
          <table:table-cell/>
          <table:table-cell table:style-name="ce62" office:value-type="string" office:string-value="Con">
            <text:p>Con </text:p>
          </table:table-cell>
          <table:table-cell table:style-name="ce62" office:value-type="float" office:value="46">
            <text:p>46 </text:p>
          </table:table-cell>
          <table:table-cell table:style-name="ce62" table:formula="of:=VLOOKUP([.R7];[.$A$1:.$G$1048576];7;FALSE())" office:value-type="float" office:value="14947466">
            <text:p>14,947,466 </text:p>
          </table:table-cell>
          <table:table-cell/>
          <table:table-cell office:value-type="string">
            <text:p>hps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145">
            <text:p>145</text:p>
          </table:table-cell>
          <table:table-cell table:formula="of:=([.B8]-[.B7])/[.B7]" office:value-type="percentage" office:value="0.367924528301887">
            <text:p>36.79%</text:p>
          </table:table-cell>
          <table:table-cell table:formula="of:=[.B8]-[.B7]" office:value-type="float" office:value="39">
            <text:p>39</text:p>
          </table:table-cell>
          <table:table-cell table:formula="of:=[.B8]+[.E7]" office:value-type="float" office:value="492">
            <text:p>492</text:p>
          </table:table-cell>
          <table:table-cell table:formula="of:=[.B7]" office:value-type="float" office:value="106">
            <text:p>106 </text:p>
          </table:table-cell>
          <table:table-cell table:formula="of:=[.F8]+[.G7]" office:value-type="float" office:value="347">
            <text:p>347 </text:p>
          </table:table-cell>
          <table:table-cell table:style-name="ce62"/>
          <table:table-cell table:style-name="ce62" office:value-type="string" office:string-value="Cha">
            <text:p>Cha </text:p>
          </table:table-cell>
          <table:table-cell table:style-name="ce62" office:value-type="float" office:value="53">
            <text:p>53 </text:p>
          </table:table-cell>
          <table:table-cell table:style-name="ce62" table:formula="of:=VLOOKUP([.J8];[.$A$1:.$G$1048576];7;FALSE())" office:value-type="float" office:value="26092073">
            <text:p>26,092,073 </text:p>
          </table:table-cell>
          <table:table-cell/>
          <table:table-cell table:style-name="ce62" office:value-type="string" office:string-value="Cha">
            <text:p>Cha </text:p>
          </table:table-cell>
          <table:table-cell table:style-name="ce62" office:value-type="float" office:value="35">
            <text:p>35 </text:p>
          </table:table-cell>
          <table:table-cell table:style-name="ce62" table:formula="of:=VLOOKUP([.N8];[.$A$1:.$G$1048576];7;FALSE())" office:value-type="float" office:value="3982963">
            <text:p>3,982,963 </text:p>
          </table:table-cell>
          <table:table-cell/>
          <table:table-cell table:style-name="ce62" office:value-type="string" office:string-value="Cha">
            <text:p>Cha </text:p>
          </table:table-cell>
          <table:table-cell table:style-name="ce62" office:value-type="float" office:value="25">
            <text:p>25 </text:p>
          </table:table-cell>
          <table:table-cell table:style-name="ce62" table:formula="of:=VLOOKUP([.R8];[.$A$1:.$G$1048576];7;FALSE())" office:value-type="float" office:value="136845">
            <text:p>136,845 </text:p>
          </table:table-cell>
          <table:table-cell/>
          <table:table-cell office:value-type="string">
            <text:p>aggro mobs/sell values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198">
            <text:p>198</text:p>
          </table:table-cell>
          <table:table-cell table:formula="of:=([.B9]-[.B8])/[.B8]" office:value-type="percentage" office:value="0.36551724137931">
            <text:p>36.55%</text:p>
          </table:table-cell>
          <table:table-cell table:formula="of:=[.B9]-[.B8]" office:value-type="float" office:value="53">
            <text:p>53</text:p>
          </table:table-cell>
          <table:table-cell table:formula="of:=[.B9]+[.E8]" office:value-type="float" office:value="690">
            <text:p>690</text:p>
          </table:table-cell>
          <table:table-cell table:formula="of:=[.B8]" office:value-type="float" office:value="145">
            <text:p>145 </text:p>
          </table:table-cell>
          <table:table-cell table:formula="of:=[.F9]+[.G8]" office:value-type="float" office:value="492">
            <text:p>492 </text:p>
          </table:table-cell>
          <table:table-cell table:style-name="ce62"/>
          <table:table-cell table:style-name="ce64" office:value-type="string" office:string-value="Total">
            <text:p>Total </text:p>
          </table:table-cell>
          <table:table-cell table:style-name="ce65" table:formula="of:=SUM([.J3:.J8])" office:value-type="float" office:value="285">
            <text:p>285 </text:p>
          </table:table-cell>
          <table:table-cell table:style-name="ce70" table:formula="of:=SUM([.K3:.K8])" office:value-type="float" office:value="163193281">
            <text:p>163,193,281</text:p>
          </table:table-cell>
          <table:table-cell/>
          <table:table-cell table:style-name="ce64" office:value-type="string" office:string-value="Total">
            <text:p>Total </text:p>
          </table:table-cell>
          <table:table-cell table:style-name="ce65" table:formula="of:=SUM([.N3:.N8])" office:value-type="float" office:value="458">
            <text:p>458 </text:p>
          </table:table-cell>
          <table:table-cell table:style-name="ce70" table:formula="of:=SUM([.O3:.O8])" office:value-type="float" office:value="1910493815">
            <text:p>1,910,493,815</text:p>
          </table:table-cell>
          <table:table-cell/>
          <table:table-cell table:style-name="ce64" office:value-type="string" office:string-value="Total">
            <text:p>Total </text:p>
          </table:table-cell>
          <table:table-cell table:style-name="ce65" table:formula="of:=SUM([.R3:.R8])" office:value-type="float" office:value="265">
            <text:p>265 </text:p>
          </table:table-cell>
          <table:table-cell table:style-name="ce70" table:formula="of:=SUM([.S3:.S8])" office:value-type="float" office:value="88842545">
            <text:p>88,842,545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271">
            <text:p>271</text:p>
          </table:table-cell>
          <table:table-cell table:formula="of:=([.B10]-[.B9])/[.B9]" office:value-type="percentage" office:value="0.368686868686869">
            <text:p>36.87%</text:p>
          </table:table-cell>
          <table:table-cell table:formula="of:=[.B10]-[.B9]" office:value-type="float" office:value="73">
            <text:p>73</text:p>
          </table:table-cell>
          <table:table-cell table:formula="of:=[.B10]+[.E9]" office:value-type="float" office:value="961">
            <text:p>961</text:p>
          </table:table-cell>
          <table:table-cell table:formula="of:=[.B9]" office:value-type="float" office:value="198">
            <text:p>198 </text:p>
          </table:table-cell>
          <table:table-cell table:formula="of:=[.F10]+[.G9]" office:value-type="float" office:value="690">
            <text:p>690 </text:p>
          </table:table-cell>
          <table:table-cell table:style-name="ce62"/>
          <table:table-cell table:style-name="ce64" office:value-type="string" office:string-value="Reset">
            <text:p>Reset </text:p>
          </table:table-cell>
          <table:table-cell table:style-name="ce65"/>
          <table:table-cell table:style-name="ce71" table:formula="of:=SUM([.K3:.K8])-(VLOOKUP(MAX([.J3:.J8]);[.$A$1:.$G$1048576];7;FALSE())/2)" office:value-type="float" office:value="111176109">
            <text:p>111,176,109</text:p>
          </table:table-cell>
          <table:table-cell/>
          <table:table-cell table:style-name="ce64" office:value-type="string" office:string-value="Reset">
            <text:p>Reset </text:p>
          </table:table-cell>
          <table:table-cell table:style-name="ce65"/>
          <table:table-cell table:style-name="ce71" table:formula="of:=SUM([.O3:.O8])-(VLOOKUP(MAX([.N3:.N8]);[.$A$1:.$G$1048576];7;FALSE())/2)" office:value-type="float" office:value="1550272787.5">
            <text:p>1,550,272,788</text:p>
          </table:table-cell>
          <table:table-cell/>
          <table:table-cell table:style-name="ce64" office:value-type="string" office:string-value="Reset">
            <text:p>Reset </text:p>
          </table:table-cell>
          <table:table-cell table:style-name="ce65"/>
          <table:table-cell table:style-name="ce71" table:formula="of:=SUM([.S3:.S8])-(VLOOKUP(MAX([.R3:.R8]);[.$A$1:.$G$1048576];7;FALSE())/2)" office:value-type="float" office:value="77876719.5">
            <text:p>77,876,720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371">
            <text:p>371</text:p>
          </table:table-cell>
          <table:table-cell table:formula="of:=([.B11]-[.B10])/[.B10]" office:value-type="percentage" office:value="0.3690036900369">
            <text:p>36.90%</text:p>
          </table:table-cell>
          <table:table-cell table:formula="of:=[.B11]-[.B10]" office:value-type="float" office:value="100">
            <text:p>100</text:p>
          </table:table-cell>
          <table:table-cell table:formula="of:=[.B11]+[.E10]" office:value-type="float" office:value="1332">
            <text:p>1,332</text:p>
          </table:table-cell>
          <table:table-cell table:formula="of:=[.B10]" office:value-type="float" office:value="271">
            <text:p>271 </text:p>
          </table:table-cell>
          <table:table-cell table:formula="of:=[.F11]+[.G10]" office:value-type="float" office:value="961">
            <text:p>961 </text:p>
          </table:table-cell>
          <table:table-cell table:style-name="ce62" table:number-columns-repeated="4"/>
          <table:table-cell/>
          <table:table-cell table:style-name="ce62" table:number-columns-repeated="3"/>
          <table:table-cell/>
          <table:table-cell table:style-name="ce62" table:number-columns-repeated="3"/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508">
            <text:p>508</text:p>
          </table:table-cell>
          <table:table-cell table:formula="of:=([.B12]-[.B11])/[.B11]" office:value-type="percentage" office:value="0.369272237196765">
            <text:p>36.93%</text:p>
          </table:table-cell>
          <table:table-cell table:formula="of:=[.B12]-[.B11]" office:value-type="float" office:value="137">
            <text:p>137</text:p>
          </table:table-cell>
          <table:table-cell table:formula="of:=[.B12]+[.E11]" office:value-type="float" office:value="1840">
            <text:p>1,840</text:p>
          </table:table-cell>
          <table:table-cell table:formula="of:=[.B11]" office:value-type="float" office:value="371">
            <text:p>371 </text:p>
          </table:table-cell>
          <table:table-cell table:formula="of:=[.F12]+[.G11]" office:value-type="float" office:value="1332">
            <text:p>1,332 </text:p>
          </table:table-cell>
          <table:table-cell table:style-name="ce62"/>
          <table:table-cell table:style-name="ce62" office:value-type="string" office:string-value="Current">
            <text:p>Current </text:p>
          </table:table-cell>
          <table:table-cell table:style-name="ce62" office:value-type="string" office:string-value="Total">
            <text:p>Total </text:p>
          </table:table-cell>
          <table:table-cell table:style-name="ce62" office:value-type="string" office:string-value="Goal">
            <text:p>Goal </text:p>
          </table:table-cell>
          <table:table-cell/>
          <table:table-cell table:style-name="ce62" office:value-type="string" office:string-value="Current">
            <text:p>Current </text:p>
          </table:table-cell>
          <table:table-cell table:style-name="ce62" office:value-type="string" office:string-value="Total">
            <text:p>Total </text:p>
          </table:table-cell>
          <table:table-cell table:style-name="ce62" office:value-type="string" office:string-value="Goal">
            <text:p>Goal </text:p>
          </table:table-cell>
          <table:table-cell/>
          <table:table-cell table:style-name="ce62" office:value-type="string" office:string-value="Current">
            <text:p>Current </text:p>
          </table:table-cell>
          <table:table-cell table:style-name="ce62" office:value-type="string" office:string-value="Total">
            <text:p>Total </text:p>
          </table:table-cell>
          <table:table-cell table:style-name="ce62" office:value-type="string" office:string-value="Goal">
            <text:p>Goal </text:p>
          </table:table-cell>
          <table:table-cell table:number-columns-repeated="1005"/>
        </table:table-row>
        <table:table-row table:style-name="ro7">
          <table:table-cell office:value-type="float" office:value="12">
            <text:p>12</text:p>
          </table:table-cell>
          <table:table-cell table:style-name="ce3" office:value-type="float" office:value="695">
            <text:p>695</text:p>
          </table:table-cell>
          <table:table-cell table:formula="of:=([.B13]-[.B12])/[.B12]" office:value-type="percentage" office:value="0.368110236220472">
            <text:p>36.81%</text:p>
          </table:table-cell>
          <table:table-cell table:formula="of:=[.B13]-[.B12]" office:value-type="float" office:value="187">
            <text:p>187</text:p>
          </table:table-cell>
          <table:table-cell table:formula="of:=[.B13]+[.E12]" office:value-type="float" office:value="2535">
            <text:p>2,535</text:p>
          </table:table-cell>
          <table:table-cell table:formula="of:=[.B12]" office:value-type="float" office:value="508">
            <text:p>508 </text:p>
          </table:table-cell>
          <table:table-cell table:formula="of:=[.F13]+[.G12]" office:value-type="float" office:value="1840">
            <text:p>1,840 </text:p>
          </table:table-cell>
          <table:table-cell table:style-name="ce62"/>
          <table:table-cell table:style-name="ce63" office:value-type="float" office:value="101776000">
            <text:p>101,776,000</text:p>
          </table:table-cell>
          <table:table-cell table:style-name="ce66" table:formula="of:=[.I13]+[.K10]" office:value-type="float" office:value="212952109">
            <text:p>212,952,109 </text:p>
          </table:table-cell>
          <table:table-cell table:style-name="ce72" office:value-type="float" office:value="5187000000">
            <text:p>5,187,000,000 </text:p>
          </table:table-cell>
          <table:table-cell/>
          <table:table-cell table:style-name="ce63" office:value-type="float" office:value="1553763332">
            <text:p>1,553,763,332</text:p>
          </table:table-cell>
          <table:table-cell table:style-name="ce73" table:formula="of:=[.M13]+[.O9]" office:value-type="float" office:value="3464257147">
            <text:p>3,464,257,147 </text:p>
          </table:table-cell>
          <table:table-cell table:style-name="ce72" office:value-type="float" office:value="5187000000">
            <text:p>5,187,000,000 </text:p>
          </table:table-cell>
          <table:table-cell/>
          <table:table-cell table:style-name="ce63" office:value-type="float" office:value="80841752">
            <text:p>80,841,752</text:p>
          </table:table-cell>
          <table:table-cell table:style-name="ce66" table:formula="of:=[.Q13]+[.S9]" office:value-type="float" office:value="169684297">
            <text:p>169,684,297 </text:p>
          </table:table-cell>
          <table:table-cell table:style-name="ce72" office:value-type="float" office:value="5187000000">
            <text:p>5,187,000,000 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952">
            <text:p>952</text:p>
          </table:table-cell>
          <table:table-cell table:formula="of:=([.B14]-[.B13])/[.B13]" office:value-type="percentage" office:value="0.369784172661871">
            <text:p>36.98%</text:p>
          </table:table-cell>
          <table:table-cell table:formula="of:=[.B14]-[.B13]" office:value-type="float" office:value="257">
            <text:p>257</text:p>
          </table:table-cell>
          <table:table-cell table:formula="of:=[.B14]+[.E13]" office:value-type="float" office:value="3487">
            <text:p>3,487</text:p>
          </table:table-cell>
          <table:table-cell table:formula="of:=[.B13]" office:value-type="float" office:value="695">
            <text:p>695 </text:p>
          </table:table-cell>
          <table:table-cell table:formula="of:=[.F14]+[.G13]" office:value-type="float" office:value="2535">
            <text:p>2,535 </text:p>
          </table:table-cell>
          <table:table-cell table:style-name="ce62" table:number-columns-repeated="2"/>
          <table:table-cell table:style-name="ce67" table:number-columns-repeated="2"/>
          <table:table-cell/>
          <table:table-cell table:style-name="ce62"/>
          <table:table-cell table:style-name="ce72" table:number-columns-repeated="2"/>
          <table:table-cell table:number-columns-repeated="2"/>
          <table:table-cell table:style-name="ce67" table:number-columns-repeated="2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1304">
            <text:p>1,304</text:p>
          </table:table-cell>
          <table:table-cell table:formula="of:=([.B15]-[.B14])/[.B14]" office:value-type="percentage" office:value="0.369747899159664">
            <text:p>36.97%</text:p>
          </table:table-cell>
          <table:table-cell table:formula="of:=[.B15]-[.B14]" office:value-type="float" office:value="352">
            <text:p>352</text:p>
          </table:table-cell>
          <table:table-cell table:formula="of:=[.B15]+[.E14]" office:value-type="float" office:value="4791">
            <text:p>4,791</text:p>
          </table:table-cell>
          <table:table-cell table:formula="of:=[.B14]" office:value-type="float" office:value="952">
            <text:p>952 </text:p>
          </table:table-cell>
          <table:table-cell table:formula="of:=[.F15]+[.G14]" office:value-type="float" office:value="3487">
            <text:p>3,487 </text:p>
          </table:table-cell>
          <table:table-cell table:style-name="ce62"/>
          <table:table-cell table:style-name="ce62" office:value-type="string" office:string-value="Needed:">
            <text:p>Needed: </text:p>
          </table:table-cell>
          <table:table-cell table:style-name="ce67" table:formula="of:=[.K13]-[.J13]" office:value-type="float" office:value="4974047891">
            <text:p>4,974,047,891 </text:p>
          </table:table-cell>
          <table:table-cell table:style-name="ce67"/>
          <table:table-cell/>
          <table:table-cell table:style-name="ce62" office:value-type="string" office:string-value="Needed:">
            <text:p>Needed: </text:p>
          </table:table-cell>
          <table:table-cell table:style-name="ce74" table:formula="of:=[.O13]-[.N13]" office:value-type="float" office:value="1722742853">
            <text:p>1,722,742,853 </text:p>
          </table:table-cell>
          <table:table-cell table:style-name="ce72"/>
          <table:table-cell/>
          <table:table-cell table:style-name="ce62" office:value-type="string" office:string-value="Needed:">
            <text:p>Needed: </text:p>
          </table:table-cell>
          <table:table-cell table:style-name="ce67" table:formula="of:=[.S13]-[.R13]" office:value-type="float" office:value="5017315703">
            <text:p>5,017,315,703 </text:p>
          </table:table-cell>
          <table:table-cell table:style-name="ce67"/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786">
            <text:p>1,786</text:p>
          </table:table-cell>
          <table:table-cell table:formula="of:=([.B16]-[.B15])/[.B15]" office:value-type="percentage" office:value="0.369631901840491">
            <text:p>36.96%</text:p>
          </table:table-cell>
          <table:table-cell table:formula="of:=[.B16]-[.B15]" office:value-type="float" office:value="482">
            <text:p>482</text:p>
          </table:table-cell>
          <table:table-cell table:formula="of:=[.B16]+[.E15]" office:value-type="float" office:value="6577">
            <text:p>6,577</text:p>
          </table:table-cell>
          <table:table-cell table:formula="of:=[.B15]" office:value-type="float" office:value="1304">
            <text:p>1,304 </text:p>
          </table:table-cell>
          <table:table-cell table:formula="of:=[.F16]+[.G15]" office:value-type="float" office:value="4791">
            <text:p>4,79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2446">
            <text:p>2,446</text:p>
          </table:table-cell>
          <table:table-cell table:formula="of:=([.B17]-[.B16])/[.B16]" office:value-type="percentage" office:value="0.369540873460246">
            <text:p>36.95%</text:p>
          </table:table-cell>
          <table:table-cell table:formula="of:=[.B17]-[.B16]" office:value-type="float" office:value="660">
            <text:p>660</text:p>
          </table:table-cell>
          <table:table-cell table:formula="of:=[.B17]+[.E16]" office:value-type="float" office:value="9023">
            <text:p>9,023</text:p>
          </table:table-cell>
          <table:table-cell table:formula="of:=[.B16]" office:value-type="float" office:value="1786">
            <text:p>1,786 </text:p>
          </table:table-cell>
          <table:table-cell table:formula="of:=[.F17]+[.G16]" office:value-type="float" office:value="6577">
            <text:p>6,577 </text:p>
          </table:table-cell>
          <table:table-cell table:style-name="ce62"/>
          <table:table-cell table:style-name="ce9" office:value-type="string">
            <text:p>Reset</text:p>
          </table:table-cell>
          <table:table-cell table:style-name="Default" table:number-columns-repeated="2"/>
          <table:table-cell/>
          <table:table-cell table:style-name="ce9" office:value-type="string">
            <text:p>Reset</text:p>
          </table:table-cell>
          <table:table-cell table:style-name="Default" table:number-columns-repeated="2"/>
          <table:table-cell/>
          <table:table-cell table:style-name="ce9" office:value-type="string">
            <text:p>Reset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3351">
            <text:p>3,351</text:p>
          </table:table-cell>
          <table:table-cell table:formula="of:=([.B18]-[.B17])/[.B17]" office:value-type="percentage" office:value="0.369991823385119">
            <text:p>37.00%</text:p>
          </table:table-cell>
          <table:table-cell table:formula="of:=[.B18]-[.B17]" office:value-type="float" office:value="905">
            <text:p>905</text:p>
          </table:table-cell>
          <table:table-cell table:formula="of:=[.B18]+[.E17]" office:value-type="float" office:value="12374">
            <text:p>12,374</text:p>
          </table:table-cell>
          <table:table-cell table:formula="of:=[.B17]" office:value-type="float" office:value="2446">
            <text:p>2,446 </text:p>
          </table:table-cell>
          <table:table-cell table:formula="of:=[.F18]+[.G17]" office:value-type="float" office:value="9023">
            <text:p>9,023 </text:p>
          </table:table-cell>
          <table:table-cell table:style-name="ce62"/>
          <table:table-cell table:style-name="ce62" office:value-type="string" office:string-value="Str">
            <text:p>Str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18];[.$A$1:.$G$1048576];7;FALSE())" office:value-type="float" office:value="0">
            <text:p/>
          </table:table-cell>
          <table:table-cell/>
          <table:table-cell table:style-name="ce62" office:value-type="string" office:string-value="Str">
            <text:p>Str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18];[.$A$1:.$G$1048576];7;FALSE())" office:value-type="float" office:value="0">
            <text:p/>
          </table:table-cell>
          <table:table-cell/>
          <table:table-cell table:style-name="ce62" office:value-type="string" office:string-value="Str">
            <text:p>Str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18];[.$A$1:.$G$1048576];7;FALSE())" office:value-type="float" office:value="0">
            <text:p/>
          </table:table-cell>
          <table:table-cell table:number-columns-repeated="1005"/>
        </table:table-row>
        <table:table-row table:style-name="ro7">
          <table:table-cell office:value-type="float" office:value="18">
            <text:p>18</text:p>
          </table:table-cell>
          <table:table-cell table:style-name="ce3" office:value-type="float" office:value="4590">
            <text:p>4,590</text:p>
          </table:table-cell>
          <table:table-cell table:formula="of:=([.B19]-[.B18])/[.B18]" office:value-type="percentage" office:value="0.369740376007162">
            <text:p>36.97%</text:p>
          </table:table-cell>
          <table:table-cell table:formula="of:=[.B19]-[.B18]" office:value-type="float" office:value="1239">
            <text:p>1,239</text:p>
          </table:table-cell>
          <table:table-cell table:formula="of:=[.B19]+[.E18]" office:value-type="float" office:value="16964">
            <text:p>16,964</text:p>
          </table:table-cell>
          <table:table-cell table:formula="of:=[.B18]" office:value-type="float" office:value="3351">
            <text:p>3,351 </text:p>
          </table:table-cell>
          <table:table-cell table:formula="of:=[.F19]+[.G18]" office:value-type="float" office:value="12374">
            <text:p>12,374 </text:p>
          </table:table-cell>
          <table:table-cell table:style-name="ce62"/>
          <table:table-cell table:style-name="ce62" office:value-type="string">
            <text:p>Dex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19];[.$A$1:.$G$1048576];7;FALSE())" office:value-type="float" office:value="0">
            <text:p/>
          </table:table-cell>
          <table:table-cell/>
          <table:table-cell table:style-name="ce62" office:value-type="string">
            <text:p>Dex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19];[.$A$1:.$G$1048576];7;FALSE())" office:value-type="float" office:value="0">
            <text:p/>
          </table:table-cell>
          <table:table-cell/>
          <table:table-cell table:style-name="ce62" office:value-type="string">
            <text:p>Dex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19];[.$A$1:.$G$1048576];7;FALSE())" office:value-type="float" office:value="0">
            <text:p/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6288">
            <text:p>6,288</text:p>
          </table:table-cell>
          <table:table-cell table:formula="of:=([.B20]-[.B19])/[.B19]" office:value-type="percentage" office:value="0.369934640522876">
            <text:p>36.99%</text:p>
          </table:table-cell>
          <table:table-cell table:formula="of:=[.B20]-[.B19]" office:value-type="float" office:value="1698">
            <text:p>1,698</text:p>
          </table:table-cell>
          <table:table-cell table:formula="of:=[.B20]+[.E19]" office:value-type="float" office:value="23252">
            <text:p>23,252</text:p>
          </table:table-cell>
          <table:table-cell table:formula="of:=[.B19]" office:value-type="float" office:value="4590">
            <text:p>4,590 </text:p>
          </table:table-cell>
          <table:table-cell table:formula="of:=[.F20]+[.G19]" office:value-type="float" office:value="16964">
            <text:p>16,964 </text:p>
          </table:table-cell>
          <table:table-cell table:style-name="ce62"/>
          <table:table-cell table:style-name="ce62" office:value-type="string" office:string-value="Wis">
            <text:p>Wis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20];[.$A$1:.$G$1048576];7;FALSE())" office:value-type="float" office:value="0">
            <text:p/>
          </table:table-cell>
          <table:table-cell/>
          <table:table-cell table:style-name="ce62" office:value-type="string" office:string-value="Wis">
            <text:p>Wis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20];[.$A$1:.$G$1048576];7;FALSE())" office:value-type="float" office:value="0">
            <text:p/>
          </table:table-cell>
          <table:table-cell/>
          <table:table-cell table:style-name="ce62" office:value-type="string" office:string-value="Wis">
            <text:p>Wis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20];[.$A$1:.$G$1048576];7;FALSE())" office:value-type="float" office:value="0">
            <text:p/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8614">
            <text:p>8,614</text:p>
          </table:table-cell>
          <table:table-cell table:formula="of:=([.B21]-[.B20])/[.B20]" office:value-type="percentage" office:value="0.369910941475827">
            <text:p>36.99%</text:p>
          </table:table-cell>
          <table:table-cell table:formula="of:=[.B21]-[.B20]" office:value-type="float" office:value="2326">
            <text:p>2,326</text:p>
          </table:table-cell>
          <table:table-cell table:formula="of:=[.B21]+[.E20]" office:value-type="float" office:value="31866">
            <text:p>31,866</text:p>
          </table:table-cell>
          <table:table-cell table:formula="of:=[.B20]" office:value-type="float" office:value="6288">
            <text:p>6,288 </text:p>
          </table:table-cell>
          <table:table-cell table:formula="of:=[.F21]+[.G20]" office:value-type="float" office:value="23252">
            <text:p>23,252 </text:p>
          </table:table-cell>
          <table:table-cell table:style-name="ce62"/>
          <table:table-cell table:style-name="ce62" office:value-type="string" office:string-value="Int">
            <text:p>Int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21];[.$A$1:.$G$1048576];7;FALSE())" office:value-type="float" office:value="0">
            <text:p/>
          </table:table-cell>
          <table:table-cell/>
          <table:table-cell table:style-name="ce62" office:value-type="string" office:string-value="Int">
            <text:p>Int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21];[.$A$1:.$G$1048576];7;FALSE())" office:value-type="float" office:value="0">
            <text:p/>
          </table:table-cell>
          <table:table-cell/>
          <table:table-cell table:style-name="ce62" office:value-type="string" office:string-value="Int">
            <text:p>Int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21];[.$A$1:.$G$1048576];7;FALSE())" office:value-type="float" office:value="0">
            <text:p/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12921">
            <text:p>12,921</text:p>
          </table:table-cell>
          <table:table-cell table:formula="of:=([.B22]-[.B21])/[.B21]" office:value-type="percentage" office:value="0.5">
            <text:p>50.00%</text:p>
          </table:table-cell>
          <table:table-cell table:formula="of:=[.B22]-[.B21]" office:value-type="float" office:value="4307">
            <text:p>4,307</text:p>
          </table:table-cell>
          <table:table-cell table:formula="of:=[.B22]+[.E21]" office:value-type="float" office:value="44787">
            <text:p>44,787</text:p>
          </table:table-cell>
          <table:table-cell table:formula="of:=[.B21]" office:value-type="float" office:value="8614">
            <text:p>8,614 </text:p>
          </table:table-cell>
          <table:table-cell table:formula="of:=[.F22]+[.G21]" office:value-type="float" office:value="31866">
            <text:p>31,866 </text:p>
          </table:table-cell>
          <table:table-cell table:style-name="ce62"/>
          <table:table-cell table:style-name="ce62" office:value-type="string" office:string-value="Con">
            <text:p>Con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22];[.$A$1:.$G$1048576];7;FALSE())" office:value-type="float" office:value="0">
            <text:p/>
          </table:table-cell>
          <table:table-cell/>
          <table:table-cell table:style-name="ce62" office:value-type="string" office:string-value="Con">
            <text:p>Con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22];[.$A$1:.$G$1048576];7;FALSE())" office:value-type="float" office:value="0">
            <text:p/>
          </table:table-cell>
          <table:table-cell/>
          <table:table-cell table:style-name="ce62" office:value-type="string" office:string-value="Con">
            <text:p>Con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22];[.$A$1:.$G$1048576];7;FALSE())" office:value-type="float" office:value="0">
            <text:p/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19381">
            <text:p>19,381</text:p>
          </table:table-cell>
          <table:table-cell table:formula="of:=([.B23]-[.B22])/[.B22]" office:value-type="percentage" office:value="0.499961303304698">
            <text:p>50.00%</text:p>
          </table:table-cell>
          <table:table-cell table:formula="of:=[.B23]-[.B22]" office:value-type="float" office:value="6460">
            <text:p>6,460</text:p>
          </table:table-cell>
          <table:table-cell table:formula="of:=[.B23]+[.E22]" office:value-type="float" office:value="64168">
            <text:p>64,168</text:p>
          </table:table-cell>
          <table:table-cell table:formula="of:=[.B22]" office:value-type="float" office:value="12921">
            <text:p>12,921 </text:p>
          </table:table-cell>
          <table:table-cell table:formula="of:=[.F23]+[.G22]" office:value-type="float" office:value="44787">
            <text:p>44,787 </text:p>
          </table:table-cell>
          <table:table-cell table:style-name="ce62"/>
          <table:table-cell table:style-name="ce62" office:value-type="string" office:string-value="Cha">
            <text:p>Cha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J23];[.$A$1:.$G$1048576];7;FALSE())" office:value-type="float" office:value="0">
            <text:p/>
          </table:table-cell>
          <table:table-cell/>
          <table:table-cell table:style-name="ce62" office:value-type="string" office:string-value="Cha">
            <text:p>Cha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N23];[.$A$1:.$G$1048576];7;FALSE())" office:value-type="float" office:value="0">
            <text:p/>
          </table:table-cell>
          <table:table-cell/>
          <table:table-cell table:style-name="ce62" office:value-type="string" office:string-value="Cha">
            <text:p>Cha </text:p>
          </table:table-cell>
          <table:table-cell table:style-name="ce62" office:value-type="float" office:value="1">
            <text:p>1 </text:p>
          </table:table-cell>
          <table:table-cell table:style-name="ce62" table:formula="of:=VLOOKUP([.R23];[.$A$1:.$G$1048576];7;FALSE())" office:value-type="float" office:value="0">
            <text:p/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29071">
            <text:p>29,071</text:p>
          </table:table-cell>
          <table:table-cell table:formula="of:=([.B24]-[.B23])/[.B23]" office:value-type="percentage" office:value="0.499974201537588">
            <text:p>50.00%</text:p>
          </table:table-cell>
          <table:table-cell table:formula="of:=[.B24]-[.B23]" office:value-type="float" office:value="9690">
            <text:p>9,690</text:p>
          </table:table-cell>
          <table:table-cell table:formula="of:=[.B24]+[.E23]" office:value-type="float" office:value="93239">
            <text:p>93,239</text:p>
          </table:table-cell>
          <table:table-cell table:formula="of:=[.B23]" office:value-type="float" office:value="19381">
            <text:p>19,381 </text:p>
          </table:table-cell>
          <table:table-cell table:formula="of:=[.F24]+[.G23]" office:value-type="float" office:value="64168">
            <text:p>64,168 </text:p>
          </table:table-cell>
          <table:table-cell table:style-name="ce62"/>
          <table:table-cell table:style-name="ce64" office:value-type="string" office:string-value="Cost">
            <text:p>Cost </text:p>
          </table:table-cell>
          <table:table-cell table:style-name="ce65" table:formula="of:=SUM([.J18:.J23])" office:value-type="float" office:value="6">
            <text:p>6 </text:p>
          </table:table-cell>
          <table:table-cell table:style-name="ce65" table:formula="of:=SUM([.K18:.K23])" office:value-type="float" office:value="0">
            <text:p><text:s/>- </text:p>
          </table:table-cell>
          <table:table-cell/>
          <table:table-cell table:style-name="ce64" office:value-type="string" office:string-value="Total">
            <text:p>Total </text:p>
          </table:table-cell>
          <table:table-cell table:style-name="ce65" table:formula="of:=SUM([.N18:.N23])" office:value-type="float" office:value="6">
            <text:p>6 </text:p>
          </table:table-cell>
          <table:table-cell table:style-name="ce65" table:formula="of:=SUM([.O18:.O23])" office:value-type="float" office:value="0">
            <text:p><text:s/>- </text:p>
          </table:table-cell>
          <table:table-cell/>
          <table:table-cell table:style-name="ce64" office:value-type="string" office:string-value="Total">
            <text:p>Total </text:p>
          </table:table-cell>
          <table:table-cell table:style-name="ce65" table:formula="of:=SUM([.R18:.R23])" office:value-type="float" office:value="6">
            <text:p>6 </text:p>
          </table:table-cell>
          <table:table-cell table:style-name="ce65" table:formula="of:=SUM([.S18:.S23])" office:value-type="float" office:value="0">
            <text:p><text:s/>- 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43606">
            <text:p>43,606</text:p>
          </table:table-cell>
          <table:table-cell table:formula="of:=([.B25]-[.B24])/[.B24]" office:value-type="percentage" office:value="0.499982800729249">
            <text:p>50.00%</text:p>
          </table:table-cell>
          <table:table-cell table:formula="of:=[.B25]-[.B24]" office:value-type="float" office:value="14535">
            <text:p>14,535</text:p>
          </table:table-cell>
          <table:table-cell table:formula="of:=[.B25]+[.E24]" office:value-type="float" office:value="136845">
            <text:p>136,845</text:p>
          </table:table-cell>
          <table:table-cell table:formula="of:=[.B24]" office:value-type="float" office:value="29071">
            <text:p>29,071 </text:p>
          </table:table-cell>
          <table:table-cell table:formula="of:=[.F25]+[.G24]" office:value-type="float" office:value="93239">
            <text:p>93,239 </text:p>
          </table:table-cell>
          <table:table-cell table:style-name="ce62"/>
          <table:table-cell table:style-name="ce64" office:value-type="string" office:string-value="Needed XP">
            <text:p>Needed XP </text:p>
          </table:table-cell>
          <table:table-cell table:style-name="ce62"/>
          <table:table-cell table:style-name="ce64" table:formula="of:=[.K24]-[.K10]" office:value-type="float" office:value="-111176109">
            <text:p><text:s/>(111,176,109)</text:p>
          </table:table-cell>
          <table:table-cell/>
          <table:table-cell table:style-name="ce64" office:value-type="string" office:string-value="Needed XP">
            <text:p>Needed XP </text:p>
          </table:table-cell>
          <table:table-cell table:style-name="ce62"/>
          <table:table-cell table:style-name="ce64" table:formula="of:=[.O24]-[.O9]" office:value-type="float" office:value="-1910493815">
            <text:p><text:s/>(1,910,493,815)</text:p>
          </table:table-cell>
          <table:table-cell/>
          <table:table-cell table:style-name="ce64" office:value-type="string" office:string-value="Needed XP">
            <text:p>Needed XP </text:p>
          </table:table-cell>
          <table:table-cell table:style-name="ce62"/>
          <table:table-cell table:style-name="ce64" table:formula="of:=[.S24]-[.S9]" office:value-type="float" office:value="-88842545">
            <text:p><text:s/>(88,842,545)</text:p>
          </table:table-cell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float" office:value="65409">
            <text:p>65,409</text:p>
          </table:table-cell>
          <table:table-cell table:formula="of:=([.B26]-[.B25])/[.B25]" office:value-type="percentage" office:value="0.5">
            <text:p>50.00%</text:p>
          </table:table-cell>
          <table:table-cell table:formula="of:=[.B26]-[.B25]" office:value-type="float" office:value="21803">
            <text:p>21,803</text:p>
          </table:table-cell>
          <table:table-cell table:formula="of:=[.B26]+[.E25]" office:value-type="float" office:value="202254">
            <text:p>202,254</text:p>
          </table:table-cell>
          <table:table-cell table:formula="of:=[.B25]" office:value-type="float" office:value="43606">
            <text:p>43,606 </text:p>
          </table:table-cell>
          <table:table-cell table:formula="of:=[.F26]+[.G25]" office:value-type="float" office:value="136845">
            <text:p>136,845 </text:p>
          </table:table-cell>
          <table:table-cell table:style-name="ce62"/>
          <table:table-cell table:style-name="ce62" office:value-type="string" office:string-value="Needed Lvl">
            <text:p>Needed Lvl </text:p>
          </table:table-cell>
          <table:table-cell table:style-name="ce68" table:formula="of:=([.J24]-26)/5" office:value-type="float" office:value="-4">
            <text:p>-4.00</text:p>
          </table:table-cell>
          <table:table-cell table:style-name="ce6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float" office:value="98113">
            <text:p>98,113</text:p>
          </table:table-cell>
          <table:table-cell table:formula="of:=([.B27]-[.B26])/[.B26]" office:value-type="percentage" office:value="0.499992355792016">
            <text:p>50.00%</text:p>
          </table:table-cell>
          <table:table-cell table:formula="of:=[.B27]-[.B26]" office:value-type="float" office:value="32704">
            <text:p>32,704</text:p>
          </table:table-cell>
          <table:table-cell table:formula="of:=[.B27]+[.E26]" office:value-type="float" office:value="300367">
            <text:p>300,367</text:p>
          </table:table-cell>
          <table:table-cell table:formula="of:=[.B26]" office:value-type="float" office:value="65409">
            <text:p>65,409 </text:p>
          </table:table-cell>
          <table:table-cell table:formula="of:=[.F27]+[.G26]" office:value-type="float" office:value="202254">
            <text:p>202,254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float" office:value="147169">
            <text:p>147,169</text:p>
          </table:table-cell>
          <table:table-cell table:formula="of:=([.B28]-[.B27])/[.B27]" office:value-type="percentage" office:value="0.499994903835373">
            <text:p>50.00%</text:p>
          </table:table-cell>
          <table:table-cell table:formula="of:=[.B28]-[.B27]" office:value-type="float" office:value="49056">
            <text:p>49,056</text:p>
          </table:table-cell>
          <table:table-cell table:formula="of:=[.B28]+[.E27]" office:value-type="float" office:value="447536">
            <text:p>447,536</text:p>
          </table:table-cell>
          <table:table-cell table:formula="of:=[.B27]" office:value-type="float" office:value="98113">
            <text:p>98,113 </text:p>
          </table:table-cell>
          <table:table-cell table:formula="of:=[.F28]+[.G27]" office:value-type="float" office:value="300367">
            <text:p>300,367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float" office:value="220753">
            <text:p>220,753</text:p>
          </table:table-cell>
          <table:table-cell table:formula="of:=([.B29]-[.B28])/[.B28]" office:value-type="percentage" office:value="0.499996602545373">
            <text:p>50.00%</text:p>
          </table:table-cell>
          <table:table-cell table:formula="of:=[.B29]-[.B28]" office:value-type="float" office:value="73584">
            <text:p>73,584</text:p>
          </table:table-cell>
          <table:table-cell table:formula="of:=[.B29]+[.E28]" office:value-type="float" office:value="668289">
            <text:p>668,289</text:p>
          </table:table-cell>
          <table:table-cell table:formula="of:=[.B28]" office:value-type="float" office:value="147169">
            <text:p>147,169 </text:p>
          </table:table-cell>
          <table:table-cell table:formula="of:=[.F29]+[.G28]" office:value-type="float" office:value="447536">
            <text:p>447,536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float" office:value="331129">
            <text:p>331,129</text:p>
          </table:table-cell>
          <table:table-cell table:formula="of:=([.B30]-[.B29])/[.B29]" office:value-type="percentage" office:value="0.499997735025119">
            <text:p>50.00%</text:p>
          </table:table-cell>
          <table:table-cell table:formula="of:=[.B30]-[.B29]" office:value-type="float" office:value="110376">
            <text:p>110,376</text:p>
          </table:table-cell>
          <table:table-cell table:formula="of:=[.B30]+[.E29]" office:value-type="float" office:value="999418">
            <text:p>999,418</text:p>
          </table:table-cell>
          <table:table-cell table:formula="of:=[.B29]" office:value-type="float" office:value="220753">
            <text:p>220,753 </text:p>
          </table:table-cell>
          <table:table-cell table:formula="of:=[.F30]+[.G29]" office:value-type="float" office:value="668289">
            <text:p>668,289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496693">
            <text:p>496,693</text:p>
          </table:table-cell>
          <table:table-cell table:formula="of:=([.B31]-[.B30])/[.B30]" office:value-type="percentage" office:value="0.499998490014466">
            <text:p>50.00%</text:p>
          </table:table-cell>
          <table:table-cell table:formula="of:=[.B31]-[.B30]" office:value-type="float" office:value="165564">
            <text:p>165,564</text:p>
          </table:table-cell>
          <table:table-cell table:formula="of:=[.B31]+[.E30]" office:value-type="float" office:value="1496111">
            <text:p>1,496,111</text:p>
          </table:table-cell>
          <table:table-cell table:formula="of:=[.B30]" office:value-type="float" office:value="331129">
            <text:p>331,129 </text:p>
          </table:table-cell>
          <table:table-cell table:formula="of:=[.F31]+[.G30]" office:value-type="float" office:value="999418">
            <text:p>999,418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546701">
            <text:p>546,701</text:p>
          </table:table-cell>
          <table:table-cell table:formula="of:=([.B32]-[.B31])/[.B31]" office:value-type="percentage" office:value="0.100681910153757">
            <text:p>10.07%</text:p>
          </table:table-cell>
          <table:table-cell table:formula="of:=[.B32]-[.B31]" office:value-type="float" office:value="50008">
            <text:p>50,008</text:p>
          </table:table-cell>
          <table:table-cell table:formula="of:=[.B32]+[.E31]" office:value-type="float" office:value="2042812">
            <text:p>2,042,812</text:p>
          </table:table-cell>
          <table:table-cell table:formula="of:=[.B31]" office:value-type="float" office:value="496693">
            <text:p>496,693 </text:p>
          </table:table-cell>
          <table:table-cell table:formula="of:=[.F32]+[.G31]" office:value-type="float" office:value="1496111">
            <text:p>1,496,11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596709">
            <text:p>596,709</text:p>
          </table:table-cell>
          <table:table-cell table:formula="of:=([.B33]-[.B32])/[.B32]" office:value-type="percentage" office:value="0.0914723038735982">
            <text:p>9.15%</text:p>
          </table:table-cell>
          <table:table-cell table:formula="of:=[.B33]-[.B32]" office:value-type="float" office:value="50008">
            <text:p>50,008</text:p>
          </table:table-cell>
          <table:table-cell table:formula="of:=[.B33]+[.E32]" office:value-type="float" office:value="2639521">
            <text:p>2,639,521</text:p>
          </table:table-cell>
          <table:table-cell table:formula="of:=[.B32]" office:value-type="float" office:value="546701">
            <text:p>546,701 </text:p>
          </table:table-cell>
          <table:table-cell table:formula="of:=[.F33]+[.G32]" office:value-type="float" office:value="2042812">
            <text:p>2,042,812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float" office:value="646717">
            <text:p>646,717</text:p>
          </table:table-cell>
          <table:table-cell table:formula="of:=([.B34]-[.B33])/[.B33]" office:value-type="percentage" office:value="0.083806344466063">
            <text:p>8.38%</text:p>
          </table:table-cell>
          <table:table-cell table:formula="of:=[.B34]-[.B33]" office:value-type="float" office:value="50008">
            <text:p>50,008</text:p>
          </table:table-cell>
          <table:table-cell table:formula="of:=[.B34]+[.E33]" office:value-type="float" office:value="3286238">
            <text:p>3,286,238</text:p>
          </table:table-cell>
          <table:table-cell table:formula="of:=[.B33]" office:value-type="float" office:value="596709">
            <text:p>596,709 </text:p>
          </table:table-cell>
          <table:table-cell table:formula="of:=[.F34]+[.G33]" office:value-type="float" office:value="2639521">
            <text:p>2,639,52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float" office:value="696725">
            <text:p>696,725</text:p>
          </table:table-cell>
          <table:table-cell table:formula="of:=([.B35]-[.B34])/[.B34]" office:value-type="percentage" office:value="0.0773259400943535">
            <text:p>7.73%</text:p>
          </table:table-cell>
          <table:table-cell table:formula="of:=[.B35]-[.B34]" office:value-type="float" office:value="50008">
            <text:p>50,008</text:p>
          </table:table-cell>
          <table:table-cell table:formula="of:=[.B35]+[.E34]" office:value-type="float" office:value="3982963">
            <text:p>3,982,963</text:p>
          </table:table-cell>
          <table:table-cell table:formula="of:=[.B34]" office:value-type="float" office:value="646717">
            <text:p>646,717 </text:p>
          </table:table-cell>
          <table:table-cell table:formula="of:=[.F35]+[.G34]" office:value-type="float" office:value="3286238">
            <text:p>3,286,238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float" office:value="746733">
            <text:p>746,733</text:p>
          </table:table-cell>
          <table:table-cell table:formula="of:=([.B36]-[.B35])/[.B35]" office:value-type="percentage" office:value="0.071775808245721">
            <text:p>7.18%</text:p>
          </table:table-cell>
          <table:table-cell table:formula="of:=[.B36]-[.B35]" office:value-type="float" office:value="50008">
            <text:p>50,008</text:p>
          </table:table-cell>
          <table:table-cell table:formula="of:=[.B36]+[.E35]" office:value-type="float" office:value="4729696">
            <text:p>4,729,696</text:p>
          </table:table-cell>
          <table:table-cell table:formula="of:=[.B35]" office:value-type="float" office:value="696725">
            <text:p>696,725 </text:p>
          </table:table-cell>
          <table:table-cell table:formula="of:=[.F36]+[.G35]" office:value-type="float" office:value="3982963">
            <text:p>3,982,963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float" office:value="796741">
            <text:p>796,741</text:p>
          </table:table-cell>
          <table:table-cell table:formula="of:=([.B37]-[.B36])/[.B36]" office:value-type="percentage" office:value="0.0669690505173871">
            <text:p>6.70%</text:p>
          </table:table-cell>
          <table:table-cell table:formula="of:=[.B37]-[.B36]" office:value-type="float" office:value="50008">
            <text:p>50,008</text:p>
          </table:table-cell>
          <table:table-cell table:formula="of:=[.B37]+[.E36]" office:value-type="float" office:value="5526437">
            <text:p>5,526,437</text:p>
          </table:table-cell>
          <table:table-cell table:formula="of:=[.B36]" office:value-type="float" office:value="746733">
            <text:p>746,733 </text:p>
          </table:table-cell>
          <table:table-cell table:formula="of:=[.F37]+[.G36]" office:value-type="float" office:value="4729696">
            <text:p>4,729,696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float" office:value="846749">
            <text:p>846,749</text:p>
          </table:table-cell>
          <table:table-cell table:formula="of:=([.B38]-[.B37])/[.B37]" office:value-type="percentage" office:value="0.0627656917367124">
            <text:p>6.28%</text:p>
          </table:table-cell>
          <table:table-cell table:formula="of:=[.B38]-[.B37]" office:value-type="float" office:value="50008">
            <text:p>50,008</text:p>
          </table:table-cell>
          <table:table-cell table:formula="of:=[.B38]+[.E37]" office:value-type="float" office:value="6373186">
            <text:p>6,373,186</text:p>
          </table:table-cell>
          <table:table-cell table:formula="of:=[.B37]" office:value-type="float" office:value="796741">
            <text:p>796,741 </text:p>
          </table:table-cell>
          <table:table-cell table:formula="of:=[.F38]+[.G37]" office:value-type="float" office:value="5526437">
            <text:p>5,526,437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float" office:value="896757">
            <text:p>896,757</text:p>
          </table:table-cell>
          <table:table-cell table:formula="of:=([.B39]-[.B38])/[.B38]" office:value-type="percentage" office:value="0.0590588238072912">
            <text:p>5.91%</text:p>
          </table:table-cell>
          <table:table-cell table:formula="of:=[.B39]-[.B38]" office:value-type="float" office:value="50008">
            <text:p>50,008</text:p>
          </table:table-cell>
          <table:table-cell table:formula="of:=[.B39]+[.E38]" office:value-type="float" office:value="7269943">
            <text:p>7,269,943</text:p>
          </table:table-cell>
          <table:table-cell table:formula="of:=[.B38]" office:value-type="float" office:value="846749">
            <text:p>846,749 </text:p>
          </table:table-cell>
          <table:table-cell table:formula="of:=[.F39]+[.G38]" office:value-type="float" office:value="6373186">
            <text:p>6,373,186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float" office:value="946765">
            <text:p>946,765</text:p>
          </table:table-cell>
          <table:table-cell table:formula="of:=([.B40]-[.B39])/[.B39]" office:value-type="percentage" office:value="0.055765385717647">
            <text:p>5.58%</text:p>
          </table:table-cell>
          <table:table-cell table:formula="of:=[.B40]-[.B39]" office:value-type="float" office:value="50008">
            <text:p>50,008</text:p>
          </table:table-cell>
          <table:table-cell table:formula="of:=[.B40]+[.E39]" office:value-type="float" office:value="8216708">
            <text:p>8,216,708</text:p>
          </table:table-cell>
          <table:table-cell table:formula="of:=[.B39]" office:value-type="float" office:value="896757">
            <text:p>896,757 </text:p>
          </table:table-cell>
          <table:table-cell table:formula="of:=[.F40]+[.G39]" office:value-type="float" office:value="7269943">
            <text:p>7,269,943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996773">
            <text:p>996,773</text:p>
          </table:table-cell>
          <table:table-cell table:formula="of:=([.B41]-[.B40])/[.B40]" office:value-type="percentage" office:value="0.0528198655421356">
            <text:p>5.28%</text:p>
          </table:table-cell>
          <table:table-cell table:formula="of:=[.B41]-[.B40]" office:value-type="float" office:value="50008">
            <text:p>50,008</text:p>
          </table:table-cell>
          <table:table-cell table:formula="of:=[.B41]+[.E40]" office:value-type="float" office:value="9213481">
            <text:p>9,213,481</text:p>
          </table:table-cell>
          <table:table-cell table:formula="of:=[.B40]" office:value-type="float" office:value="946765">
            <text:p>946,765 </text:p>
          </table:table-cell>
          <table:table-cell table:formula="of:=[.F41]+[.G40]" office:value-type="float" office:value="8216708">
            <text:p>8,216,708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float" office:value="1046781">
            <text:p>1,046,781</text:p>
          </table:table-cell>
          <table:table-cell table:formula="of:=([.B42]-[.B41])/[.B41]" office:value-type="percentage" office:value="0.0501698982616905">
            <text:p>5.02%</text:p>
          </table:table-cell>
          <table:table-cell table:formula="of:=[.B42]-[.B41]" office:value-type="float" office:value="50008">
            <text:p>50,008</text:p>
          </table:table-cell>
          <table:table-cell table:formula="of:=[.B42]+[.E41]" office:value-type="float" office:value="10260262">
            <text:p>10,260,262</text:p>
          </table:table-cell>
          <table:table-cell table:formula="of:=[.B41]" office:value-type="float" office:value="996773">
            <text:p>996,773 </text:p>
          </table:table-cell>
          <table:table-cell table:formula="of:=[.F42]+[.G41]" office:value-type="float" office:value="9213481">
            <text:p>9,213,48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float" office:value="1096789">
            <text:p>1,096,789</text:p>
          </table:table-cell>
          <table:table-cell table:formula="of:=([.B43]-[.B42])/[.B42]" office:value-type="percentage" office:value="0.0477731254197392">
            <text:p>4.78%</text:p>
          </table:table-cell>
          <table:table-cell table:formula="of:=[.B43]-[.B42]" office:value-type="float" office:value="50008">
            <text:p>50,008</text:p>
          </table:table-cell>
          <table:table-cell table:formula="of:=[.B43]+[.E42]" office:value-type="float" office:value="11357051">
            <text:p>11,357,051</text:p>
          </table:table-cell>
          <table:table-cell table:formula="of:=[.B42]" office:value-type="float" office:value="1046781">
            <text:p>1,046,781 </text:p>
          </table:table-cell>
          <table:table-cell table:formula="of:=[.F43]+[.G42]" office:value-type="float" office:value="10260262">
            <text:p>10,260,262 </text:p>
          </table:table-cell>
          <table:table-cell table:style-name="ce63"/>
          <table:table-cell table:style-name="ce62" table:number-columns-repeated="3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float" office:value="1146797">
            <text:p>1,146,797</text:p>
          </table:table-cell>
          <table:table-cell table:formula="of:=([.B44]-[.B43])/[.B43]" office:value-type="percentage" office:value="0.0455949138804273">
            <text:p>4.56%</text:p>
          </table:table-cell>
          <table:table-cell table:formula="of:=[.B44]-[.B43]" office:value-type="float" office:value="50008">
            <text:p>50,008</text:p>
          </table:table-cell>
          <table:table-cell table:formula="of:=[.B44]+[.E43]" office:value-type="float" office:value="12503848">
            <text:p>12,503,848</text:p>
          </table:table-cell>
          <table:table-cell table:formula="of:=[.B43]" office:value-type="float" office:value="1096789">
            <text:p>1,096,789 </text:p>
          </table:table-cell>
          <table:table-cell table:formula="of:=[.F44]+[.G43]" office:value-type="float" office:value="11357051">
            <text:p>11,357,05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style-name="ce3" office:value-type="float" office:value="1196805">
            <text:p>1,196,805</text:p>
          </table:table-cell>
          <table:table-cell table:formula="of:=([.B45]-[.B44])/[.B44]" office:value-type="percentage" office:value="0.0436066714510066">
            <text:p>4.36%</text:p>
          </table:table-cell>
          <table:table-cell table:formula="of:=[.B45]-[.B44]" office:value-type="float" office:value="50008">
            <text:p>50,008</text:p>
          </table:table-cell>
          <table:table-cell table:formula="of:=[.B45]+[.E44]" office:value-type="float" office:value="13700653">
            <text:p>13,700,653</text:p>
          </table:table-cell>
          <table:table-cell table:formula="of:=[.B44]" office:value-type="float" office:value="1146797">
            <text:p>1,146,797 </text:p>
          </table:table-cell>
          <table:table-cell table:formula="of:=[.F45]+[.G44]" office:value-type="float" office:value="12503848">
            <text:p>12,503,848 </text:p>
          </table:table-cell>
          <table:table-cell table:style-name="ce63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246813">
            <text:p>1,246,813</text:p>
          </table:table-cell>
          <table:table-cell table:formula="of:=([.B46]-[.B45])/[.B45]" office:value-type="percentage" office:value="0.0417845847903376">
            <text:p>4.18%</text:p>
          </table:table-cell>
          <table:table-cell table:formula="of:=[.B46]-[.B45]" office:value-type="float" office:value="50008">
            <text:p>50,008</text:p>
          </table:table-cell>
          <table:table-cell table:formula="of:=[.B46]+[.E45]" office:value-type="float" office:value="14947466">
            <text:p>14,947,466</text:p>
          </table:table-cell>
          <table:table-cell table:formula="of:=[.B45]" office:value-type="float" office:value="1196805">
            <text:p>1,196,805 </text:p>
          </table:table-cell>
          <table:table-cell table:formula="of:=[.F46]+[.G45]" office:value-type="float" office:value="13700653">
            <text:p>13,700,653 </text:p>
          </table:table-cell>
          <table:table-cell/>
          <table:table-cell table:style-name="ce62" table:number-columns-repeated="3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float" office:value="1296821">
            <text:p>1,296,821</text:p>
          </table:table-cell>
          <table:table-cell table:formula="of:=([.B47]-[.B46])/[.B46]" office:value-type="percentage" office:value="0.0401086610421932">
            <text:p>4.01%</text:p>
          </table:table-cell>
          <table:table-cell table:formula="of:=[.B47]-[.B46]" office:value-type="float" office:value="50008">
            <text:p>50,008</text:p>
          </table:table-cell>
          <table:table-cell table:formula="of:=[.B47]+[.E46]" office:value-type="float" office:value="16244287">
            <text:p>16,244,287</text:p>
          </table:table-cell>
          <table:table-cell table:formula="of:=[.B46]" office:value-type="float" office:value="1246813">
            <text:p>1,246,813 </text:p>
          </table:table-cell>
          <table:table-cell table:formula="of:=[.F47]+[.G46]" office:value-type="float" office:value="14947466">
            <text:p>14,947,466 </text:p>
          </table:table-cell>
          <table:table-cell/>
          <table:table-cell table:style-name="ce63" table:number-columns-repeated="3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float" office:value="1346829">
            <text:p>1,346,829</text:p>
          </table:table-cell>
          <table:table-cell table:formula="of:=([.B48]-[.B47])/[.B47]" office:value-type="percentage" office:value="0.0385619912077303">
            <text:p>3.86%</text:p>
          </table:table-cell>
          <table:table-cell table:formula="of:=[.B48]-[.B47]" office:value-type="float" office:value="50008">
            <text:p>50,008</text:p>
          </table:table-cell>
          <table:table-cell table:formula="of:=[.B48]+[.E47]" office:value-type="float" office:value="17591116">
            <text:p>17,591,116</text:p>
          </table:table-cell>
          <table:table-cell table:formula="of:=[.B47]" office:value-type="float" office:value="1296821">
            <text:p>1,296,821 </text:p>
          </table:table-cell>
          <table:table-cell table:formula="of:=[.F48]+[.G47]" office:value-type="float" office:value="16244287">
            <text:p>16,244,287 </text:p>
          </table:table-cell>
          <table:table-cell table:number-columns-repeated="5"/>
          <table:table-cell table:style-name="ce62"/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3" office:value-type="float" office:value="1396837">
            <text:p>1,396,837</text:p>
          </table:table-cell>
          <table:table-cell table:formula="of:=([.B49]-[.B48])/[.B48]" office:value-type="percentage" office:value="0.0371301776246279">
            <text:p>3.71%</text:p>
          </table:table-cell>
          <table:table-cell table:formula="of:=[.B49]-[.B48]" office:value-type="float" office:value="50008">
            <text:p>50,008</text:p>
          </table:table-cell>
          <table:table-cell table:formula="of:=[.B49]+[.E48]" office:value-type="float" office:value="18987953">
            <text:p>18,987,953</text:p>
          </table:table-cell>
          <table:table-cell table:formula="of:=[.B48]" office:value-type="float" office:value="1346829">
            <text:p>1,346,829 </text:p>
          </table:table-cell>
          <table:table-cell table:formula="of:=[.F49]+[.G48]" office:value-type="float" office:value="17591116">
            <text:p>17,591,116 </text:p>
          </table:table-cell>
          <table:table-cell table:number-columns-repeated="5"/>
          <table:table-cell table:style-name="ce62"/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table:style-name="ce3" office:value-type="float" office:value="1446845">
            <text:p>1,446,845</text:p>
          </table:table-cell>
          <table:table-cell table:formula="of:=([.B50]-[.B49])/[.B49]" office:value-type="percentage" office:value="0.0358008844267441">
            <text:p>3.58%</text:p>
          </table:table-cell>
          <table:table-cell table:formula="of:=[.B50]-[.B49]" office:value-type="float" office:value="50008">
            <text:p>50,008</text:p>
          </table:table-cell>
          <table:table-cell table:formula="of:=[.B50]+[.E49]" office:value-type="float" office:value="20434798">
            <text:p>20,434,798</text:p>
          </table:table-cell>
          <table:table-cell table:formula="of:=[.B49]" office:value-type="float" office:value="1396837">
            <text:p>1,396,837 </text:p>
          </table:table-cell>
          <table:table-cell table:formula="of:=[.F50]+[.G49]" office:value-type="float" office:value="18987953">
            <text:p>18,987,953 </text:p>
          </table:table-cell>
          <table:table-cell table:number-columns-repeated="5"/>
          <table:table-cell table:style-name="ce62"/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496853">
            <text:p>1,496,853</text:p>
          </table:table-cell>
          <table:table-cell table:formula="of:=([.B51]-[.B50])/[.B50]" office:value-type="percentage" office:value="0.0345634812298484">
            <text:p>3.46%</text:p>
          </table:table-cell>
          <table:table-cell table:formula="of:=[.B51]-[.B50]" office:value-type="float" office:value="50008">
            <text:p>50,008</text:p>
          </table:table-cell>
          <table:table-cell table:formula="of:=[.B51]+[.E50]" office:value-type="float" office:value="21931651">
            <text:p>21,931,651</text:p>
          </table:table-cell>
          <table:table-cell table:formula="of:=[.B50]" office:value-type="float" office:value="1446845">
            <text:p>1,446,845 </text:p>
          </table:table-cell>
          <table:table-cell table:formula="of:=[.F51]+[.G50]" office:value-type="float" office:value="20434798">
            <text:p>20,434,798 </text:p>
          </table:table-cell>
          <table:table-cell table:number-columns-repeated="5"/>
          <table:table-cell table:style-name="ce62"/>
          <table:table-cell table:number-columns-repeated="1011"/>
        </table:table-row>
        <table:table-row table:style-name="ro1">
          <table:table-cell office:value-type="float" office:value="51">
            <text:p>51</text:p>
          </table:table-cell>
          <table:table-cell table:style-name="ce3" office:value-type="float" office:value="2080211">
            <text:p>2,080,211</text:p>
          </table:table-cell>
          <table:table-cell table:formula="of:=([.B52]-[.B51])/[.B51]" office:value-type="percentage" office:value="0.38972297212886">
            <text:p>38.97%</text:p>
          </table:table-cell>
          <table:table-cell table:formula="of:=[.B52]-[.B51]" office:value-type="float" office:value="583358">
            <text:p>583,358</text:p>
          </table:table-cell>
          <table:table-cell table:formula="of:=[.B52]+[.E51]" office:value-type="float" office:value="24011862">
            <text:p>24,011,862</text:p>
          </table:table-cell>
          <table:table-cell table:formula="of:=[.B51]" office:value-type="float" office:value="1496853">
            <text:p>1,496,853 </text:p>
          </table:table-cell>
          <table:table-cell table:formula="of:=[.F52]+[.G51]" office:value-type="float" office:value="21931651">
            <text:p>21,931,651 </text:p>
          </table:table-cell>
          <table:table-cell table:style-name="ce62"/>
          <table:table-cell table:number-columns-repeated="4"/>
          <table:table-cell table:style-name="ce62"/>
          <table:table-cell table:number-columns-repeated="1011"/>
        </table:table-row>
        <table:table-row table:style-name="ro1">
          <table:table-cell office:value-type="float" office:value="52">
            <text:p>52</text:p>
          </table:table-cell>
          <table:table-cell table:style-name="ce3" office:value-type="float" office:value="2080211">
            <text:p>2,080,211</text:p>
          </table:table-cell>
          <table:table-cell table:formula="of:=([.B53]-[.B52])/[.B52]" office:value-type="percentage" office:value="0">
            <text:p>0.00%</text:p>
          </table:table-cell>
          <table:table-cell table:formula="of:=[.B53]-[.B52]" office:value-type="float" office:value="0">
            <text:p>0</text:p>
          </table:table-cell>
          <table:table-cell table:formula="of:=[.B53]+[.E52]" office:value-type="float" office:value="26092073">
            <text:p>26,092,073</text:p>
          </table:table-cell>
          <table:table-cell table:formula="of:=[.B52]" office:value-type="float" office:value="2080211">
            <text:p>2,080,211 </text:p>
          </table:table-cell>
          <table:table-cell table:formula="of:=[.F53]+[.G52]" office:value-type="float" office:value="24011862">
            <text:p>24,011,862 </text:p>
          </table:table-cell>
          <table:table-cell table:style-name="ce62"/>
          <table:table-cell table:number-columns-repeated="4"/>
          <table:table-cell table:style-name="ce62"/>
          <table:table-cell table:number-columns-repeated="1011"/>
        </table:table-row>
        <table:table-row table:style-name="ro1">
          <table:table-cell office:value-type="float" office:value="53">
            <text:p>53</text:p>
          </table:table-cell>
          <table:table-cell table:style-name="ce3" office:value-type="float" office:value="2080211">
            <text:p>2,080,211</text:p>
          </table:table-cell>
          <table:table-cell table:formula="of:=([.B54]-[.B53])/[.B53]" office:value-type="percentage" office:value="0">
            <text:p>0.00%</text:p>
          </table:table-cell>
          <table:table-cell table:formula="of:=[.B54]-[.B53]" office:value-type="float" office:value="0">
            <text:p>0</text:p>
          </table:table-cell>
          <table:table-cell table:formula="of:=[.B54]+[.E53]" office:value-type="float" office:value="28172284">
            <text:p>28,172,284</text:p>
          </table:table-cell>
          <table:table-cell table:formula="of:=[.B53]" office:value-type="float" office:value="2080211">
            <text:p>2,080,211 </text:p>
          </table:table-cell>
          <table:table-cell table:formula="of:=[.F54]+[.G53]" office:value-type="float" office:value="26092073">
            <text:p>26,092,073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float" office:value="2663569">
            <text:p>2,663,569</text:p>
          </table:table-cell>
          <table:table-cell table:formula="of:=([.B55]-[.B54])/[.B54]" office:value-type="percentage" office:value="0.280432129240736">
            <text:p>28.04%</text:p>
          </table:table-cell>
          <table:table-cell table:formula="of:=[.B55]-[.B54]" office:value-type="float" office:value="583358">
            <text:p>583,358</text:p>
          </table:table-cell>
          <table:table-cell table:formula="of:=[.B55]+[.E54]" office:value-type="float" office:value="30835853">
            <text:p>30,835,853</text:p>
          </table:table-cell>
          <table:table-cell table:formula="of:=[.B54]" office:value-type="float" office:value="2080211">
            <text:p>2,080,211 </text:p>
          </table:table-cell>
          <table:table-cell table:formula="of:=[.F55]+[.G54]" office:value-type="float" office:value="28172284">
            <text:p>28,172,284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table:style-name="ce3" office:value-type="float" office:value="2663569">
            <text:p>2,663,569</text:p>
          </table:table-cell>
          <table:table-cell table:formula="of:=([.B56]-[.B55])/[.B55]" office:value-type="percentage" office:value="0">
            <text:p>0.00%</text:p>
          </table:table-cell>
          <table:table-cell table:formula="of:=[.B56]-[.B55]" office:value-type="float" office:value="0">
            <text:p>0</text:p>
          </table:table-cell>
          <table:table-cell table:formula="of:=[.B56]+[.E55]" office:value-type="float" office:value="33499422">
            <text:p>33,499,422</text:p>
          </table:table-cell>
          <table:table-cell table:formula="of:=[.B55]" office:value-type="float" office:value="2663569">
            <text:p>2,663,569 </text:p>
          </table:table-cell>
          <table:table-cell table:formula="of:=[.F56]+[.G55]" office:value-type="float" office:value="30835853">
            <text:p>30,835,853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float" office:value="2663569">
            <text:p>2,663,569</text:p>
          </table:table-cell>
          <table:table-cell table:formula="of:=([.B57]-[.B56])/[.B56]" office:value-type="percentage" office:value="0">
            <text:p>0.00%</text:p>
          </table:table-cell>
          <table:table-cell table:formula="of:=[.B57]-[.B56]" office:value-type="float" office:value="0">
            <text:p>0</text:p>
          </table:table-cell>
          <table:table-cell table:formula="of:=[.B57]+[.E56]" office:value-type="float" office:value="36162991">
            <text:p>36,162,991</text:p>
          </table:table-cell>
          <table:table-cell table:formula="of:=[.B56]" office:value-type="float" office:value="2663569">
            <text:p>2,663,569 </text:p>
          </table:table-cell>
          <table:table-cell table:formula="of:=[.F57]+[.G56]" office:value-type="float" office:value="33499422">
            <text:p>33,499,422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float" office:value="3246927">
            <text:p>3,246,927</text:p>
          </table:table-cell>
          <table:table-cell table:formula="of:=([.B58]-[.B57])/[.B57]" office:value-type="percentage" office:value="0.219013661744824">
            <text:p>21.90%</text:p>
          </table:table-cell>
          <table:table-cell table:formula="of:=[.B58]-[.B57]" office:value-type="float" office:value="583358">
            <text:p>583,358</text:p>
          </table:table-cell>
          <table:table-cell table:formula="of:=[.B58]+[.E57]" office:value-type="float" office:value="39409918">
            <text:p>39,409,918</text:p>
          </table:table-cell>
          <table:table-cell table:formula="of:=[.B57]" office:value-type="float" office:value="2663569">
            <text:p>2,663,569 </text:p>
          </table:table-cell>
          <table:table-cell table:formula="of:=[.F58]+[.G57]" office:value-type="float" office:value="36162991">
            <text:p>36,162,991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8">
            <text:p>58</text:p>
          </table:table-cell>
          <table:table-cell table:style-name="ce3" office:value-type="float" office:value="3246927">
            <text:p>3,246,927</text:p>
          </table:table-cell>
          <table:table-cell table:formula="of:=([.B59]-[.B58])/[.B58]" office:value-type="percentage" office:value="0">
            <text:p>0.00%</text:p>
          </table:table-cell>
          <table:table-cell table:formula="of:=[.B59]-[.B58]" office:value-type="float" office:value="0">
            <text:p>0</text:p>
          </table:table-cell>
          <table:table-cell table:formula="of:=[.B59]+[.E58]" office:value-type="float" office:value="42656845">
            <text:p>42,656,845</text:p>
          </table:table-cell>
          <table:table-cell table:formula="of:=[.B58]" office:value-type="float" office:value="3246927">
            <text:p>3,246,927 </text:p>
          </table:table-cell>
          <table:table-cell table:formula="of:=[.F59]+[.G58]" office:value-type="float" office:value="39409918">
            <text:p>39,409,918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float" office:value="3246927">
            <text:p>3,246,927</text:p>
          </table:table-cell>
          <table:table-cell table:formula="of:=([.B60]-[.B59])/[.B59]" office:value-type="percentage" office:value="0">
            <text:p>0.00%</text:p>
          </table:table-cell>
          <table:table-cell table:formula="of:=[.B60]-[.B59]" office:value-type="float" office:value="0">
            <text:p>0</text:p>
          </table:table-cell>
          <table:table-cell table:formula="of:=[.B60]+[.E59]" office:value-type="float" office:value="45903772">
            <text:p>45,903,772</text:p>
          </table:table-cell>
          <table:table-cell table:formula="of:=[.B59]" office:value-type="float" office:value="3246927">
            <text:p>3,246,927 </text:p>
          </table:table-cell>
          <table:table-cell table:formula="of:=[.F60]+[.G59]" office:value-type="float" office:value="42656845">
            <text:p>42,656,845 </text:p>
          </table:table-cell>
          <table:table-cell table:style-name="ce62" table:number-columns-repeated="4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3830285">
            <text:p>3,830,285</text:p>
          </table:table-cell>
          <table:table-cell table:formula="of:=([.B61]-[.B60])/[.B60]" office:value-type="percentage" office:value="0.179664649066641">
            <text:p>17.97%</text:p>
          </table:table-cell>
          <table:table-cell table:formula="of:=[.B61]-[.B60]" office:value-type="float" office:value="583358">
            <text:p>583,358</text:p>
          </table:table-cell>
          <table:table-cell table:formula="of:=[.B61]+[.E60]" office:value-type="float" office:value="49734057">
            <text:p>49,734,057</text:p>
          </table:table-cell>
          <table:table-cell table:formula="of:=[.B60]" office:value-type="float" office:value="3246927">
            <text:p>3,246,927 </text:p>
          </table:table-cell>
          <table:table-cell table:formula="of:=[.F61]+[.G60]" office:value-type="float" office:value="45903772">
            <text:p>45,903,772 </text:p>
          </table:table-cell>
          <table:table-cell/>
          <table:table-cell table:style-name="ce62" table:number-columns-repeated="3"/>
          <table:table-cell/>
          <table:table-cell table:style-name="ce62"/>
          <table:table-cell table:number-columns-repeated="1011"/>
        </table:table-row>
        <table:table-row table:style-name="ro1">
          <table:table-cell office:value-type="float" office:value="61">
            <text:p>61</text:p>
          </table:table-cell>
          <table:table-cell table:style-name="ce3" office:value-type="float" office:value="3830285">
            <text:p>3,830,285</text:p>
          </table:table-cell>
          <table:table-cell table:formula="of:=([.B62]-[.B61])/[.B61]" office:value-type="percentage" office:value="0">
            <text:p>0.00%</text:p>
          </table:table-cell>
          <table:table-cell table:formula="of:=[.B62]-[.B61]" office:value-type="float" office:value="0">
            <text:p>0</text:p>
          </table:table-cell>
          <table:table-cell table:formula="of:=[.B62]+[.E61]" office:value-type="float" office:value="53564342">
            <text:p>53,564,342</text:p>
          </table:table-cell>
          <table:table-cell table:formula="of:=[.B61]" office:value-type="float" office:value="3830285">
            <text:p>3,830,285 </text:p>
          </table:table-cell>
          <table:table-cell table:formula="of:=[.F62]+[.G61]" office:value-type="float" office:value="49734057">
            <text:p>49,734,057 </text:p>
          </table:table-cell>
          <table:table-cell/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table:style-name="ce3" office:value-type="float" office:value="3830285">
            <text:p>3,830,285</text:p>
          </table:table-cell>
          <table:table-cell table:formula="of:=([.B63]-[.B62])/[.B62]" office:value-type="percentage" office:value="0">
            <text:p>0.00%</text:p>
          </table:table-cell>
          <table:table-cell table:formula="of:=[.B63]-[.B62]" office:value-type="float" office:value="0">
            <text:p>0</text:p>
          </table:table-cell>
          <table:table-cell table:formula="of:=[.B63]+[.E62]" office:value-type="float" office:value="57394627">
            <text:p>57,394,627</text:p>
          </table:table-cell>
          <table:table-cell table:formula="of:=[.B62]" office:value-type="float" office:value="3830285">
            <text:p>3,830,285 </text:p>
          </table:table-cell>
          <table:table-cell table:formula="of:=[.F63]+[.G62]" office:value-type="float" office:value="53564342">
            <text:p>53,564,342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table:style-name="ce3" office:value-type="float" office:value="4413643">
            <text:p>4,413,643</text:p>
          </table:table-cell>
          <table:table-cell table:formula="of:=([.B64]-[.B63])/[.B63]" office:value-type="percentage" office:value="0.152301460596274">
            <text:p>15.23%</text:p>
          </table:table-cell>
          <table:table-cell table:formula="of:=[.B64]-[.B63]" office:value-type="float" office:value="583358">
            <text:p>583,358</text:p>
          </table:table-cell>
          <table:table-cell table:formula="of:=[.B64]+[.E63]" office:value-type="float" office:value="61808270">
            <text:p>61,808,270</text:p>
          </table:table-cell>
          <table:table-cell table:formula="of:=[.B63]" office:value-type="float" office:value="3830285">
            <text:p>3,830,285 </text:p>
          </table:table-cell>
          <table:table-cell table:formula="of:=[.F64]+[.G63]" office:value-type="float" office:value="57394627">
            <text:p>57,394,627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float" office:value="4413643">
            <text:p>4,413,643</text:p>
          </table:table-cell>
          <table:table-cell table:formula="of:=([.B65]-[.B64])/[.B64]" office:value-type="percentage" office:value="0">
            <text:p>0.00%</text:p>
          </table:table-cell>
          <table:table-cell table:formula="of:=[.B65]-[.B64]" office:value-type="float" office:value="0">
            <text:p>0</text:p>
          </table:table-cell>
          <table:table-cell table:formula="of:=[.B65]+[.E64]" office:value-type="float" office:value="66221913">
            <text:p>66,221,913</text:p>
          </table:table-cell>
          <table:table-cell table:formula="of:=[.B64]" office:value-type="float" office:value="4413643">
            <text:p>4,413,643 </text:p>
          </table:table-cell>
          <table:table-cell table:formula="of:=[.F65]+[.G64]" office:value-type="float" office:value="61808270">
            <text:p>61,808,270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float" office:value="4413643">
            <text:p>4,413,643</text:p>
          </table:table-cell>
          <table:table-cell table:formula="of:=([.B66]-[.B65])/[.B65]" office:value-type="percentage" office:value="0">
            <text:p>0.00%</text:p>
          </table:table-cell>
          <table:table-cell table:formula="of:=[.B66]-[.B65]" office:value-type="float" office:value="0">
            <text:p>0</text:p>
          </table:table-cell>
          <table:table-cell table:formula="of:=[.B66]+[.E65]" office:value-type="float" office:value="70635556">
            <text:p>70,635,556</text:p>
          </table:table-cell>
          <table:table-cell table:formula="of:=[.B65]" office:value-type="float" office:value="4413643">
            <text:p>4,413,643 </text:p>
          </table:table-cell>
          <table:table-cell table:formula="of:=[.F66]+[.G65]" office:value-type="float" office:value="66221913">
            <text:p>66,221,91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table:style-name="ce3" office:value-type="float" office:value="4997001">
            <text:p>4,997,001</text:p>
          </table:table-cell>
          <table:table-cell table:formula="of:=([.B67]-[.B66])/[.B66]" office:value-type="percentage" office:value="0.132171541740009">
            <text:p>13.22%</text:p>
          </table:table-cell>
          <table:table-cell table:formula="of:=[.B67]-[.B66]" office:value-type="float" office:value="583358">
            <text:p>583,358</text:p>
          </table:table-cell>
          <table:table-cell table:formula="of:=[.B67]+[.E66]" office:value-type="float" office:value="75632557">
            <text:p>75,632,557</text:p>
          </table:table-cell>
          <table:table-cell table:formula="of:=[.B66]" office:value-type="float" office:value="4413643">
            <text:p>4,413,643 </text:p>
          </table:table-cell>
          <table:table-cell table:formula="of:=[.F67]+[.G66]" office:value-type="float" office:value="70635556">
            <text:p>70,635,556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table:style-name="ce3" office:value-type="float" office:value="4997001">
            <text:p>4,997,001</text:p>
          </table:table-cell>
          <table:table-cell table:formula="of:=([.B68]-[.B67])/[.B67]" office:value-type="percentage" office:value="0">
            <text:p>0.00%</text:p>
          </table:table-cell>
          <table:table-cell table:formula="of:=[.B68]-[.B67]" office:value-type="float" office:value="0">
            <text:p>0</text:p>
          </table:table-cell>
          <table:table-cell table:formula="of:=[.B68]+[.E67]" office:value-type="float" office:value="80629558">
            <text:p>80,629,558</text:p>
          </table:table-cell>
          <table:table-cell table:formula="of:=[.B67]" office:value-type="float" office:value="4997001">
            <text:p>4,997,001 </text:p>
          </table:table-cell>
          <table:table-cell table:formula="of:=[.F68]+[.G67]" office:value-type="float" office:value="75632557">
            <text:p>75,632,557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table:style-name="ce3" office:value-type="float" office:value="4997001">
            <text:p>4,997,001</text:p>
          </table:table-cell>
          <table:table-cell table:formula="of:=([.B69]-[.B68])/[.B68]" office:value-type="percentage" office:value="0">
            <text:p>0.00%</text:p>
          </table:table-cell>
          <table:table-cell table:formula="of:=[.B69]-[.B68]" office:value-type="float" office:value="0">
            <text:p>0</text:p>
          </table:table-cell>
          <table:table-cell table:formula="of:=[.B69]+[.E68]" office:value-type="float" office:value="85626559">
            <text:p>85,626,559</text:p>
          </table:table-cell>
          <table:table-cell table:formula="of:=[.B68]" office:value-type="float" office:value="4997001">
            <text:p>4,997,001 </text:p>
          </table:table-cell>
          <table:table-cell table:formula="of:=[.F69]+[.G68]" office:value-type="float" office:value="80629558">
            <text:p>80,629,55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table:style-name="ce3" office:value-type="float" office:value="5580359">
            <text:p>5,580,359</text:p>
          </table:table-cell>
          <table:table-cell table:formula="of:=([.B70]-[.B69])/[.B69]" office:value-type="percentage" office:value="0.11674162162465">
            <text:p>11.67%</text:p>
          </table:table-cell>
          <table:table-cell table:formula="of:=[.B70]-[.B69]" office:value-type="float" office:value="583358">
            <text:p>583,358</text:p>
          </table:table-cell>
          <table:table-cell table:formula="of:=[.B70]+[.E69]" office:value-type="float" office:value="91206918">
            <text:p>91,206,918</text:p>
          </table:table-cell>
          <table:table-cell table:formula="of:=[.B69]" office:value-type="float" office:value="4997001">
            <text:p>4,997,001 </text:p>
          </table:table-cell>
          <table:table-cell table:formula="of:=[.F70]+[.G69]" office:value-type="float" office:value="85626559">
            <text:p>85,626,559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580359">
            <text:p>5,580,359</text:p>
          </table:table-cell>
          <table:table-cell table:formula="of:=([.B71]-[.B70])/[.B70]" office:value-type="percentage" office:value="0">
            <text:p>0.00%</text:p>
          </table:table-cell>
          <table:table-cell table:formula="of:=[.B71]-[.B70]" office:value-type="float" office:value="0">
            <text:p>0</text:p>
          </table:table-cell>
          <table:table-cell table:formula="of:=[.B71]+[.E70]" office:value-type="float" office:value="96787277">
            <text:p>96,787,277</text:p>
          </table:table-cell>
          <table:table-cell table:formula="of:=[.B70]" office:value-type="float" office:value="5580359">
            <text:p>5,580,359 </text:p>
          </table:table-cell>
          <table:table-cell table:formula="of:=[.F71]+[.G70]" office:value-type="float" office:value="91206918">
            <text:p>91,206,91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table:style-name="ce3" office:value-type="float" office:value="7247067">
            <text:p>7,247,067</text:p>
          </table:table-cell>
          <table:table-cell table:formula="of:=([.B72]-[.B71])/[.B71]" office:value-type="percentage" office:value="0.298673974201301">
            <text:p>29.87%</text:p>
          </table:table-cell>
          <table:table-cell table:formula="of:=[.B72]-[.B71]" office:value-type="float" office:value="1666708">
            <text:p>1,666,708</text:p>
          </table:table-cell>
          <table:table-cell table:formula="of:=[.B72]+[.E71]" office:value-type="float" office:value="104034344">
            <text:p>104,034,344</text:p>
          </table:table-cell>
          <table:table-cell table:formula="of:=[.B71]" office:value-type="float" office:value="5580359">
            <text:p>5,580,359 </text:p>
          </table:table-cell>
          <table:table-cell table:formula="of:=[.F72]+[.G71]" office:value-type="float" office:value="96787277">
            <text:p>96,787,277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table:style-name="ce3" office:value-type="float" office:value="7247067">
            <text:p>7,247,067</text:p>
          </table:table-cell>
          <table:table-cell table:formula="of:=([.B73]-[.B72])/[.B72]" office:value-type="percentage" office:value="0">
            <text:p>0.00%</text:p>
          </table:table-cell>
          <table:table-cell table:formula="of:=[.B73]-[.B72]" office:value-type="float" office:value="0">
            <text:p>0</text:p>
          </table:table-cell>
          <table:table-cell table:formula="of:=[.B73]+[.E72]" office:value-type="float" office:value="111281411">
            <text:p>111,281,411</text:p>
          </table:table-cell>
          <table:table-cell table:formula="of:=[.B72]" office:value-type="float" office:value="7247067">
            <text:p>7,247,067 </text:p>
          </table:table-cell>
          <table:table-cell table:formula="of:=[.F73]+[.G72]" office:value-type="float" office:value="104034344">
            <text:p>104,034,344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table:style-name="ce3" office:value-type="float" office:value="7247067">
            <text:p>7,247,067</text:p>
          </table:table-cell>
          <table:table-cell table:formula="of:=([.B74]-[.B73])/[.B73]" office:value-type="percentage" office:value="0">
            <text:p>0.00%</text:p>
          </table:table-cell>
          <table:table-cell table:formula="of:=[.B74]-[.B73]" office:value-type="float" office:value="0">
            <text:p>0</text:p>
          </table:table-cell>
          <table:table-cell table:formula="of:=[.B74]+[.E73]" office:value-type="float" office:value="118528478">
            <text:p>118,528,478</text:p>
          </table:table-cell>
          <table:table-cell table:formula="of:=[.B73]" office:value-type="float" office:value="7247067">
            <text:p>7,247,067 </text:p>
          </table:table-cell>
          <table:table-cell table:formula="of:=[.F74]+[.G73]" office:value-type="float" office:value="111281411">
            <text:p>111,281,411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table:style-name="ce3" office:value-type="float" office:value="8913775">
            <text:p>8,913,775</text:p>
          </table:table-cell>
          <table:table-cell table:formula="of:=([.B75]-[.B74])/[.B74]" office:value-type="percentage" office:value="0.229983798963084">
            <text:p>23.00%</text:p>
          </table:table-cell>
          <table:table-cell table:formula="of:=[.B75]-[.B74]" office:value-type="float" office:value="1666708">
            <text:p>1,666,708</text:p>
          </table:table-cell>
          <table:table-cell table:formula="of:=[.B75]+[.E74]" office:value-type="float" office:value="127442253">
            <text:p>127,442,253</text:p>
          </table:table-cell>
          <table:table-cell table:formula="of:=[.B74]" office:value-type="float" office:value="7247067">
            <text:p>7,247,067 </text:p>
          </table:table-cell>
          <table:table-cell table:formula="of:=[.F75]+[.G74]" office:value-type="float" office:value="118528478">
            <text:p>118,528,47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table:style-name="ce3" office:value-type="float" office:value="8913775">
            <text:p>8,913,775</text:p>
          </table:table-cell>
          <table:table-cell table:formula="of:=([.B76]-[.B75])/[.B75]" office:value-type="percentage" office:value="0">
            <text:p>0.00%</text:p>
          </table:table-cell>
          <table:table-cell table:formula="of:=[.B76]-[.B75]" office:value-type="float" office:value="0">
            <text:p>0</text:p>
          </table:table-cell>
          <table:table-cell table:formula="of:=[.B76]+[.E75]" office:value-type="float" office:value="136356028">
            <text:p>136,356,028</text:p>
          </table:table-cell>
          <table:table-cell table:formula="of:=[.B75]" office:value-type="float" office:value="8913775">
            <text:p>8,913,775 </text:p>
          </table:table-cell>
          <table:table-cell table:formula="of:=[.F76]+[.G75]" office:value-type="float" office:value="127442253">
            <text:p>127,442,25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table:style-name="ce3" office:value-type="float" office:value="8913775">
            <text:p>8,913,775</text:p>
          </table:table-cell>
          <table:table-cell table:formula="of:=([.B77]-[.B76])/[.B76]" office:value-type="percentage" office:value="0">
            <text:p>0.00%</text:p>
          </table:table-cell>
          <table:table-cell table:formula="of:=[.B77]-[.B76]" office:value-type="float" office:value="0">
            <text:p>0</text:p>
          </table:table-cell>
          <table:table-cell table:formula="of:=[.B77]+[.E76]" office:value-type="float" office:value="145269803">
            <text:p>145,269,803</text:p>
          </table:table-cell>
          <table:table-cell table:formula="of:=[.B76]" office:value-type="float" office:value="8913775">
            <text:p>8,913,775 </text:p>
          </table:table-cell>
          <table:table-cell table:formula="of:=[.F77]+[.G76]" office:value-type="float" office:value="136356028">
            <text:p>136,356,02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table:style-name="ce3" office:value-type="float" office:value="10580483">
            <text:p>10,580,483</text:p>
          </table:table-cell>
          <table:table-cell table:formula="of:=([.B78]-[.B77])/[.B77]" office:value-type="percentage" office:value="0.186981161180308">
            <text:p>18.70%</text:p>
          </table:table-cell>
          <table:table-cell table:formula="of:=[.B78]-[.B77]" office:value-type="float" office:value="1666708">
            <text:p>1,666,708</text:p>
          </table:table-cell>
          <table:table-cell table:formula="of:=[.B78]+[.E77]" office:value-type="float" office:value="155850286">
            <text:p>155,850,286</text:p>
          </table:table-cell>
          <table:table-cell table:formula="of:=[.B77]" office:value-type="float" office:value="8913775">
            <text:p>8,913,775 </text:p>
          </table:table-cell>
          <table:table-cell table:formula="of:=[.F78]+[.G77]" office:value-type="float" office:value="145269803">
            <text:p>145,269,80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table:style-name="ce3" office:value-type="float" office:value="10580483">
            <text:p>10,580,483</text:p>
          </table:table-cell>
          <table:table-cell table:formula="of:=([.B79]-[.B78])/[.B78]" office:value-type="percentage" office:value="0">
            <text:p>0.00%</text:p>
          </table:table-cell>
          <table:table-cell table:formula="of:=[.B79]-[.B78]" office:value-type="float" office:value="0">
            <text:p>0</text:p>
          </table:table-cell>
          <table:table-cell table:formula="of:=[.B79]+[.E78]" office:value-type="float" office:value="166430769">
            <text:p>166,430,769</text:p>
          </table:table-cell>
          <table:table-cell table:formula="of:=[.B78]" office:value-type="float" office:value="10580483">
            <text:p>10,580,483 </text:p>
          </table:table-cell>
          <table:table-cell table:formula="of:=[.F79]+[.G78]" office:value-type="float" office:value="155850286">
            <text:p>155,850,286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table:style-name="ce3" office:value-type="float" office:value="10580483">
            <text:p>10,580,483</text:p>
          </table:table-cell>
          <table:table-cell table:formula="of:=([.B80]-[.B79])/[.B79]" office:value-type="percentage" office:value="0">
            <text:p>0.00%</text:p>
          </table:table-cell>
          <table:table-cell table:formula="of:=[.B80]-[.B79]" office:value-type="float" office:value="0">
            <text:p>0</text:p>
          </table:table-cell>
          <table:table-cell table:formula="of:=[.B80]+[.E79]" office:value-type="float" office:value="177011252">
            <text:p>177,011,252</text:p>
          </table:table-cell>
          <table:table-cell table:formula="of:=[.B79]" office:value-type="float" office:value="10580483">
            <text:p>10,580,483 </text:p>
          </table:table-cell>
          <table:table-cell table:formula="of:=[.F80]+[.G79]" office:value-type="float" office:value="166430769">
            <text:p>166,430,769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2247191">
            <text:p>12,247,191</text:p>
          </table:table-cell>
          <table:table-cell table:formula="of:=([.B81]-[.B80])/[.B80]" office:value-type="percentage" office:value="0.157526645995273">
            <text:p>15.75%</text:p>
          </table:table-cell>
          <table:table-cell table:formula="of:=[.B81]-[.B80]" office:value-type="float" office:value="1666708">
            <text:p>1,666,708</text:p>
          </table:table-cell>
          <table:table-cell table:formula="of:=[.B81]+[.E80]" office:value-type="float" office:value="189258443">
            <text:p>189,258,443</text:p>
          </table:table-cell>
          <table:table-cell table:formula="of:=[.B80]" office:value-type="float" office:value="10580483">
            <text:p>10,580,483 </text:p>
          </table:table-cell>
          <table:table-cell table:formula="of:=[.F81]+[.G80]" office:value-type="float" office:value="177011252">
            <text:p>177,011,252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table:style-name="ce3" office:value-type="float" office:value="12247191">
            <text:p>12,247,191</text:p>
          </table:table-cell>
          <table:table-cell table:formula="of:=([.B82]-[.B81])/[.B81]" office:value-type="percentage" office:value="0">
            <text:p>0.00%</text:p>
          </table:table-cell>
          <table:table-cell table:formula="of:=[.B82]-[.B81]" office:value-type="float" office:value="0">
            <text:p>0</text:p>
          </table:table-cell>
          <table:table-cell table:formula="of:=[.B82]+[.E81]" office:value-type="float" office:value="201505634">
            <text:p>201,505,634</text:p>
          </table:table-cell>
          <table:table-cell table:formula="of:=[.B81]" office:value-type="float" office:value="12247191">
            <text:p>12,247,191 </text:p>
          </table:table-cell>
          <table:table-cell table:formula="of:=[.F82]+[.G81]" office:value-type="float" office:value="189258443">
            <text:p>189,258,44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table:style-name="ce3" office:value-type="float" office:value="12247191">
            <text:p>12,247,191</text:p>
          </table:table-cell>
          <table:table-cell table:formula="of:=([.B83]-[.B82])/[.B82]" office:value-type="percentage" office:value="0">
            <text:p>0.00%</text:p>
          </table:table-cell>
          <table:table-cell table:formula="of:=[.B83]-[.B82]" office:value-type="float" office:value="0">
            <text:p>0</text:p>
          </table:table-cell>
          <table:table-cell table:formula="of:=[.B83]+[.E82]" office:value-type="float" office:value="213752825">
            <text:p>213,752,825</text:p>
          </table:table-cell>
          <table:table-cell table:formula="of:=[.B82]" office:value-type="float" office:value="12247191">
            <text:p>12,247,191 </text:p>
          </table:table-cell>
          <table:table-cell table:formula="of:=[.F83]+[.G82]" office:value-type="float" office:value="201505634">
            <text:p>201,505,634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table:style-name="ce3" office:value-type="float" office:value="13913899">
            <text:p>13,913,899</text:p>
          </table:table-cell>
          <table:table-cell table:formula="of:=([.B84]-[.B83])/[.B83]" office:value-type="percentage" office:value="0.136089001959715">
            <text:p>13.61%</text:p>
          </table:table-cell>
          <table:table-cell table:formula="of:=[.B84]-[.B83]" office:value-type="float" office:value="1666708">
            <text:p>1,666,708</text:p>
          </table:table-cell>
          <table:table-cell table:formula="of:=[.B84]+[.E83]" office:value-type="float" office:value="227666724">
            <text:p>227,666,724</text:p>
          </table:table-cell>
          <table:table-cell table:formula="of:=[.B83]" office:value-type="float" office:value="12247191">
            <text:p>12,247,191 </text:p>
          </table:table-cell>
          <table:table-cell table:formula="of:=[.F84]+[.G83]" office:value-type="float" office:value="213752825">
            <text:p>213,752,825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table:style-name="ce3" office:value-type="float" office:value="13913899">
            <text:p>13,913,899</text:p>
          </table:table-cell>
          <table:table-cell table:formula="of:=([.B85]-[.B84])/[.B84]" office:value-type="percentage" office:value="0">
            <text:p>0.00%</text:p>
          </table:table-cell>
          <table:table-cell table:formula="of:=[.B85]-[.B84]" office:value-type="float" office:value="0">
            <text:p>0</text:p>
          </table:table-cell>
          <table:table-cell table:formula="of:=[.B85]+[.E84]" office:value-type="float" office:value="241580623">
            <text:p>241,580,623</text:p>
          </table:table-cell>
          <table:table-cell table:formula="of:=[.B84]" office:value-type="float" office:value="13913899">
            <text:p>13,913,899 </text:p>
          </table:table-cell>
          <table:table-cell table:formula="of:=[.F85]+[.G84]" office:value-type="float" office:value="227666724">
            <text:p>227,666,724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table:style-name="ce3" office:value-type="float" office:value="13913899">
            <text:p>13,913,899</text:p>
          </table:table-cell>
          <table:table-cell table:formula="of:=([.B86]-[.B85])/[.B85]" office:value-type="percentage" office:value="0">
            <text:p>0.00%</text:p>
          </table:table-cell>
          <table:table-cell table:formula="of:=[.B86]-[.B85]" office:value-type="float" office:value="0">
            <text:p>0</text:p>
          </table:table-cell>
          <table:table-cell table:formula="of:=[.B86]+[.E85]" office:value-type="float" office:value="255494522">
            <text:p>255,494,522</text:p>
          </table:table-cell>
          <table:table-cell table:formula="of:=[.B85]" office:value-type="float" office:value="13913899">
            <text:p>13,913,899 </text:p>
          </table:table-cell>
          <table:table-cell table:formula="of:=[.F86]+[.G85]" office:value-type="float" office:value="241580623">
            <text:p>241,580,62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table:style-name="ce3" office:value-type="float" office:value="15580607">
            <text:p>15,580,607</text:p>
          </table:table-cell>
          <table:table-cell table:formula="of:=([.B87]-[.B86])/[.B86]" office:value-type="percentage" office:value="0.119787271705796">
            <text:p>11.98%</text:p>
          </table:table-cell>
          <table:table-cell table:formula="of:=[.B87]-[.B86]" office:value-type="float" office:value="1666708">
            <text:p>1,666,708</text:p>
          </table:table-cell>
          <table:table-cell table:formula="of:=[.B87]+[.E86]" office:value-type="float" office:value="271075129">
            <text:p>271,075,129</text:p>
          </table:table-cell>
          <table:table-cell table:formula="of:=[.B86]" office:value-type="float" office:value="13913899">
            <text:p>13,913,899 </text:p>
          </table:table-cell>
          <table:table-cell table:formula="of:=[.F87]+[.G86]" office:value-type="float" office:value="255494522">
            <text:p>255,494,522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table:style-name="ce3" office:value-type="float" office:value="15580607">
            <text:p>15,580,607</text:p>
          </table:table-cell>
          <table:table-cell table:formula="of:=([.B88]-[.B87])/[.B87]" office:value-type="percentage" office:value="0">
            <text:p>0.00%</text:p>
          </table:table-cell>
          <table:table-cell table:formula="of:=[.B88]-[.B87]" office:value-type="float" office:value="0">
            <text:p>0</text:p>
          </table:table-cell>
          <table:table-cell table:formula="of:=[.B88]+[.E87]" office:value-type="float" office:value="286655736">
            <text:p>286,655,736</text:p>
          </table:table-cell>
          <table:table-cell table:formula="of:=[.B87]" office:value-type="float" office:value="15580607">
            <text:p>15,580,607 </text:p>
          </table:table-cell>
          <table:table-cell table:formula="of:=[.F88]+[.G87]" office:value-type="float" office:value="271075129">
            <text:p>271,075,129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table:style-name="ce3" office:value-type="float" office:value="15580607">
            <text:p>15,580,607</text:p>
          </table:table-cell>
          <table:table-cell table:formula="of:=([.B89]-[.B88])/[.B88]" office:value-type="percentage" office:value="0">
            <text:p>0.00%</text:p>
          </table:table-cell>
          <table:table-cell table:formula="of:=[.B89]-[.B88]" office:value-type="float" office:value="0">
            <text:p>0</text:p>
          </table:table-cell>
          <table:table-cell table:formula="of:=[.B89]+[.E88]" office:value-type="float" office:value="302236343">
            <text:p>302,236,343</text:p>
          </table:table-cell>
          <table:table-cell table:formula="of:=[.B88]" office:value-type="float" office:value="15580607">
            <text:p>15,580,607 </text:p>
          </table:table-cell>
          <table:table-cell table:formula="of:=[.F89]+[.G88]" office:value-type="float" office:value="286655736">
            <text:p>286,655,736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table:style-name="ce3" office:value-type="float" office:value="17247315">
            <text:p>17,247,315</text:p>
          </table:table-cell>
          <table:table-cell table:formula="of:=([.B90]-[.B89])/[.B89]" office:value-type="percentage" office:value="0.106973239232592">
            <text:p>10.70%</text:p>
          </table:table-cell>
          <table:table-cell table:formula="of:=[.B90]-[.B89]" office:value-type="float" office:value="1666708">
            <text:p>1,666,708</text:p>
          </table:table-cell>
          <table:table-cell table:formula="of:=[.B90]+[.E89]" office:value-type="float" office:value="319483658">
            <text:p>319,483,658</text:p>
          </table:table-cell>
          <table:table-cell table:formula="of:=[.B89]" office:value-type="float" office:value="15580607">
            <text:p>15,580,607 </text:p>
          </table:table-cell>
          <table:table-cell table:formula="of:=[.F90]+[.G89]" office:value-type="float" office:value="302236343">
            <text:p>302,236,34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7247315">
            <text:p>17,247,315</text:p>
          </table:table-cell>
          <table:table-cell table:formula="of:=([.B91]-[.B90])/[.B90]" office:value-type="percentage" office:value="0">
            <text:p>0.00%</text:p>
          </table:table-cell>
          <table:table-cell table:formula="of:=[.B91]-[.B90]" office:value-type="float" office:value="0">
            <text:p>0</text:p>
          </table:table-cell>
          <table:table-cell table:formula="of:=[.B91]+[.E90]" office:value-type="float" office:value="336730973">
            <text:p>336,730,973</text:p>
          </table:table-cell>
          <table:table-cell table:formula="of:=[.B90]" office:value-type="float" office:value="17247315">
            <text:p>17,247,315 </text:p>
          </table:table-cell>
          <table:table-cell table:formula="of:=[.F91]+[.G90]" office:value-type="float" office:value="319483658">
            <text:p>319,483,65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table:style-name="ce3" office:value-type="float" office:value="17247315">
            <text:p>17,247,315</text:p>
          </table:table-cell>
          <table:table-cell table:formula="of:=([.B92]-[.B91])/[.B91]" office:value-type="percentage" office:value="0">
            <text:p>0.00%</text:p>
          </table:table-cell>
          <table:table-cell table:formula="of:=[.B92]-[.B91]" office:value-type="float" office:value="0">
            <text:p>0</text:p>
          </table:table-cell>
          <table:table-cell table:formula="of:=[.B92]+[.E91]" office:value-type="float" office:value="353978288">
            <text:p>353,978,288</text:p>
          </table:table-cell>
          <table:table-cell table:formula="of:=[.B91]" office:value-type="float" office:value="17247315">
            <text:p>17,247,315 </text:p>
          </table:table-cell>
          <table:table-cell table:formula="of:=[.F92]+[.G91]" office:value-type="float" office:value="336730973">
            <text:p>336,730,973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table:style-name="ce3" office:value-type="float" office:value="18914023">
            <text:p>18,914,023</text:p>
          </table:table-cell>
          <table:table-cell table:formula="of:=([.B93]-[.B92])/[.B92]" office:value-type="percentage" office:value="0.0966357951947883">
            <text:p>9.66%</text:p>
          </table:table-cell>
          <table:table-cell table:formula="of:=[.B93]-[.B92]" office:value-type="float" office:value="1666708">
            <text:p>1,666,708</text:p>
          </table:table-cell>
          <table:table-cell table:formula="of:=[.B93]+[.E92]" office:value-type="float" office:value="372892311">
            <text:p>372,892,311</text:p>
          </table:table-cell>
          <table:table-cell table:formula="of:=[.B92]" office:value-type="float" office:value="17247315">
            <text:p>17,247,315 </text:p>
          </table:table-cell>
          <table:table-cell table:formula="of:=[.F93]+[.G92]" office:value-type="float" office:value="353978288">
            <text:p>353,978,28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table:style-name="ce3" office:value-type="float" office:value="18914023">
            <text:p>18,914,023</text:p>
          </table:table-cell>
          <table:table-cell table:formula="of:=([.B94]-[.B93])/[.B93]" office:value-type="percentage" office:value="0">
            <text:p>0.00%</text:p>
          </table:table-cell>
          <table:table-cell table:formula="of:=[.B94]-[.B93]" office:value-type="float" office:value="0">
            <text:p>0</text:p>
          </table:table-cell>
          <table:table-cell table:formula="of:=[.B94]+[.E93]" office:value-type="float" office:value="391806334">
            <text:p>391,806,334</text:p>
          </table:table-cell>
          <table:table-cell table:formula="of:=[.B93]" office:value-type="float" office:value="18914023">
            <text:p>18,914,023 </text:p>
          </table:table-cell>
          <table:table-cell table:formula="of:=[.F94]+[.G93]" office:value-type="float" office:value="372892311">
            <text:p>372,892,311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table:style-name="ce3" office:value-type="float" office:value="18914023">
            <text:p>18,914,023</text:p>
          </table:table-cell>
          <table:table-cell table:formula="of:=([.B95]-[.B94])/[.B94]" office:value-type="percentage" office:value="0">
            <text:p>0.00%</text:p>
          </table:table-cell>
          <table:table-cell table:formula="of:=[.B95]-[.B94]" office:value-type="float" office:value="0">
            <text:p>0</text:p>
          </table:table-cell>
          <table:table-cell table:formula="of:=[.B95]+[.E94]" office:value-type="float" office:value="410720357">
            <text:p>410,720,357</text:p>
          </table:table-cell>
          <table:table-cell table:formula="of:=[.B94]" office:value-type="float" office:value="18914023">
            <text:p>18,914,023 </text:p>
          </table:table-cell>
          <table:table-cell table:formula="of:=[.F95]+[.G94]" office:value-type="float" office:value="391806334">
            <text:p>391,806,334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table:style-name="ce3" office:value-type="float" office:value="20580731">
            <text:p>20,580,731</text:p>
          </table:table-cell>
          <table:table-cell table:formula="of:=([.B96]-[.B95])/[.B95]" office:value-type="percentage" office:value="0.0881202269871407">
            <text:p>8.81%</text:p>
          </table:table-cell>
          <table:table-cell table:formula="of:=[.B96]-[.B95]" office:value-type="float" office:value="1666708">
            <text:p>1,666,708</text:p>
          </table:table-cell>
          <table:table-cell table:formula="of:=[.B96]+[.E95]" office:value-type="float" office:value="431301088">
            <text:p>431,301,088</text:p>
          </table:table-cell>
          <table:table-cell table:formula="of:=[.B95]" office:value-type="float" office:value="18914023">
            <text:p>18,914,023 </text:p>
          </table:table-cell>
          <table:table-cell table:formula="of:=[.F96]+[.G95]" office:value-type="float" office:value="410720357">
            <text:p>410,720,357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table:style-name="ce3" office:value-type="float" office:value="20580731">
            <text:p>20,580,731</text:p>
          </table:table-cell>
          <table:table-cell table:formula="of:=([.B97]-[.B96])/[.B96]" office:value-type="percentage" office:value="0">
            <text:p>0.00%</text:p>
          </table:table-cell>
          <table:table-cell table:formula="of:=[.B97]-[.B96]" office:value-type="float" office:value="0">
            <text:p>0</text:p>
          </table:table-cell>
          <table:table-cell table:formula="of:=[.B97]+[.E96]" office:value-type="float" office:value="451881819">
            <text:p>451,881,819</text:p>
          </table:table-cell>
          <table:table-cell table:formula="of:=[.B96]" office:value-type="float" office:value="20580731">
            <text:p>20,580,731 </text:p>
          </table:table-cell>
          <table:table-cell table:formula="of:=[.F97]+[.G96]" office:value-type="float" office:value="431301088">
            <text:p>431,301,08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table:style-name="ce3" office:value-type="float" office:value="20580731">
            <text:p>20,580,731</text:p>
          </table:table-cell>
          <table:table-cell table:formula="of:=([.B98]-[.B97])/[.B97]" office:value-type="percentage" office:value="0">
            <text:p>0.00%</text:p>
          </table:table-cell>
          <table:table-cell table:formula="of:=[.B98]-[.B97]" office:value-type="float" office:value="0">
            <text:p>0</text:p>
          </table:table-cell>
          <table:table-cell table:formula="of:=[.B98]+[.E97]" office:value-type="float" office:value="472462550">
            <text:p>472,462,550</text:p>
          </table:table-cell>
          <table:table-cell table:formula="of:=[.B97]" office:value-type="float" office:value="20580731">
            <text:p>20,580,731 </text:p>
          </table:table-cell>
          <table:table-cell table:formula="of:=[.F98]+[.G97]" office:value-type="float" office:value="451881819">
            <text:p>451,881,819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table:style-name="ce3" office:value-type="float" office:value="22247439">
            <text:p>22,247,439</text:p>
          </table:table-cell>
          <table:table-cell table:formula="of:=([.B99]-[.B98])/[.B98]" office:value-type="percentage" office:value="0.0809839067426711">
            <text:p>8.10%</text:p>
          </table:table-cell>
          <table:table-cell table:formula="of:=[.B99]-[.B98]" office:value-type="float" office:value="1666708">
            <text:p>1,666,708</text:p>
          </table:table-cell>
          <table:table-cell table:formula="of:=[.B99]+[.E98]" office:value-type="float" office:value="494709989">
            <text:p>494,709,989</text:p>
          </table:table-cell>
          <table:table-cell table:formula="of:=[.B98]" office:value-type="float" office:value="20580731">
            <text:p>20,580,731 </text:p>
          </table:table-cell>
          <table:table-cell table:formula="of:=[.F99]+[.G98]" office:value-type="float" office:value="472462550">
            <text:p>472,462,550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table:style-name="ce3" office:value-type="float" office:value="22247439">
            <text:p>22,247,439</text:p>
          </table:table-cell>
          <table:table-cell table:formula="of:=([.B100]-[.B99])/[.B99]" office:value-type="percentage" office:value="0">
            <text:p>0.00%</text:p>
          </table:table-cell>
          <table:table-cell table:formula="of:=[.B100]-[.B99]" office:value-type="float" office:value="0">
            <text:p>0</text:p>
          </table:table-cell>
          <table:table-cell table:formula="of:=[.B100]+[.E99]" office:value-type="float" office:value="516957428">
            <text:p>516,957,428</text:p>
          </table:table-cell>
          <table:table-cell table:formula="of:=[.B99]" office:value-type="float" office:value="22247439">
            <text:p>22,247,439 </text:p>
          </table:table-cell>
          <table:table-cell table:formula="of:=[.F100]+[.G99]" office:value-type="float" office:value="494709989">
            <text:p>494,709,989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5580772">
            <text:p>25,580,772</text:p>
          </table:table-cell>
          <table:table-cell table:formula="of:=([.B101]-[.B100])/[.B100]" office:value-type="percentage" office:value="0.149829964698409">
            <text:p>14.98%</text:p>
          </table:table-cell>
          <table:table-cell table:formula="of:=[.B101]-[.B100]" office:value-type="float" office:value="3333333">
            <text:p>3,333,333</text:p>
          </table:table-cell>
          <table:table-cell table:formula="of:=[.B101]+[.E100]" office:value-type="float" office:value="542538200">
            <text:p>542,538,200</text:p>
          </table:table-cell>
          <table:table-cell table:formula="of:=[.B100]" office:value-type="float" office:value="22247439">
            <text:p>22,247,439 </text:p>
          </table:table-cell>
          <table:table-cell table:formula="of:=[.F101]+[.G100]" office:value-type="float" office:value="516957428">
            <text:p>516,957,428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table:style-name="ce3" office:value-type="float" office:value="28914105">
            <text:p>28,914,105</text:p>
          </table:table-cell>
          <table:table-cell table:formula="of:=([.B102]-[.B101])/[.B101]" office:value-type="percentage" office:value="0.130306192479257">
            <text:p>13.03%</text:p>
          </table:table-cell>
          <table:table-cell table:formula="of:=[.B102]-[.B101]" office:value-type="float" office:value="3333333">
            <text:p>3,333,333</text:p>
          </table:table-cell>
          <table:table-cell table:formula="of:=[.B102]+[.E101]" office:value-type="float" office:value="571452305">
            <text:p>571,452,305</text:p>
          </table:table-cell>
          <table:table-cell table:formula="of:=[.B101]" office:value-type="float" office:value="25580772">
            <text:p>25,580,772 </text:p>
          </table:table-cell>
          <table:table-cell table:formula="of:=[.F102]+[.G101]" office:value-type="float" office:value="542538200">
            <text:p>542,538,200 </text:p>
          </table:table-cell>
          <table:table-cell table:number-columns-repeated="4"/>
          <table:table-cell table:style-name="ce62"/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table:style-name="ce3" office:value-type="float" office:value="32247438">
            <text:p>32,247,438</text:p>
          </table:table-cell>
          <table:table-cell table:formula="of:=([.B103]-[.B102])/[.B102]" office:value-type="percentage" office:value="0.115283976453707">
            <text:p>11.53%</text:p>
          </table:table-cell>
          <table:table-cell table:formula="of:=[.B103]-[.B102]" office:value-type="float" office:value="3333333">
            <text:p>3,333,333</text:p>
          </table:table-cell>
          <table:table-cell table:formula="of:=[.B103]+[.E102]" office:value-type="float" office:value="603699743">
            <text:p>603,699,743</text:p>
          </table:table-cell>
          <table:table-cell table:formula="of:=[.B102]" office:value-type="float" office:value="28914105">
            <text:p>28,914,105 </text:p>
          </table:table-cell>
          <table:table-cell table:formula="of:=[.F103]+[.G102]" office:value-type="float" office:value="571452305">
            <text:p>571,452,305 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table:style-name="ce3" office:value-type="float" office:value="35580771">
            <text:p>35,580,771</text:p>
          </table:table-cell>
          <table:table-cell table:formula="of:=([.B104]-[.B103])/[.B103]" office:value-type="percentage" office:value="0.103367374487238">
            <text:p>10.34%</text:p>
          </table:table-cell>
          <table:table-cell table:formula="of:=[.B104]-[.B103]" office:value-type="float" office:value="3333333">
            <text:p>3,333,333</text:p>
          </table:table-cell>
          <table:table-cell table:formula="of:=[.B104]+[.E103]" office:value-type="float" office:value="639280514">
            <text:p>639,280,514</text:p>
          </table:table-cell>
          <table:table-cell table:formula="of:=[.B103]" office:value-type="float" office:value="32247438">
            <text:p>32,247,438 </text:p>
          </table:table-cell>
          <table:table-cell table:formula="of:=[.F104]+[.G103]" office:value-type="float" office:value="603699743">
            <text:p>603,699,743 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table:style-name="ce3" office:value-type="float" office:value="38914104">
            <text:p>38,914,104</text:p>
          </table:table-cell>
          <table:table-cell table:formula="of:=([.B105]-[.B104])/[.B104]" office:value-type="percentage" office:value="0.09368355171393">
            <text:p>9.37%</text:p>
          </table:table-cell>
          <table:table-cell table:formula="of:=[.B105]-[.B104]" office:value-type="float" office:value="3333333">
            <text:p>3,333,333</text:p>
          </table:table-cell>
          <table:table-cell table:formula="of:=[.B105]+[.E104]" office:value-type="float" office:value="678194618">
            <text:p>678,194,618</text:p>
          </table:table-cell>
          <table:table-cell table:formula="of:=[.B104]" office:value-type="float" office:value="35580771">
            <text:p>35,580,771 </text:p>
          </table:table-cell>
          <table:table-cell table:formula="of:=[.F105]+[.G104]" office:value-type="float" office:value="639280514">
            <text:p>639,280,514 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table:style-name="ce3" office:value-type="float" office:value="42247437">
            <text:p>42,247,437</text:p>
          </table:table-cell>
          <table:table-cell table:formula="of:=([.B106]-[.B105])/[.B105]" office:value-type="percentage" office:value="0.0856587369967454">
            <text:p>8.57%</text:p>
          </table:table-cell>
          <table:table-cell table:formula="of:=[.B106]-[.B105]" office:value-type="float" office:value="3333333">
            <text:p>3,333,333</text:p>
          </table:table-cell>
          <table:table-cell table:formula="of:=[.B106]+[.E105]" office:value-type="float" office:value="720442055">
            <text:p>720,442,055</text:p>
          </table:table-cell>
          <table:table-cell table:formula="of:=[.B105]" office:value-type="float" office:value="38914104">
            <text:p>38,914,104 </text:p>
          </table:table-cell>
          <table:table-cell table:formula="of:=[.F106]+[.G105]" office:value-type="float" office:value="678194618">
            <text:p>678,194,618 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table:style-name="ce3" office:value-type="float" office:value="45580770">
            <text:p>45,580,770</text:p>
          </table:table-cell>
          <table:table-cell table:formula="of:=([.B107]-[.B106])/[.B106]" office:value-type="percentage" office:value="0.078900241924735">
            <text:p>7.89%</text:p>
          </table:table-cell>
          <table:table-cell table:formula="of:=[.B107]-[.B106]" office:value-type="float" office:value="3333333">
            <text:p>3,333,333</text:p>
          </table:table-cell>
          <table:table-cell table:formula="of:=[.B107]+[.E106]" office:value-type="float" office:value="766022825">
            <text:p>766,022,825</text:p>
          </table:table-cell>
          <table:table-cell table:formula="of:=[.B106]" office:value-type="float" office:value="42247437">
            <text:p>42,247,437 </text:p>
          </table:table-cell>
          <table:table-cell table:formula="of:=[.F107]+[.G106]" office:value-type="float" office:value="720442055">
            <text:p>720,442,055 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table:style-name="ce3" office:value-type="float" office:value="48914103">
            <text:p>48,914,103</text:p>
          </table:table-cell>
          <table:table-cell table:formula="of:=([.B108]-[.B107])/[.B107]" office:value-type="percentage" office:value="0.0731302476899798">
            <text:p>7.31%</text:p>
          </table:table-cell>
          <table:table-cell table:formula="of:=[.B108]-[.B107]" office:value-type="float" office:value="3333333">
            <text:p>3,333,333</text:p>
          </table:table-cell>
          <table:table-cell table:formula="of:=[.B108]+[.E107]" office:value-type="float" office:value="814936928">
            <text:p>814,936,928</text:p>
          </table:table-cell>
          <table:table-cell table:formula="of:=[.B107]" office:value-type="float" office:value="45580770">
            <text:p>45,580,770 </text:p>
          </table:table-cell>
          <table:table-cell table:formula="of:=[.F108]+[.G107]" office:value-type="float" office:value="766022825">
            <text:p>766,022,825 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table:style-name="ce3" office:value-type="float" office:value="52247436">
            <text:p>52,247,436</text:p>
          </table:table-cell>
          <table:table-cell table:formula="of:=([.B109]-[.B108])/[.B108]" office:value-type="percentage" office:value="0.0681466651857032">
            <text:p>6.81%</text:p>
          </table:table-cell>
          <table:table-cell table:formula="of:=[.B109]-[.B108]" office:value-type="float" office:value="3333333">
            <text:p>3,333,333</text:p>
          </table:table-cell>
          <table:table-cell table:formula="of:=[.B109]+[.E108]" office:value-type="float" office:value="867184364">
            <text:p>867,184,364</text:p>
          </table:table-cell>
          <table:table-cell table:formula="of:=[.B108]" office:value-type="float" office:value="48914103">
            <text:p>48,914,103 </text:p>
          </table:table-cell>
          <table:table-cell table:formula="of:=[.F109]+[.G108]" office:value-type="float" office:value="814936928">
            <text:p>814,936,928 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table:style-name="ce3" office:value-type="float" office:value="55580769">
            <text:p>55,580,769</text:p>
          </table:table-cell>
          <table:table-cell table:formula="of:=([.B110]-[.B109])/[.B109]" office:value-type="percentage" office:value="0.0637989776187295">
            <text:p>6.38%</text:p>
          </table:table-cell>
          <table:table-cell table:formula="of:=[.B110]-[.B109]" office:value-type="float" office:value="3333333">
            <text:p>3,333,333</text:p>
          </table:table-cell>
          <table:table-cell table:formula="of:=[.B110]+[.E109]" office:value-type="float" office:value="922765133">
            <text:p>922,765,133</text:p>
          </table:table-cell>
          <table:table-cell table:formula="of:=[.B109]" office:value-type="float" office:value="52247436">
            <text:p>52,247,436 </text:p>
          </table:table-cell>
          <table:table-cell table:formula="of:=[.F110]+[.G109]" office:value-type="float" office:value="867184364">
            <text:p>867,184,364 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table:style-name="ce3" office:value-type="float" office:value="58914102">
            <text:p>58,914,102</text:p>
          </table:table-cell>
          <table:table-cell table:formula="of:=([.B111]-[.B110])/[.B110]" office:value-type="percentage" office:value="0.0599727758354693">
            <text:p>6.00%</text:p>
          </table:table-cell>
          <table:table-cell table:formula="of:=[.B111]-[.B110]" office:value-type="float" office:value="3333333">
            <text:p>3,333,333</text:p>
          </table:table-cell>
          <table:table-cell table:formula="of:=[.B111]+[.E110]" office:value-type="float" office:value="981679235">
            <text:p>981,679,235</text:p>
          </table:table-cell>
          <table:table-cell table:formula="of:=[.B110]" office:value-type="float" office:value="55580769">
            <text:p>55,580,769 </text:p>
          </table:table-cell>
          <table:table-cell table:formula="of:=[.F111]+[.G110]" office:value-type="float" office:value="922765133">
            <text:p>922,765,133 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table:style-name="ce3" office:value-type="float" office:value="62247435">
            <text:p>62,247,435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table:style-name="ce3" office:value-type="float" office:value="65580768">
            <text:p>65,580,768</text:p>
          </table:table-cell>
          <table:table-cell table:number-columns-repeated="1022"/>
        </table:table-row>
        <table:table-row table:style-name="ro1">
          <table:table-cell office:value-type="float" office:value="113">
            <text:p>113</text:p>
          </table:table-cell>
          <table:table-cell table:style-name="ce3" office:value-type="float" office:value="68914101">
            <text:p>68,914,101</text:p>
          </table:table-cell>
          <table:table-cell table:number-columns-repeated="1022"/>
        </table:table-row>
        <table:table-row table:style-name="ro1">
          <table:table-cell office:value-type="float" office:value="114">
            <text:p>114</text:p>
          </table:table-cell>
          <table:table-cell table:style-name="ce3" office:value-type="float" office:value="72247434">
            <text:p>72,247,434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style-name="ce3" office:value-type="float" office:value="75580767">
            <text:p>75,580,767</text:p>
          </table:table-cell>
          <table:table-cell table:number-columns-repeated="1022"/>
        </table:table-row>
        <table:table-row table:style-name="ro1">
          <table:table-cell office:value-type="float" office:value="116">
            <text:p>116</text:p>
          </table:table-cell>
          <table:table-cell table:style-name="ce3" office:value-type="float" office:value="78914100">
            <text:p>78,914,100</text:p>
          </table:table-cell>
          <table:table-cell table:number-columns-repeated="1022"/>
        </table:table-row>
        <table:table-row table:style-name="ro1">
          <table:table-cell office:value-type="float" office:value="117">
            <text:p>117</text:p>
          </table:table-cell>
          <table:table-cell table:style-name="ce3" office:value-type="float" office:value="82247433">
            <text:p>82,247,433</text:p>
          </table:table-cell>
          <table:table-cell table:number-columns-repeated="1022"/>
        </table:table-row>
        <table:table-row table:style-name="ro1">
          <table:table-cell office:value-type="float" office:value="118">
            <text:p>118</text:p>
          </table:table-cell>
          <table:table-cell table:style-name="ce3" office:value-type="float" office:value="85580766">
            <text:p>85,580,766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style-name="ce3" office:value-type="float" office:value="88914099">
            <text:p>88,914,099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table:style-name="ce3" office:value-type="float" office:value="92247432">
            <text:p>92,247,432</text:p>
          </table:table-cell>
          <table:table-cell table:number-columns-repeated="1022"/>
        </table:table-row>
        <table:table-row table:style-name="ro1">
          <table:table-cell office:value-type="float" office:value="121">
            <text:p>121</text:p>
          </table:table-cell>
          <table:table-cell table:style-name="ce3" office:value-type="float" office:value="95580765">
            <text:p>95,580,765</text:p>
          </table:table-cell>
          <table:table-cell table:number-columns-repeated="1022"/>
        </table:table-row>
        <table:table-row table:style-name="ro1">
          <table:table-cell office:value-type="float" office:value="122">
            <text:p>122</text:p>
          </table:table-cell>
          <table:table-cell table:style-name="ce3" office:value-type="float" office:value="98914098">
            <text:p>98,914,098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style-name="ce3" office:value-type="float" office:value="102247431">
            <text:p>102,247,431</text:p>
          </table:table-cell>
          <table:table-cell table:number-columns-repeated="1022"/>
        </table:table-row>
        <table:table-row table:style-name="ro1">
          <table:table-cell office:value-type="float" office:value="124">
            <text:p>124</text:p>
          </table:table-cell>
          <table:table-cell table:style-name="ce3" office:value-type="float" office:value="105580764">
            <text:p>105,580,764</text:p>
          </table:table-cell>
          <table:table-cell table:number-columns-repeated="1022"/>
        </table:table-row>
        <table:table-row table:style-name="ro1">
          <table:table-cell office:value-type="float" office:value="125">
            <text:p>125</text:p>
          </table:table-cell>
          <table:table-cell table:style-name="ce3" office:value-type="float" office:value="108914097">
            <text:p>108,914,097</text:p>
          </table:table-cell>
          <table:table-cell table:number-columns-repeated="1022"/>
        </table:table-row>
        <table:table-row table:style-name="ro1">
          <table:table-cell office:value-type="float" office:value="126">
            <text:p>126</text:p>
          </table:table-cell>
          <table:table-cell table:style-name="ce3" office:value-type="float" office:value="112247430">
            <text:p>112,247,430</text:p>
          </table:table-cell>
          <table:table-cell table:number-columns-repeated="1022"/>
        </table:table-row>
        <table:table-row table:style-name="ro1">
          <table:table-cell office:value-type="float" office:value="127">
            <text:p>127</text:p>
          </table:table-cell>
          <table:table-cell table:style-name="ce3" office:value-type="float" office:value="115580763">
            <text:p>115,580,763</text:p>
          </table:table-cell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table:style-name="ce3" office:value-type="float" office:value="118914096">
            <text:p>118,914,096</text:p>
          </table:table-cell>
          <table:table-cell table:number-columns-repeated="1022"/>
        </table:table-row>
        <table:table-row table:style-name="ro1">
          <table:table-cell office:value-type="float" office:value="129">
            <text:p>129</text:p>
          </table:table-cell>
          <table:table-cell table:style-name="ce3" office:value-type="float" office:value="122247429">
            <text:p>122,247,429</text:p>
          </table:table-cell>
          <table:table-cell table:number-columns-repeated="1022"/>
        </table:table-row>
        <table:table-row table:style-name="ro1">
          <table:table-cell office:value-type="float" office:value="130">
            <text:p>130</text:p>
          </table:table-cell>
          <table:table-cell table:style-name="ce3" office:value-type="float" office:value="125580762">
            <text:p>125,580,762</text:p>
          </table:table-cell>
          <table:table-cell table:number-columns-repeated="1022"/>
        </table:table-row>
        <table:table-row table:style-name="ro1">
          <table:table-cell office:value-type="float" office:value="131">
            <text:p>131</text:p>
          </table:table-cell>
          <table:table-cell table:style-name="ce3" office:value-type="float" office:value="128914095">
            <text:p>128,914,095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table:style-name="ce3" office:value-type="float" office:value="132247428">
            <text:p>132,247,428</text:p>
          </table:table-cell>
          <table:table-cell table:number-columns-repeated="1022"/>
        </table:table-row>
        <table:table-row table:style-name="ro1">
          <table:table-cell office:value-type="float" office:value="133">
            <text:p>133</text:p>
          </table:table-cell>
          <table:table-cell table:style-name="ce3" office:value-type="float" office:value="135580761">
            <text:p>135,580,761</text:p>
          </table:table-cell>
          <table:table-cell table:number-columns-repeated="1022"/>
        </table:table-row>
        <table:table-row table:style-name="ro1">
          <table:table-cell office:value-type="float" office:value="134">
            <text:p>134</text:p>
          </table:table-cell>
          <table:table-cell table:style-name="ce3" office:value-type="float" office:value="138914094">
            <text:p>138,914,094</text:p>
          </table:table-cell>
          <table:table-cell table:number-columns-repeated="1022"/>
        </table:table-row>
        <table:table-row table:style-name="ro1">
          <table:table-cell office:value-type="float" office:value="135">
            <text:p>135</text:p>
          </table:table-cell>
          <table:table-cell table:style-name="ce3" office:value-type="float" office:value="142247427">
            <text:p>142,247,427</text:p>
          </table:table-cell>
          <table:table-cell table:number-columns-repeated="1022"/>
        </table:table-row>
        <table:table-row table:style-name="ro1">
          <table:table-cell office:value-type="float" office:value="136">
            <text:p>136</text:p>
          </table:table-cell>
          <table:table-cell table:style-name="ce3" office:value-type="float" office:value="145580760">
            <text:p>145,580,760</text:p>
          </table:table-cell>
          <table:table-cell table:number-columns-repeated="1022"/>
        </table:table-row>
        <table:table-row table:style-name="ro1">
          <table:table-cell office:value-type="float" office:value="137">
            <text:p>137</text:p>
          </table:table-cell>
          <table:table-cell table:style-name="ce3" office:value-type="float" office:value="148914093">
            <text:p>148,914,093</text:p>
          </table:table-cell>
          <table:table-cell table:number-columns-repeated="1022"/>
        </table:table-row>
        <table:table-row table:style-name="ro1">
          <table:table-cell office:value-type="float" office:value="138">
            <text:p>138</text:p>
          </table:table-cell>
          <table:table-cell table:style-name="ce3" office:value-type="float" office:value="152247426">
            <text:p>152,247,426</text:p>
          </table:table-cell>
          <table:table-cell table:number-columns-repeated="1022"/>
        </table:table-row>
        <table:table-row table:style-name="ro1">
          <table:table-cell office:value-type="float" office:value="139">
            <text:p>139</text:p>
          </table:table-cell>
          <table:table-cell table:style-name="ce3" office:value-type="float" office:value="155580759">
            <text:p>155,580,759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table:style-name="ce3" office:value-type="float" office:value="158914092">
            <text:p>158,914,092</text:p>
          </table:table-cell>
          <table:table-cell table:number-columns-repeated="1022"/>
        </table:table-row>
        <table:table-row table:style-name="ro1">
          <table:table-cell office:value-type="float" office:value="141">
            <text:p>141</text:p>
          </table:table-cell>
          <table:table-cell table:style-name="ce3" office:value-type="float" office:value="162247425">
            <text:p>162,247,425</text:p>
          </table:table-cell>
          <table:table-cell table:number-columns-repeated="1022"/>
        </table:table-row>
        <table:table-row table:style-name="ro1">
          <table:table-cell office:value-type="float" office:value="142">
            <text:p>142</text:p>
          </table:table-cell>
          <table:table-cell table:style-name="ce3" office:value-type="float" office:value="165580758">
            <text:p>165,580,75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style-name="ce3" office:value-type="float" office:value="168914091">
            <text:p>168,914,091</text:p>
          </table:table-cell>
          <table:table-cell table:number-columns-repeated="1022"/>
        </table:table-row>
        <table:table-row table:style-name="ro1">
          <table:table-cell office:value-type="float" office:value="144">
            <text:p>144</text:p>
          </table:table-cell>
          <table:table-cell table:style-name="ce3" office:value-type="float" office:value="172247424">
            <text:p>172,247,424</text:p>
          </table:table-cell>
          <table:table-cell table:number-columns-repeated="1022"/>
        </table:table-row>
        <table:table-row table:style-name="ro1">
          <table:table-cell office:value-type="float" office:value="145">
            <text:p>145</text:p>
          </table:table-cell>
          <table:table-cell table:style-name="ce3" office:value-type="float" office:value="175580757">
            <text:p>175,580,757</text:p>
          </table:table-cell>
          <table:table-cell table:number-columns-repeated="1022"/>
        </table:table-row>
        <table:table-row table:style-name="ro1">
          <table:table-cell office:value-type="float" office:value="146">
            <text:p>146</text:p>
          </table:table-cell>
          <table:table-cell table:style-name="ce3" office:value-type="float" office:value="178914090">
            <text:p>178,914,090</text:p>
          </table:table-cell>
          <table:table-cell table:number-columns-repeated="1022"/>
        </table:table-row>
        <table:table-row table:style-name="ro1">
          <table:table-cell office:value-type="float" office:value="147">
            <text:p>147</text:p>
          </table:table-cell>
          <table:table-cell table:style-name="ce3" office:value-type="float" office:value="182247423">
            <text:p>182,247,423</text:p>
          </table:table-cell>
          <table:table-cell table:number-columns-repeated="1022"/>
        </table:table-row>
        <table:table-row table:style-name="ro1">
          <table:table-cell office:value-type="float" office:value="148">
            <text:p>148</text:p>
          </table:table-cell>
          <table:table-cell table:style-name="ce3" office:value-type="float" office:value="185580756">
            <text:p>185,580,756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style-name="ce3" office:value-type="float" office:value="188914089">
            <text:p>188,914,089</text:p>
          </table:table-cell>
          <table:table-cell table:number-columns-repeated="1022"/>
        </table:table-row>
        <table:table-row table:style-name="ro1">
          <table:table-cell office:value-type="float" office:value="150">
            <text:p>150</text:p>
          </table:table-cell>
          <table:table-cell table:style-name="ce3" office:value-type="float" office:value="192247422">
            <text:p>192,247,422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table:style-name="ce3" office:value-type="float" office:value="195580755">
            <text:p>195,580,755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table:style-name="ce3" office:value-type="float" office:value="198914088">
            <text:p>198,914,088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</text:p>
          </table:table-cell>
          <table:table-cell table:style-name="ce3" office:value-type="float" office:value="202247421">
            <text:p>202,247,421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style-name="ce3" office:value-type="float" office:value="205580754">
            <text:p>205,580,754</text:p>
          </table:table-cell>
          <table:table-cell table:number-columns-repeated="1022"/>
        </table:table-row>
        <table:table-row table:style-name="ro1">
          <table:table-cell office:value-type="float" office:value="155">
            <text:p>155</text:p>
          </table:table-cell>
          <table:table-cell table:style-name="ce3" office:value-type="float" office:value="208914087">
            <text:p>208,914,087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table:style-name="ce3" office:value-type="float" office:value="212247420">
            <text:p>212,247,420</text:p>
          </table:table-cell>
          <table:table-cell table:number-columns-repeated="1022"/>
        </table:table-row>
        <table:table-row table:style-name="ro1">
          <table:table-cell office:value-type="float" office:value="157">
            <text:p>157</text:p>
          </table:table-cell>
          <table:table-cell table:style-name="ce3" office:value-type="float" office:value="215580753">
            <text:p>215,580,753</text:p>
          </table:table-cell>
          <table:table-cell table:number-columns-repeated="1022"/>
        </table:table-row>
        <table:table-row table:style-name="ro1">
          <table:table-cell office:value-type="float" office:value="158">
            <text:p>158</text:p>
          </table:table-cell>
          <table:table-cell table:style-name="ce3" office:value-type="float" office:value="218914086">
            <text:p>218,914,086</text:p>
          </table:table-cell>
          <table:table-cell table:number-columns-repeated="1022"/>
        </table:table-row>
        <table:table-row table:style-name="ro1">
          <table:table-cell office:value-type="float" office:value="159">
            <text:p>159</text:p>
          </table:table-cell>
          <table:table-cell table:style-name="ce3" office:value-type="float" office:value="222247419">
            <text:p>222,247,419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table:style-name="ce3" office:value-type="float" office:value="225580752">
            <text:p>225,580,752</text:p>
          </table:table-cell>
          <table:table-cell table:number-columns-repeated="1022"/>
        </table:table-row>
        <table:table-row table:style-name="ro1">
          <table:table-cell office:value-type="float" office:value="161">
            <text:p>161</text:p>
          </table:table-cell>
          <table:table-cell table:style-name="ce3" office:value-type="float" office:value="228914085">
            <text:p>228,914,085</text:p>
          </table:table-cell>
          <table:table-cell table:number-columns-repeated="1022"/>
        </table:table-row>
        <table:table-row table:style-name="ro1">
          <table:table-cell office:value-type="float" office:value="162">
            <text:p>162</text:p>
          </table:table-cell>
          <table:table-cell table:style-name="ce3" office:value-type="float" office:value="232247418">
            <text:p>232,247,418</text:p>
          </table:table-cell>
          <table:table-cell table:number-columns-repeated="1022"/>
        </table:table-row>
        <table:table-row table:style-name="ro1">
          <table:table-cell office:value-type="float" office:value="163">
            <text:p>163</text:p>
          </table:table-cell>
          <table:table-cell table:style-name="ce3" office:value-type="float" office:value="235580751">
            <text:p>235,580,751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table:style-name="ce3" office:value-type="float" office:value="238914084">
            <text:p>238,914,084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table:style-name="ce3" office:value-type="float" office:value="242247417">
            <text:p>242,247,417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</text:p>
          </table:table-cell>
          <table:table-cell table:style-name="ce3" office:value-type="float" office:value="245580750">
            <text:p>245,580,750</text:p>
          </table:table-cell>
          <table:table-cell table:number-columns-repeated="1022"/>
        </table:table-row>
        <table:table-row table:style-name="ro1">
          <table:table-cell office:value-type="float" office:value="167">
            <text:p>167</text:p>
          </table:table-cell>
          <table:table-cell table:style-name="ce3" office:value-type="float" office:value="248914083">
            <text:p>248,914,083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table:style-name="ce3" office:value-type="float" office:value="252247416">
            <text:p>252,247,416</text:p>
          </table:table-cell>
          <table:table-cell table:number-columns-repeated="1022"/>
        </table:table-row>
        <table:table-row table:style-name="ro1">
          <table:table-cell office:value-type="float" office:value="169">
            <text:p>169</text:p>
          </table:table-cell>
          <table:table-cell table:style-name="ce3" office:value-type="float" office:value="255580749">
            <text:p>255,580,749</text:p>
          </table:table-cell>
          <table:table-cell table:number-columns-repeated="1022"/>
        </table:table-row>
        <table:table-row table:style-name="ro1">
          <table:table-cell office:value-type="float" office:value="170">
            <text:p>170</text:p>
          </table:table-cell>
          <table:table-cell table:style-name="ce3" office:value-type="float" office:value="258914082">
            <text:p>258,914,082</text:p>
          </table:table-cell>
          <table:table-cell table:number-columns-repeated="1022"/>
        </table:table-row>
        <table:table-row table:style-name="ro1">
          <table:table-cell office:value-type="float" office:value="171">
            <text:p>171</text:p>
          </table:table-cell>
          <table:table-cell table:style-name="ce3" office:value-type="float" office:value="262247415">
            <text:p>262,247,415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table:style-name="ce3" office:value-type="float" office:value="265580748">
            <text:p>265,580,748</text:p>
          </table:table-cell>
          <table:table-cell table:number-columns-repeated="1022"/>
        </table:table-row>
        <table:table-row table:style-name="ro1">
          <table:table-cell office:value-type="float" office:value="173">
            <text:p>173</text:p>
          </table:table-cell>
          <table:table-cell table:style-name="ce3" office:value-type="float" office:value="268914081">
            <text:p>268,914,081</text:p>
          </table:table-cell>
          <table:table-cell table:number-columns-repeated="1022"/>
        </table:table-row>
        <table:table-row table:style-name="ro1">
          <table:table-cell office:value-type="float" office:value="174">
            <text:p>174</text:p>
          </table:table-cell>
          <table:table-cell table:style-name="ce3" office:value-type="float" office:value="272247414">
            <text:p>272,247,414</text:p>
          </table:table-cell>
          <table:table-cell table:number-columns-repeated="1022"/>
        </table:table-row>
        <table:table-row table:style-name="ro1">
          <table:table-cell office:value-type="float" office:value="175">
            <text:p>175</text:p>
          </table:table-cell>
          <table:table-cell table:style-name="ce3" office:value-type="float" office:value="275580747">
            <text:p>275,580,747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table:style-name="ce3" office:value-type="float" office:value="278914080">
            <text:p>278,914,080</text:p>
          </table:table-cell>
          <table:table-cell table:number-columns-repeated="1022"/>
        </table:table-row>
        <table:table-row table:style-name="ro1">
          <table:table-cell office:value-type="float" office:value="177">
            <text:p>177</text:p>
          </table:table-cell>
          <table:table-cell table:style-name="ce3" office:value-type="float" office:value="282247413">
            <text:p>282,247,413</text:p>
          </table:table-cell>
          <table:table-cell table:number-columns-repeated="1022"/>
        </table:table-row>
        <table:table-row table:style-name="ro1">
          <table:table-cell office:value-type="float" office:value="178">
            <text:p>178</text:p>
          </table:table-cell>
          <table:table-cell table:style-name="ce3" office:value-type="float" office:value="285580746">
            <text:p>285,580,746</text:p>
          </table:table-cell>
          <table:table-cell table:number-columns-repeated="1022"/>
        </table:table-row>
        <table:table-row table:style-name="ro1">
          <table:table-cell office:value-type="float" office:value="179">
            <text:p>179</text:p>
          </table:table-cell>
          <table:table-cell table:style-name="ce3" office:value-type="float" office:value="288914079">
            <text:p>288,914,079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table:style-name="ce3" office:value-type="float" office:value="292247412">
            <text:p>292,247,412</text:p>
          </table:table-cell>
          <table:table-cell table:number-columns-repeated="1022"/>
        </table:table-row>
        <table:table-row table:style-name="ro1">
          <table:table-cell office:value-type="float" office:value="181">
            <text:p>181</text:p>
          </table:table-cell>
          <table:table-cell table:style-name="ce3" office:value-type="float" office:value="295580745">
            <text:p>295,580,745</text:p>
          </table:table-cell>
          <table:table-cell table:number-columns-repeated="1022"/>
        </table:table-row>
        <table:table-row table:style-name="ro1">
          <table:table-cell office:value-type="float" office:value="182">
            <text:p>182</text:p>
          </table:table-cell>
          <table:table-cell table:style-name="ce3" office:value-type="float" office:value="298914078">
            <text:p>298,914,078</text:p>
          </table:table-cell>
          <table:table-cell table:number-columns-repeated="1022"/>
        </table:table-row>
        <table:table-row table:style-name="ro1">
          <table:table-cell office:value-type="float" office:value="183">
            <text:p>183</text:p>
          </table:table-cell>
          <table:table-cell table:style-name="ce3" office:value-type="float" office:value="302247411">
            <text:p>302,247,411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table:style-name="ce3" office:value-type="float" office:value="305580744">
            <text:p>305,580,744</text:p>
          </table:table-cell>
          <table:table-cell table:number-columns-repeated="1022"/>
        </table:table-row>
        <table:table-row table:style-name="ro1">
          <table:table-cell office:value-type="float" office:value="185">
            <text:p>185</text:p>
          </table:table-cell>
          <table:table-cell table:style-name="ce3" office:value-type="float" office:value="308914077">
            <text:p>308,914,077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</text:p>
          </table:table-cell>
          <table:table-cell table:style-name="ce3" office:value-type="float" office:value="312247410">
            <text:p>312,247,410</text:p>
          </table:table-cell>
          <table:table-cell table:number-columns-repeated="1022"/>
        </table:table-row>
        <table:table-row table:style-name="ro1">
          <table:table-cell office:value-type="float" office:value="187">
            <text:p>187</text:p>
          </table:table-cell>
          <table:table-cell table:style-name="ce3" office:value-type="float" office:value="315580743">
            <text:p>315,580,743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table:style-name="ce3" office:value-type="float" office:value="318914076">
            <text:p>318,914,076</text:p>
          </table:table-cell>
          <table:table-cell table:number-columns-repeated="1022"/>
        </table:table-row>
        <table:table-row table:style-name="ro1">
          <table:table-cell office:value-type="float" office:value="189">
            <text:p>189</text:p>
          </table:table-cell>
          <table:table-cell table:style-name="ce3" office:value-type="float" office:value="322247409">
            <text:p>322,247,409</text:p>
          </table:table-cell>
          <table:table-cell table:number-columns-repeated="1022"/>
        </table:table-row>
        <table:table-row table:style-name="ro1">
          <table:table-cell office:value-type="float" office:value="190">
            <text:p>190</text:p>
          </table:table-cell>
          <table:table-cell table:style-name="ce3" office:value-type="float" office:value="325580742">
            <text:p>325,580,742</text:p>
          </table:table-cell>
          <table:table-cell table:number-columns-repeated="1022"/>
        </table:table-row>
        <table:table-row table:style-name="ro1">
          <table:table-cell office:value-type="float" office:value="191">
            <text:p>191</text:p>
          </table:table-cell>
          <table:table-cell table:style-name="ce3" office:value-type="float" office:value="328914075">
            <text:p>328,914,075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table:style-name="ce3" office:value-type="float" office:value="332247408">
            <text:p>332,247,408</text:p>
          </table:table-cell>
          <table:table-cell table:number-columns-repeated="1022"/>
        </table:table-row>
        <table:table-row table:style-name="ro1">
          <table:table-cell office:value-type="float" office:value="193">
            <text:p>193</text:p>
          </table:table-cell>
          <table:table-cell table:style-name="ce3" office:value-type="float" office:value="335580741">
            <text:p>335,580,741</text:p>
          </table:table-cell>
          <table:table-cell table:number-columns-repeated="1022"/>
        </table:table-row>
        <table:table-row table:style-name="ro1">
          <table:table-cell office:value-type="float" office:value="194">
            <text:p>194</text:p>
          </table:table-cell>
          <table:table-cell table:style-name="ce3" office:value-type="float" office:value="338914074">
            <text:p>338,914,074</text:p>
          </table:table-cell>
          <table:table-cell table:number-columns-repeated="1022"/>
        </table:table-row>
        <table:table-row table:style-name="ro1">
          <table:table-cell office:value-type="float" office:value="195">
            <text:p>195</text:p>
          </table:table-cell>
          <table:table-cell table:style-name="ce3" office:value-type="float" office:value="342247407">
            <text:p>342,247,407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table:style-name="ce3" office:value-type="float" office:value="345580740">
            <text:p>345,580,740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table:style-name="ce3" office:value-type="float" office:value="348914073">
            <text:p>348,914,073</text:p>
          </table:table-cell>
          <table:table-cell table:number-columns-repeated="1022"/>
        </table:table-row>
        <table:table-row table:style-name="ro1">
          <table:table-cell office:value-type="float" office:value="198">
            <text:p>198</text:p>
          </table:table-cell>
          <table:table-cell table:style-name="ce3" office:value-type="float" office:value="352247406">
            <text:p>352,247,406</text:p>
          </table:table-cell>
          <table:table-cell table:number-columns-repeated="1022"/>
        </table:table-row>
        <table:table-row table:style-name="ro1">
          <table:table-cell office:value-type="float" office:value="199">
            <text:p>199</text:p>
          </table:table-cell>
          <table:table-cell table:style-name="ce3" office:value-type="float" office:value="355580739">
            <text:p>355,580,739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table:style-name="ce3" office:value-type="float" office:value="400000000">
            <text:p>400,000,000</text:p>
          </table:table-cell>
          <table:table-cell table:number-columns-repeated="1022"/>
        </table:table-row>
        <table:table-row table:style-name="ro1">
          <table:table-cell office:value-type="float" office:value="201">
            <text:p>201</text:p>
          </table:table-cell>
          <table:table-cell table:style-name="ce3" office:value-type="float" office:value="450000000">
            <text:p>450,000,000</text:p>
          </table:table-cell>
          <table:table-cell table:number-columns-repeated="1022"/>
        </table:table-row>
        <table:table-row table:style-name="ro1" table:number-rows-repeated="49">
          <table:table-cell/>
          <table:table-cell table:style-name="Default"/>
          <table:table-cell table:number-columns-repeated="1022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2" table:print="false">
        <office:forms form:automatic-focus="false" form:apply-design-mode="false"/>
        <table:table-column table:style-name="co14" table:default-cell-style-name="ce27"/>
        <table:table-column table:style-name="co15" table:default-cell-style-name="ce27"/>
        <table:table-column table:style-name="co16" table:default-cell-style-name="ce32"/>
        <table:table-column table:style-name="co17" table:default-cell-style-name="ce27"/>
        <table:table-column table:style-name="co16" table:default-cell-style-name="ce38"/>
        <table:table-column table:style-name="co18" table:default-cell-style-name="ce27"/>
        <table:table-column table:style-name="co16" table:default-cell-style-name="ce32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number-columns-repeated="1013" table:default-cell-style-name="ce27"/>
        <table:table-row table:style-name="ro2">
          <table:table-cell table:style-name="ce20" office:value-type="string">
            <text:p>Skill</text:p>
          </table:table-cell>
          <table:table-cell table:style-name="ce20" office:value-type="string">
            <text:p>Gilead</text:p>
          </table:table-cell>
          <table:table-cell table:style-name="ce31" office:value-type="string">
            <text:p>Wants</text:p>
          </table:table-cell>
          <table:table-cell table:style-name="ce20" office:value-type="string">
            <text:p>Shenanigans</text:p>
          </table:table-cell>
          <table:table-cell table:style-name="ce37" office:value-type="string">
            <text:p>Wants</text:p>
          </table:table-cell>
          <table:table-cell table:style-name="ce20" office:value-type="string">
            <text:p>Malarkey</text:p>
          </table:table-cell>
          <table:table-cell table:style-name="ce31" office:value-type="string">
            <text:p>Wants</text:p>
          </table:table-cell>
          <table:table-cell table:style-name="ce20" office:value-type="string">
            <text:p>Max</text:p>
          </table:table-cell>
          <table:table-cell table:style-name="ce20" office:value-type="string">
            <text:p>Define</text:p>
          </table:table-cell>
          <table:table-cell table:style-name="ce20" office:value-type="string">
            <text:p>Trainer</text:p>
          </table:table-cell>
          <table:table-cell table:style-name="ce43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<text:s text:c="2"/>Adventuring <text:s text:c="6"/></text:p>
          </table:table-cell>
          <table:table-cell office:value-type="float" office:value="52">
            <text:p>52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<text:s text:c="4"/>Auction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office:value-type="string">
            <text:p>reduces auction house fees</text:p>
          </table:table-cell>
          <table:table-cell table:number-columns-repeated="1015"/>
        </table:table-row>
        <table:table-row table:style-name="ro2">
          <table:table-cell table:style-name="ce22" office:value-type="string">
            <text:p><text:s text:c="4"/>Cartography</text:p>
          </table:table-cell>
          <table:table-cell table:style-name="ce29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9" office:value-type="string">
            <text:p>lets you utilize map feature (help brief)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2" office:value-type="string">
            <text:p><text:s text:c="4"/>Evasion <text:s text:c="10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decreases chance of mob hunting you &amp; increases chance of seeing wimpy dir</text:p>
          </table:table-cell>
          <table:table-cell table:style-name="ce30"/>
          <table:table-cell table:style-name="ce30" office:value-type="string">
            <text:p>if I go idle this might save me...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<text:s text:c="4"/>Fleecing <text:s text:c="9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increases coin drop on mobs that you kill (not broodlings), 20% boost / point</text:p>
          </table:table-cell>
          <table:table-cell table:style-name="ce30" office:value-type="string">
            <text:p>Thrinkin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2" office:value-type="string">
            <text:p><text:s text:c="4"/>Gemology <text:s text:c="9"/>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office:value-type="string">
            <text:p>when you search, gives chance to find gems</text:p>
          </table:table-cell>
          <table:table-cell table:number-columns-repeated="1015"/>
        </table:table-row>
        <table:table-row table:style-name="ro2">
          <table:table-cell table:style-name="ce22" office:value-type="string">
            <text:p><text:s text:c="4"/>Lore <text:s text:c="13"/>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office:value-type="string">
            <text:p>id item on pickup; 3 = id guild artifact;4 alert when guild artifact is found; 5 who it is</text:p>
          </table:table-cell>
          <table:table-cell table:number-columns-repeated="1015"/>
        </table:table-row>
        <table:table-row table:style-name="ro2">
          <table:table-cell table:style-name="ce22" office:value-type="string">
            <text:p><text:s text:c="4"/>Mysticism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office:value-type="string">
            <text:p>improves the power of wands along with the chance of extra free charges</text:p>
          </table:table-cell>
          <table:table-cell/>
          <table:table-cell office:value-type="string">
            <text:p>could be cool for mages, wands do hit hard...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<text:s text:c="4"/>Packing <text:s text:c="10"/></text:p>
          </table:table-cell>
          <table:table-cell table:number-columns-repeated="6" office:value-type="string">
            <text:p><text:s/>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23" office:value-type="string">
            <text:p><text:s text:c="6"/>Caching <text:s text:c="10"/>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office:value-type="string">
            <text:p>allows you to cache items (in ground)</text:p>
          </table:table-cell>
          <table:table-cell office:value-type="string">
            <text:p>Thrinkin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Carrying <text:s text:c="9"/>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office:value-type="string">
            <text:p>increases carrying capacity</text:p>
          </table:table-cell>
          <table:table-cell/>
          <table:table-cell office:value-type="string">
            <text:p>good for jedi/fremen and encumbrance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6"/>Smuggling <text:s text:c="8"/>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office:value-type="string">
            <text:p>allows you to conceal items (removes weight from inventory)</text:p>
          </table:table-cell>
          <table:table-cell office:value-type="string">
            <text:p>Thrinkin</text:p>
          </table:table-cell>
          <table:table-cell office:value-type="string">
            <text:p>good for jedi/fremen and encumbrance</text:p>
          </table:table-cell>
          <table:table-cell table:number-columns-repeated="1013"/>
        </table:table-row>
        <table:table-row table:style-name="ro2">
          <table:table-cell table:style-name="ce24" office:value-type="string">
            <text:p><text:s text:c="4"/>Perception <text:s text:c="7"/>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>
            <text:p>lets you see what mobs carry, 3 lets you 'glimpse, 4 for weapon dmg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4" office:value-type="string">
            <text:p><text:s text:c="4"/>Sharpness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9" office:value-type="string">
            <text:p>let's you wimpydir, 1 is 50% chance, 2 is 75%, 3 is 100%</text:p>
          </table:table-cell>
          <table:table-cell table:style-name="ce29"/>
          <table:table-cell table:style-name="ce29" office:value-type="string">
            <text:p>useful for ssq knight</text:p>
          </table:table-cell>
          <table:table-cell table:number-columns-repeated="1013"/>
        </table:table-row>
        <table:table-row table:style-name="ro2">
          <table:table-cell table:style-name="ce24" office:value-type="string">
            <text:p><text:s text:c="4"/>Spirituality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let's you gauge where you alignment is at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<text:s text:c="4"/>Streetsmarts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helps you stop stealing mobs from taking your junk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<text:s text:c="4"/>Survival <text:s text:c="9"/>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office:value-type="string">
            <text:p>increase coffin cap; 'butcher' -&gt; meat (restores hp, sp); meat/corpses last longer</text:p>
          </table:table-cell>
          <table:table-cell office:value-type="string">
            <text:p>Rolan (1-5), George (6-7)</text:p>
          </table:table-cell>
          <table:table-cell table:number-columns-repeated="1014"/>
        </table:table-row>
        <table:table-row table:style-name="ro2">
          <table:table-cell table:style-name="ce24" office:value-type="string">
            <text:p><text:s text:c="4"/>Swimming</text:p>
          </table:table-cell>
          <table:table-cell table:number-columns-repeated="6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1 and 2 give swimming ability, 3 is water breathing</text:p>
          </table:table-cell>
          <table:table-cell/>
          <table:table-cell office:value-type="string">
            <text:p>rings and ammys for this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<text:s text:c="2"/>Combat <text:s text:c="11"/></text:p>
          </table:table-cell>
          <table:table-cell office:value-type="string">
            <text:p><text:s/></text:p>
          </table:table-cell>
          <table:table-cell table:number-columns-repeated="5"/>
          <table:table-cell table:style-name="ce30"/>
          <table:table-cell table:number-columns-repeated="1016"/>
        </table:table-row>
        <table:table-row table:style-name="ro2">
          <table:table-cell table:style-name="ce24" office:value-type="string">
            <text:p><text:s text:c="4"/>Armor <text:s text:c="12"/></text:p>
          </table:table-cell>
          <table:table-cell office:value-type="string">
            <text:p><text:s/></text:p>
          </table:table-cell>
          <table:table-cell table:number-columns-repeated="5"/>
          <table:table-cell table:style-name="ce30"/>
          <table:table-cell table:number-columns-repeated="1016"/>
        </table:table-row>
        <table:table-row table:style-name="ro2">
          <table:table-cell table:style-name="ce23" office:value-type="string">
            <text:p><text:s text:c="6"/>Appraisal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string">
            <text:p>see ac types on armour, how long it will last</text:p>
          </table:table-cell>
          <table:table-cell table:style-name="ce29" office:value-type="string">
            <text:p>Smithy (1-2), Bron (3-4)</text:p>
          </table:table-cell>
          <table:table-cell table:style-name="ce29" office:value-type="string">
            <text:p>1 so I can see ac types...4 if I care about documenting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6"/>Boots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Big Toe (red shoe in chaos)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Breastplate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bess ironmane (fantasy)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Cloak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Santa Claus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Gloves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rirar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Greaves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table:style-name="ce42" office:value-type="string">
            <text:p>Gareth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Helm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Judge Dredd (chaos)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Light <text:s text:c="12"/>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can wear light main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5" office:value-type="string">
            <text:p><text:s text:c="8"/>Medium <text:s text:c="11"/>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can wear medium main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6" office:value-type="string">
            <text:p><text:s text:c="10"/>Heavy <text:s text:c="12"/>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can wear all mains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3" office:value-type="string">
            <text:p><text:s text:c="6"/>Main</text:p>
          </table:table-cell>
          <table:table-cell table:style-name="ce3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office:value-type="string">
            <text:p>boost ac</text:p>
          </table:table-cell>
          <table:table-cell office:value-type="string">
            <text:p>sir prilmas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Maintenance <text:s text:c="6"/></text:p>
          </table:table-cell>
          <table:table-cell table:style-name="ce3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office:value-type="string">
            <text:p>reduces how quickly armours degrade in battle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<text:s text:c="6"/>Penetration <text:s text:c="6"/></text:p>
          </table:table-cell>
          <table:table-cell table:style-name="ce29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increases the chance you can bypass the enemy's armour with your hits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3" office:value-type="string">
            <text:p><text:s text:c="6"/>Shield <text:s text:c="11"/></text:p>
          </table:table-cell>
          <table:table-cell table:style-name="ce3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ets you wear shields</text:p>
          </table:table-cell>
          <table:table-cell table:style-name="ce30" office:value-type="string">
            <text:p>Angriff</text:p>
          </table:table-cell>
          <table:table-cell table:number-columns-repeated="1014"/>
        </table:table-row>
        <table:table-row table:style-name="ro2">
          <table:table-cell table:style-name="ce25" office:value-type="string">
            <text:p><text:s text:c="8"/>Block <text:s text:c="12"/></text:p>
          </table:table-cell>
          <table:table-cell table:style-name="ce3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gives you a .5 % chance per point to block a melee attack</text:p>
          </table:table-cell>
          <table:table-cell table:style-name="ce42" office:value-type="string">
            <text:p>Gareth</text:p>
          </table:table-cell>
          <table:table-cell table:number-columns-repeated="1014"/>
        </table:table-row>
        <table:table-row table:style-name="ro2">
          <table:table-cell table:style-name="ce25" office:value-type="string">
            <text:p><text:s text:c="8"/>Proficiency <text:s text:c="6"/></text:p>
          </table:table-cell>
          <table:table-cell table:style-name="ce3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oosts ac of shields</text:p>
          </table:table-cell>
          <table:table-cell table:style-name="ce30" office:value-type="string">
            <text:p>Angriff</text:p>
          </table:table-cell>
          <table:table-cell table:number-columns-repeated="1014"/>
        </table:table-row>
        <table:table-row table:style-name="ro2">
          <table:table-cell table:style-name="ce24" office:value-type="string">
            <text:p><text:s text:c="4"/>Proficiency <text:s text:c="6"/></text:p>
          </table:table-cell>
          <table:table-cell table:style-name="ce30"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3" office:value-type="string">
            <text:p><text:s text:c="6"/>Attack speed <text:s text:c="5"/>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ets you get an extra melee attack periodically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<text:s text:c="6"/>Critical hit <text:s text:c="5"/>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gives a chance for any attack to do extra dmg (spells, melee, etc)</text:p>
          </table:table-cell>
          <table:table-cell table:style-name="ce29" office:value-type="string">
            <text:p>Arundin (1-4), Lyriac (5)</text:p>
          </table:table-cell>
          <table:table-cell table:style-name="ce29"/>
          <table:table-cell table:number-columns-repeated="1013"/>
        </table:table-row>
        <table:table-row table:style-name="ro2">
          <table:table-cell table:style-name="ce23" office:value-type="string">
            <text:p><text:s text:c="6"/>Disciplines <text:s text:c="6"/></text:p>
          </table:table-cell>
          <table:table-cell table:style-name="ce30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<text:s text:c="8"/>Elemental <text:s text:c="8"/>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ded offense/defense with fire/ice</text:p>
          </table:table-cell>
          <table:table-cell office:value-type="string">
            <text:p>Elementals</text:p>
          </table:table-cell>
          <table:table-cell table:number-columns-repeated="1014"/>
        </table:table-row>
        <table:table-row table:style-name="ro2">
          <table:table-cell table:style-name="ce25" office:value-type="string">
            <text:p><text:s text:c="8"/>Metaphysical <text:s text:c="5"/>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ded offense/defense with mind/energy</text:p>
          </table:table-cell>
          <table:table-cell office:value-type="string">
            <text:p>Jedi, Mages</text:p>
          </table:table-cell>
          <table:table-cell table:number-columns-repeated="1014"/>
        </table:table-row>
        <table:table-row table:style-name="ro2">
          <table:table-cell table:style-name="ce25" office:value-type="string">
            <text:p><text:s text:c="8"/>Natural <text:s text:c="10"/>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ded offense/defense with acid/poison</text:p>
          </table:table-cell>
          <table:table-cell office:value-type="string">
            <text:p>Paculla</text:p>
          </table:table-cell>
          <table:table-cell table:number-columns-repeated="1014"/>
        </table:table-row>
        <table:table-row table:style-name="ro2">
          <table:table-cell table:style-name="ce25" office:value-type="string">
            <text:p><text:s text:c="8"/>Power <text:s text:c="12"/>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ded offense/defense with elec/radiation</text:p>
          </table:table-cell>
          <table:table-cell office:value-type="string">
            <text:p>Cyborgs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Dodge <text:s text:c="12"/>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ets you dodge melee strikes</text:p>
          </table:table-cell>
          <table:table-cell office:value-type="string">
            <text:p>Monks (1-4), Steve (5)</text:p>
          </table:table-cell>
          <table:table-cell table:number-columns-repeated="1014"/>
        </table:table-row>
        <table:table-row table:style-name="ro2">
          <table:table-cell table:style-name="ce23" office:value-type="string">
            <text:p><text:s text:c="6"/>Evaluation <text:s text:c="7"/>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>
            <text:p>1 = spellcaster check; 2 = dmg type; 3 gives foes % heatlh, 4 = % health on glance</text:p>
          </table:table-cell>
          <table:table-cell table:style-name="ce29" office:value-type="string">
            <text:p>Angriff</text:p>
          </table:table-cell>
          <table:table-cell table:style-name="ce29"/>
          <table:table-cell table:number-columns-repeated="1013"/>
        </table:table-row>
        <table:table-row table:style-name="ro2">
          <table:table-cell table:style-name="ce24" office:value-type="string">
            <text:p><text:s text:c="4"/>Spellcraft <text:s text:c="7"/></text:p>
          </table:table-cell>
          <table:table-cell table:style-name="ce30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3" office:value-type="string">
            <text:p><text:s text:c="6"/>Free cast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chance that a spell using ability (spells, etc) will be reduced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3" office:value-type="string">
            <text:p><text:s text:c="6"/>Magic resistance <text:s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chance to dodge spell dmg (specials)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4" office:value-type="string">
            <text:p><text:s text:c="4"/>Weapons <text:s text:c="10"/></text:p>
          </table:table-cell>
          <table:table-cell table:style-name="ce30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40" office:value-type="string">
            <text:p><text:s/></text:p>
          </table:table-cell>
          <table:table-cell table:style-name="ce30"/>
          <table:table-cell table:style-name="ce34" office:value-type="string">
            <text:p><text:s/></text:p>
          </table:table-cell>
          <table:table-cell table:style-name="ce30"/>
          <table:table-cell table:style-name="ce30" office:value-type="string">
            <text:p>has 2h sub skills under each, boosts dmg with that weapon type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3" office:value-type="string">
            <text:p><text:s text:c="6"/>Axe <text:s text:c="14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string">
            <text:p>Barrett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3" office:value-type="string">
            <text:p><text:s text:c="6"/>Bare hands <text:s text:c="7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/>
          <table:table-cell table:style-name="ce30" office:value-type="string">
            <text:p>Bruce Lee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3" office:value-type="string">
            <text:p><text:s text:c="6"/>Bow <text:s text:c="14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string">
            <text:p>Cupid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3" office:value-type="string">
            <text:p><text:s text:c="6"/>Dagger <text:s text:c="11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6"/>Disciplines</text:p>
          </table:table-cell>
          <table:table-cell table:style-name="ce30"/>
          <table:table-cell table:style-name="ce34"/>
          <table:table-cell table:style-name="ce30"/>
          <table:table-cell table:style-name="ce40"/>
          <table:table-cell table:style-name="ce30"/>
          <table:table-cell table:style-name="ce34"/>
          <table:table-cell table:style-name="ce30" table:number-columns-repeated="4"/>
          <table:table-cell table:number-columns-repeated="1013"/>
        </table:table-row>
        <table:table-row table:style-name="ro2">
          <table:table-cell table:style-name="ce25" office:value-type="string">
            <text:p><text:s text:c="8"/>Other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non e/b dmg from weapons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5" office:value-type="string">
            <text:p><text:s text:c="8"/>Physical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e/b dmg from weapons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5" office:value-type="string">
            <text:p><text:s text:c="8"/>Two-Handed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opens up two-handed subskills for weapons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5" office:value-type="string">
            <text:p><text:s text:c="10"/>Physical</text:p>
          </table:table-cell>
          <table:table-cell table:style-name="ce30"/>
          <table:table-cell table:style-name="ce35"/>
          <table:table-cell table:style-name="ce30"/>
          <table:table-cell table:style-name="ce35" office:value-type="float" office:value="5">
            <text:p>5</text:p>
          </table:table-cell>
          <table:table-cell table:style-name="ce30"/>
          <table:table-cell table:style-name="ce35"/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5" office:value-type="string">
            <text:p><text:s text:c="10"/>Other</text:p>
          </table:table-cell>
          <table:table-cell table:style-name="ce30"/>
          <table:table-cell table:style-name="ce35"/>
          <table:table-cell table:style-name="ce30"/>
          <table:table-cell table:style-name="ce35" office:value-type="float" office:value="0">
            <text:p>0</text:p>
          </table:table-cell>
          <table:table-cell table:style-name="ce30"/>
          <table:table-cell table:style-name="ce35"/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6"/>Exotic <text:s text:c="11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string">
            <text:p>Donavich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3" office:value-type="string">
            <text:p><text:s text:c="6"/>Gun <text:s text:c="14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6"/>Lance <text:s text:c="12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string">
            <text:p>Bess</text:p>
          </table:table-cell>
          <table:table-cell table:style-name="ce30"/>
          <table:table-cell table:number-columns-repeated="1013"/>
        </table:table-row>
        <table:table-row table:style-name="ro2">
          <table:table-cell table:style-name="ce23" office:value-type="string">
            <text:p><text:s text:c="6"/>Mace <text:s text:c="13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6"/>Polearm <text:s text:c="10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6"/>Sword <text:s text:c="12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1" office:value-type="string">
            <text:p><text:s text:c="2"/>Crafting</text:p>
          </table:table-cell>
          <table:table-cell table:style-name="ce30"/>
          <table:table-cell table:style-name="ce34"/>
          <table:table-cell table:style-name="ce30"/>
          <table:table-cell table:style-name="ce40"/>
          <table:table-cell table:style-name="ce30"/>
          <table:table-cell table:style-name="ce34"/>
          <table:table-cell table:style-name="ce30" table:number-columns-repeated="4"/>
          <table:table-cell table:number-columns-repeated="1013"/>
        </table:table-row>
        <table:table-row table:style-name="ro2">
          <table:table-cell table:style-name="ce23" office:value-type="string">
            <text:p><text:s text:c="4"/>Blacksmith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4"/>Chaos Wrangler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4"/>Chef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4"/>Enchanter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4"/>Farmer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3" office:value-type="string">
            <text:p><text:s text:c="4"/>Miner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number-columns-repeated="3"/>
          <table:table-cell table:number-columns-repeated="1013"/>
        </table:table-row>
        <table:table-row table:style-name="ro2">
          <table:table-cell table:style-name="ce21" office:value-type="string">
            <text:p><text:s text:c="2"/>Health <text:s text:c="11"/></text:p>
          </table:table-cell>
          <table:table-cell table:style-name="ce30" office:value-type="string">
            <text:p><text:s/></text:p>
          </table:table-cell>
          <table:table-cell table:style-name="ce34"/>
          <table:table-cell table:style-name="ce30"/>
          <table:table-cell table:style-name="ce40"/>
          <table:table-cell table:style-name="ce30"/>
          <table:table-cell table:style-name="ce34"/>
          <table:table-cell table:style-name="ce30" table:number-columns-repeated="4"/>
          <table:table-cell table:number-columns-repeated="1013"/>
        </table:table-row>
        <table:table-row table:style-name="ro2">
          <table:table-cell table:style-name="ce23" office:value-type="string">
            <text:p><text:s text:c="4"/>Counterpoise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move points from one stat to another</text:p>
          </table:table-cell>
          <table:table-cell table:style-name="ce30" office:value-type="string">
            <text:p>Changelings</text:p>
          </table:table-cell>
          <table:table-cell table:style-name="ce30" office:value-type="string">
            <text:p>pretty cool, but not sure when to apply this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Focus <text:s text:c="12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boosts sp regen</text:p>
          </table:table-cell>
          <table:table-cell table:style-name="ce30"/>
          <table:table-cell table:style-name="ce30" office:value-type="string">
            <text:p>maybe for monk, won't help mages much or gentech at all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Fortitude <text:s text:c="8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increases max hp by 1%per point</text:p>
          </table:table-cell>
          <table:table-cell table:style-name="ce30" office:value-type="string">
            <text:p>Van Richten</text:p>
          </table:table-cell>
          <table:table-cell table:style-name="ce30" office:value-type="string">
            <text:p>doesn't seem worth it to me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Metabolism <text:s text:c="7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increases how fast you process food/booze</text:p>
          </table:table-cell>
          <table:table-cell table:style-name="ce30" table:number-columns-repeated="2"/>
          <table:table-cell table:number-columns-repeated="1013"/>
        </table:table-row>
        <table:table-row table:style-name="ro2">
          <table:table-cell table:style-name="ce23" office:value-type="string">
            <text:p><text:s text:c="4"/>Reflex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build triggers on hp/sp/gp1/gp2, higher = more triggers</text:p>
          </table:table-cell>
          <table:table-cell table:style-name="ce30" office:value-type="string">
            <text:p>Fremen</text:p>
          </table:table-cell>
          <table:table-cell table:style-name="ce30" office:value-type="string">
            <text:p>mages and monks, maybe gentech for corpses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Regeneration <text:s text:c="5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boosts hp regen</text:p>
          </table:table-cell>
          <table:table-cell table:style-name="ce30"/>
          <table:table-cell table:style-name="ce30" office:value-type="string">
            <text:p>mages?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Spirit <text:s text:c="11"/>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increases max sp by 2% per point</text:p>
          </table:table-cell>
          <table:table-cell table:style-name="ce30"/>
          <table:table-cell table:style-name="ce30" office:value-type="string">
            <text:p>great for mages, and possibly monks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<text:s text:c="4"/>Vig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elp resist disease/poison and heal faster from it</text:p>
          </table:table-cell>
          <table:table-cell/>
          <table:table-cell office:value-type="string">
            <text:p>good for gentech and mages, monks have purif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8" office:value-type="string">
            <text:p>Spent</text:p>
          </table:table-cell>
          <table:table-cell table:style-name="ce28" table:formula="of:=SUM([.B3:.B83])" office:value-type="float" office:value="26">
            <text:p>26</text:p>
          </table:table-cell>
          <table:table-cell table:style-name="ce36" table:formula="of:=SUM([.C3:.C83])" office:value-type="float" office:value="50">
            <text:p>50</text:p>
          </table:table-cell>
          <table:table-cell table:style-name="ce28" table:formula="of:=SUM([.D3:.D83])" office:value-type="float" office:value="47">
            <text:p>47</text:p>
          </table:table-cell>
          <table:table-cell table:style-name="ce36" table:formula="of:=SUM([.E3:.E83])" office:value-type="float" office:value="58">
            <text:p>58</text:p>
          </table:table-cell>
          <table:table-cell table:style-name="ce28" table:formula="of:=SUM([.F3:.F83])" office:value-type="float" office:value="31">
            <text:p>31</text:p>
          </table:table-cell>
          <table:table-cell table:style-name="ce36" table:formula="of:=SUM([.G3:.G83])" office:value-type="float" office:value="48">
            <text:p>48</text:p>
          </table:table-cell>
          <table:table-cell table:number-columns-repeated="1017"/>
        </table:table-row>
        <table:table-row table:style-name="ro2">
          <table:table-cell table:style-name="ce28" office:value-type="string">
            <text:p>Total</text:p>
          </table:table-cell>
          <table:table-cell table:style-name="ce28" table:formula="of:=(ROUNDUP([.B2]/2;0)+11)" office:value-type="float" office:value="37">
            <text:p>37</text:p>
          </table:table-cell>
          <table:table-cell table:style-name="ce36" table:formula="of:=(ROUNDUP([.C2]/2;0)+8)" office:value-type="float" office:value="48">
            <text:p>48</text:p>
          </table:table-cell>
          <table:table-cell table:style-name="ce28" table:formula="of:=(ROUNDUP([.D2]/2;0)+8)+5" office:value-type="float" office:value="53">
            <text:p>53</text:p>
          </table:table-cell>
          <table:table-cell table:style-name="ce41" table:formula="of:=(ROUNDUP([.E2]/2;0)+8)+5" office:value-type="float" office:value="63">
            <text:p>63</text:p>
          </table:table-cell>
          <table:table-cell table:style-name="ce28" table:formula="of:=(ROUNDUP([.F2]/2;0)+6)" office:value-type="float" office:value="25">
            <text:p>25</text:p>
          </table:table-cell>
          <table:table-cell table:style-name="ce36" table:formula="of:=(ROUNDUP([.G2]/2;0)+5)" office:value-type="float" office:value="45">
            <text:p>45</text:p>
          </table:table-cell>
          <table:table-cell table:number-columns-repeated="1017"/>
        </table:table-row>
        <table:table-row table:style-name="ro2">
          <table:table-cell table:style-name="ce28" office:value-type="string">
            <text:p>Left</text:p>
          </table:table-cell>
          <table:table-cell table:style-name="ce28" table:formula="of:=[.B86]-[.B85]" office:value-type="float" office:value="11">
            <text:p>11</text:p>
          </table:table-cell>
          <table:table-cell table:style-name="ce36" table:formula="of:=[.C86]-[.C85]" office:value-type="float" office:value="-2">
            <text:p>-2</text:p>
          </table:table-cell>
          <table:table-cell table:style-name="ce28" table:formula="of:=[.D86]-[.D85]" office:value-type="float" office:value="6">
            <text:p>6</text:p>
          </table:table-cell>
          <table:table-cell table:style-name="ce41" table:formula="of:=[.E86]-[.E85]" office:value-type="float" office:value="5">
            <text:p>5</text:p>
          </table:table-cell>
          <table:table-cell table:style-name="ce28" table:formula="of:=[.F86]-[.F85]" office:value-type="float" office:value="-6">
            <text:p>-6</text:p>
          </table:table-cell>
          <table:table-cell table:style-name="ce36" table:formula="of:=[.G86]-[.G85]" office:value-type="float" office:value="-3">
            <text:p>-3</text:p>
          </table:table-cell>
          <table:table-cell table:number-columns-repeated="101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 quests" table:style-name="ta3" table:print="false">
        <office:forms form:automatic-focus="false" form:apply-design-mode="false"/>
        <table:table-column table:style-name="co23" table:number-columns-repeated="3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Notes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lp files</text:p>
          </table:table-cell>
          <table:table-cell office:value-type="string">
            <text:p>go to cancer, type 'tell cancer I understand skills, cancer'</text:p>
          </table:table-cell>
        </table:table-row>
      </table:table>
      <table:table table:name="profs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ce42"/>
        <table:table-column table:style-name="co28" table:number-columns-repeated="1019" table:default-cell-style-name="Default"/>
        <table:table-row table:style-name="ro3">
          <table:table-cell table:style-name="ce9" office:value-type="string">
            <text:p>Majors (1)</text:p>
          </table:table-cell>
          <table:table-cell/>
          <table:table-cell office:value-type="string">
            <text:p>type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4">
          <table:table-cell office:value-type="string">
            <text:p>Fieldsmith</text:p>
          </table:table-cell>
          <table:table-cell office:value-type="string">
            <text:p>A Lightning Infused Fieldsmith's Hammer (depleted)</text:p>
          </table:table-cell>
          <table:table-cell/>
          <table:table-cell office:value-type="string">
            <text:p>dismatle armor/weapons in inven., patchup equipment (knight repairs)</text:p>
          </table:table-cell>
          <table:table-cell table:number-columns-repeated="1020"/>
        </table:table-row>
        <table:table-row table:style-name="ro4">
          <table:table-cell office:value-type="string">
            <text:p>Golem master</text:p>
          </table:table-cell>
          <table:table-cell office:value-type="string">
            <text:p>Golem Master's Toolkit</text:p>
          </table:table-cell>
          <table:table-cell/>
          <table:table-cell office:value-type="string">
            <text:p>use golemize to create a follower to carry things</text:p>
          </table:table-cell>
          <table:table-cell/>
          <table:table-cell office:value-type="string">
            <text:p>monks? This way I don't need a ton of bags…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Herbologist</text:p>
          </table:table-cell>
          <table:table-cell table:style-name="ce46" office:value-type="string">
            <text:p>Herbologist's Garden Shovel</text:p>
          </table:table-cell>
          <table:table-cell table:style-name="ce46"/>
          <table:table-cell table:style-name="ce46" office:value-type="string">
            <text:p>harvest herbs in appropriate rooms for healing/mskill boosts</text:p>
          </table:table-cell>
          <table:table-cell/>
          <table:table-cell office:value-type="string">
            <text:p>black bark: 200 hps, meadowsweet: 2/2 regen, wort: +5 attack speed, biloba: +5 free cast, nettle: +5 dodge</text:p>
          </table:table-cell>
          <table:table-cell table:number-columns-repeated="1018"/>
        </table:table-row>
        <table:table-row table:style-name="ro4">
          <table:table-cell table:style-name="ce42" office:value-type="string">
            <text:p>Marshal</text:p>
          </table:table-cell>
          <table:table-cell office:value-type="string">
            <text:p>A Marshal's Standard (imbued with energy)</text:p>
          </table:table-cell>
          <table:table-cell/>
          <table:table-cell office:value-type="string">
            <text:p>rallycry for heal, offise, or defense</text:p>
          </table:table-cell>
          <table:table-cell table:number-columns-repeated="1020"/>
        </table:table-row>
        <table:table-row table:style-name="ro4">
          <table:table-cell table:style-name="ce44" office:value-type="string">
            <text:p>Reforger</text:p>
          </table:table-cell>
          <table:table-cell table:style-name="ce46" office:value-type="string">
            <text:p>A Reforger's Kit</text:p>
          </table:table-cell>
          <table:table-cell table:style-name="ce46"/>
          <table:table-cell table:style-name="ce46" office:value-type="string">
            <text:p>reforge items, take one property to boost another…</text:p>
          </table:table-cell>
          <table:table-cell/>
          <table:table-cell office:value-type="string">
            <text:p>juggers, gentech, eq getters</text:p>
          </table:table-cell>
          <table:table-cell table:number-columns-repeated="1018"/>
        </table:table-row>
        <table:table-row table:style-name="ro4">
          <table:table-cell table:style-name="ce45" office:value-type="string">
            <text:p>Transmuter</text:p>
          </table:table-cell>
          <table:table-cell table:style-name="ce45" office:value-type="string">
            <text:p>A Transmuter's Stone</text:p>
          </table:table-cell>
          <table:table-cell table:style-name="ce45"/>
          <table:table-cell table:style-name="ce45" office:value-type="string">
            <text:p>turn crafting items into other things</text:p>
          </table:table-cell>
          <table:table-cell table:number-columns-repeated="1020"/>
        </table:table-row>
        <table:table-row table:style-name="ro3">
          <table:table-cell table:style-name="ce46" office:value-type="string">
            <text:p>Trapper</text:p>
          </table:table-cell>
          <table:table-cell table:style-name="ce46" office:value-type="string">
            <text:p>A Trapper's Rucksack</text:p>
          </table:table-cell>
          <table:table-cell table:style-name="ce46"/>
          <table:table-cell table:style-name="ce46" office:value-type="string">
            <text:p>make cool traps for stuff</text:p>
          </table:table-cell>
          <table:table-cell/>
          <table:table-cell office:value-type="string">
            <text:p>blind, slow, snare, stun, wound</text:p>
          </table:table-cell>
          <table:table-cell table:number-columns-repeated="1018"/>
        </table:table-row>
        <table:table-row table:style-name="ro3">
          <table:table-cell table:style-name="ce46" office:value-type="string">
            <text:p>Veterinarian</text:p>
          </table:table-cell>
          <table:table-cell table:style-name="ce46" office:value-type="string">
            <text:p>Veterinarian's Scrubs</text:p>
          </table:table-cell>
          <table:table-cell table:style-name="ce46"/>
          <table:table-cell table:style-name="ce46" office:value-type="string">
            <text:p>lets you boost your dog to dodge/heal/hit harder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>
            <text:p>Minors (2)</text:p>
          </table:table-cell>
          <table:table-cell table:number-columns-repeated="3"/>
          <table:table-cell table:style-name="ce48"/>
          <table:table-cell table:number-columns-repeated="1019"/>
        </table:table-row>
        <table:table-row table:style-name="ro3">
          <table:table-cell table:style-name="ce47" office:value-type="string">
            <text:p>Acrobat</text:p>
          </table:table-cell>
          <table:table-cell table:style-name="ce47" office:value-type="string">
            <text:p>Acrobat's Bodysuit (worn)</text:p>
          </table:table-cell>
          <table:table-cell table:style-name="ce47" office:value-type="string">
            <text:p>mskill</text:p>
          </table:table-cell>
          <table:table-cell table:style-name="ce47" office:value-type="string">
            <text:p>boosts dodge mskill</text:p>
          </table:table-cell>
          <table:table-cell table:style-name="ce49"/>
          <table:table-cell table:number-columns-repeated="1019"/>
        </table:table-row>
        <table:table-row table:style-name="ro3">
          <table:table-cell table:style-name="ce47" office:value-type="string">
            <text:p>Assassin</text:p>
          </table:table-cell>
          <table:table-cell table:style-name="ce47" office:value-type="string">
            <text:p>Assassin's Mark</text:p>
          </table:table-cell>
          <table:table-cell table:style-name="ce47" office:value-type="string">
            <text:p>mskill</text:p>
          </table:table-cell>
          <table:table-cell table:style-name="ce47" office:value-type="string">
            <text:p>boosts critical hit mskill</text:p>
          </table:table-cell>
          <table:table-cell table:style-name="ce50" office:value-type="string">
            <text:p>gentech</text:p>
          </table:table-cell>
          <table:table-cell table:number-columns-repeated="1019"/>
        </table:table-row>
        <table:table-row table:style-name="ro3">
          <table:table-cell table:style-name="ce47" office:value-type="string">
            <text:p>Fast healer</text:p>
          </table:table-cell>
          <table:table-cell table:style-name="ce47" office:value-type="string">
            <text:p>Tube of Healing Ointment</text:p>
          </table:table-cell>
          <table:table-cell table:style-name="ce47" office:value-type="string">
            <text:p>healing</text:p>
          </table:table-cell>
          <table:table-cell table:style-name="ce47" office:value-type="string">
            <text:p>boost hp regen when hurt; like mystic, 12 hps a round x 5 rounds</text:p>
          </table:table-cell>
          <table:table-cell table:style-name="ce48"/>
          <table:table-cell table:number-columns-repeated="1019"/>
        </table:table-row>
        <table:table-row table:style-name="ro3">
          <table:table-cell table:style-name="ce42" office:value-type="string">
            <text:p>Hoarder</text:p>
          </table:table-cell>
          <table:table-cell table:style-name="ce42" office:value-type="string">
            <text:p>Hoarder's Satchel</text:p>
          </table:table-cell>
          <table:table-cell table:style-name="ce42" office:value-type="string">
            <text:p>misc</text:p>
          </table:table-cell>
          <table:table-cell table:style-name="ce42" office:value-type="string">
            <text:p>extra carry capacity</text:p>
          </table:table-cell>
          <table:table-cell table:number-columns-repeated="1020"/>
        </table:table-row>
        <table:table-row table:style-name="ro3">
          <table:table-cell table:style-name="ce42" office:value-type="string">
            <text:p>Lucky caster</text:p>
          </table:table-cell>
          <table:table-cell table:style-name="ce42" office:value-type="string">
            <text:p>A Set of Glowing Dice</text:p>
          </table:table-cell>
          <table:table-cell table:style-name="ce42" office:value-type="string">
            <text:p>mskill</text:p>
          </table:table-cell>
          <table:table-cell table:style-name="ce42" office:value-type="string">
            <text:p>boosts spellcraft.free cast mskill</text:p>
          </table:table-cell>
          <table:table-cell table:style-name="ce48"/>
          <table:table-cell table:number-columns-repeated="1019"/>
        </table:table-row>
        <table:table-row table:style-name="ro3">
          <table:table-cell table:style-name="ce47" office:value-type="string">
            <text:p>Mystic</text:p>
          </table:table-cell>
          <table:table-cell table:style-name="ce47" office:value-type="string">
            <text:p>Mystic's Orb</text:p>
          </table:table-cell>
          <table:table-cell table:style-name="ce47" office:value-type="string">
            <text:p>healing</text:p>
          </table:table-cell>
          <table:table-cell table:style-name="ce47" office:value-type="string">
            <text:p>boosts sp regen, heals 12 sps a round for 5 rounds</text:p>
          </table:table-cell>
          <table:table-cell table:style-name="ce48" office:value-type="string">
            <text:p>sii, knights</text:p>
          </table:table-cell>
          <table:table-cell table:number-columns-repeated="1019"/>
        </table:table-row>
        <table:table-row table:style-name="ro3">
          <table:table-cell table:style-name="ce47" office:value-type="string">
            <text:p>Tactician</text:p>
          </table:table-cell>
          <table:table-cell table:style-name="ce47" office:value-type="string">
            <text:p>Tactician's Manual</text:p>
          </table:table-cell>
          <table:table-cell table:style-name="ce47" office:value-type="string">
            <text:p>mskill</text:p>
          </table:table-cell>
          <table:table-cell table:style-name="ce47" office:value-type="string">
            <text:p>boost penetration mskill</text:p>
          </table:table-cell>
          <table:table-cell table:style-name="ce50" office:value-type="string">
            <text:p>gentech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49"/>
          <table:table-cell table:number-columns-repeated="1019"/>
        </table:table-row>
        <table:table-row table:style-name="ro3">
          <table:table-cell table:style-name="ce9" office:value-type="string">
            <text:p>Specializations (2)</text:p>
          </table:table-cell>
          <table:table-cell table:number-columns-repeated="3"/>
          <table:table-cell table:style-name="ce48"/>
          <table:table-cell table:number-columns-repeated="1019"/>
        </table:table-row>
        <table:table-row table:style-name="ro3">
          <table:table-cell table:style-name="ce42" office:value-type="string">
            <text:p>Arsonist</text:p>
          </table:table-cell>
          <table:table-cell table:style-name="ce42" office:value-type="string">
            <text:p>Book of Matches</text:p>
          </table:table-cell>
          <table:table-cell table:style-name="ce42" office:value-type="string">
            <text:p>offense</text:p>
          </table:table-cell>
          <table:table-cell table:style-name="ce42" office:value-type="string">
            <text:p>boosts fire dmg</text:p>
          </table:table-cell>
          <table:table-cell office:value-type="string">
            <text:p>dark jedi</text:p>
          </table:table-cell>
          <table:table-cell table:number-columns-repeated="1019"/>
        </table:table-row>
        <table:table-row table:style-name="ro3">
          <table:table-cell table:style-name="ce42" office:value-type="string">
            <text:p>Assayer</text:p>
          </table:table-cell>
          <table:table-cell table:style-name="ce42" office:value-type="string">
            <text:p>Assayer's Tasting Spoon</text:p>
          </table:table-cell>
          <table:table-cell table:style-name="ce42" office:value-type="string">
            <text:p>defense</text:p>
          </table:table-cell>
          <table:table-cell table:style-name="ce42" office:value-type="string">
            <text:p>boosts poison dmg resistance</text:p>
          </table:table-cell>
          <table:table-cell table:number-columns-repeated="1020"/>
        </table:table-row>
        <table:table-row table:style-name="ro3">
          <table:table-cell table:style-name="ce47" office:value-type="string">
            <text:p>Big game hunter</text:p>
          </table:table-cell>
          <table:table-cell table:style-name="ce47" office:value-type="string">
            <text:p>Safari Hat</text:p>
          </table:table-cell>
          <table:table-cell table:style-name="ce47" office:value-type="string">
            <text:p>offense</text:p>
          </table:table-cell>
          <table:table-cell table:style-name="ce47" office:value-type="string">
            <text:p>boosts dmg against mobs bigger than you (vs level/guild level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Biochemist</text:p>
          </table:table-cell>
          <table:table-cell table:style-name="ce42" office:value-type="string">
            <text:p>A Biochemist's Spectral Chromatograph</text:p>
          </table:table-cell>
          <table:table-cell table:style-name="ce42" office:value-type="string">
            <text:p>mskill</text:p>
          </table:table-cell>
          <table:table-cell table:style-name="ce42" office:value-type="string">
            <text:p>boosts disciplines.natural mskill (acid/poison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Boxer</text:p>
          </table:table-cell>
          <table:table-cell table:style-name="ce42" office:value-type="string">
            <text:p>Boxer's Headgear (worn)</text:p>
          </table:table-cell>
          <table:table-cell table:style-name="ce42" office:value-type="string">
            <text:p>defense</text:p>
          </table:table-cell>
          <table:table-cell table:style-name="ce42" office:value-type="string">
            <text:p>boosts blunt dmg resistanc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5" office:value-type="string">
            <text:p>Brawler</text:p>
          </table:table-cell>
          <table:table-cell table:style-name="ce42" office:value-type="string">
            <text:p>Brass Knuckles</text:p>
          </table:table-cell>
          <table:table-cell table:style-name="ce42" office:value-type="string">
            <text:p>offense</text:p>
          </table:table-cell>
          <table:table-cell table:style-name="ce42" office:value-type="string">
            <text:p>boost to unarmed dmg</text:p>
          </table:table-cell>
          <table:table-cell table:number-columns-repeated="1020"/>
        </table:table-row>
        <table:table-row table:style-name="ro3">
          <table:table-cell table:style-name="ce42" office:value-type="string">
            <text:p>Drunken master</text:p>
          </table:table-cell>
          <table:table-cell table:style-name="ce42" office:value-type="string">
            <text:p>A Stein of Ale (empty)</text:p>
          </table:table-cell>
          <table:table-cell table:style-name="ce42" office:value-type="string">
            <text:p>offense</text:p>
          </table:table-cell>
          <table:table-cell table:style-name="ce42" office:value-type="string">
            <text:p>boost combat dmg when drunk (more drunk = more dmg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Electrical engineer</text:p>
          </table:table-cell>
          <table:table-cell table:style-name="ce42" office:value-type="string">
            <text:p>Electrical Engineer's Circuit Board</text:p>
          </table:table-cell>
          <table:table-cell table:style-name="ce42" office:value-type="string">
            <text:p>mskill</text:p>
          </table:table-cell>
          <table:table-cell table:style-name="ce42" office:value-type="string">
            <text:p>boost power mskill (electricity/radiation)</text:p>
          </table:table-cell>
          <table:table-cell office:value-type="string">
            <text:p>dark jedi</text:p>
          </table:table-cell>
          <table:table-cell table:number-columns-repeated="1019"/>
        </table:table-row>
        <table:table-row table:style-name="ro3">
          <table:table-cell table:style-name="ce42" office:value-type="string">
            <text:p>Exterminator</text:p>
          </table:table-cell>
          <table:table-cell table:style-name="ce42" office:value-type="string">
            <text:p>Exterminator's Suit</text:p>
          </table:table-cell>
          <table:table-cell table:style-name="ce42" office:value-type="string">
            <text:p>mob type</text:p>
          </table:table-cell>
          <table:table-cell table:style-name="ce42" office:value-type="string">
            <text:p>boost dmg when in combat with bugs, rats, etc.</text:p>
          </table:table-cell>
          <table:table-cell table:number-columns-repeated="1020"/>
        </table:table-row>
        <table:table-row table:style-name="ro3">
          <table:table-cell table:style-name="ce42" office:value-type="string">
            <text:p>Firefighter</text:p>
          </table:table-cell>
          <table:table-cell table:style-name="ce42" office:value-type="string">
            <text:p>Fireman's Coat</text:p>
          </table:table-cell>
          <table:table-cell table:style-name="ce42" office:value-type="string">
            <text:p>defense</text:p>
          </table:table-cell>
          <table:table-cell table:style-name="ce42" office:value-type="string">
            <text:p>fire dmg resistance</text:p>
          </table:table-cell>
          <table:table-cell table:number-columns-repeated="1020"/>
        </table:table-row>
        <table:table-row table:style-name="ro3">
          <table:table-cell table:style-name="ce42" office:value-type="string">
            <text:p>Hunter</text:p>
          </table:table-cell>
          <table:table-cell table:style-name="ce42" office:value-type="string">
            <text:p>A Hunter's Hat (worn)</text:p>
          </table:table-cell>
          <table:table-cell table:style-name="ce42" office:value-type="string">
            <text:p>mob type</text:p>
          </table:table-cell>
          <table:table-cell table:style-name="ce42" office:value-type="string">
            <text:p>boost dmg when in combat with animals</text:p>
          </table:table-cell>
          <table:table-cell table:number-columns-repeated="1020"/>
        </table:table-row>
        <table:table-row table:style-name="ro3">
          <table:table-cell table:style-name="ce45" office:value-type="string">
            <text:p>Lawman</text:p>
          </table:table-cell>
          <table:table-cell table:style-name="ce42" office:value-type="string">
            <text:p>Lawman's Badge</text:p>
          </table:table-cell>
          <table:table-cell table:style-name="ce42" office:value-type="string">
            <text:p>mob type</text:p>
          </table:table-cell>
          <table:table-cell table:style-name="ce42" office:value-type="string">
            <text:p>boost dmg and against lawbreakers (not evil, perceived law breaker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Lumberjack</text:p>
          </table:table-cell>
          <table:table-cell table:style-name="ce42" office:value-type="string">
            <text:p>Lumberjack Suspenders</text:p>
          </table:table-cell>
          <table:table-cell table:style-name="ce42" office:value-type="string">
            <text:p>weapon</text:p>
          </table:table-cell>
          <table:table-cell table:style-name="ce42" office:value-type="string">
            <text:p>boosts dmg with ax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Maceman</text:p>
          </table:table-cell>
          <table:table-cell table:style-name="ce42" office:value-type="string">
            <text:p>Set of Mace Spikes</text:p>
          </table:table-cell>
          <table:table-cell table:style-name="ce42" office:value-type="string">
            <text:p>weapon</text:p>
          </table:table-cell>
          <table:table-cell table:style-name="ce42" office:value-type="string">
            <text:p>boosts dmg with mac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7" office:value-type="string">
            <text:p>Magician</text:p>
          </table:table-cell>
          <table:table-cell table:style-name="ce47" office:value-type="string">
            <text:p>A Magician's Top Hat</text:p>
          </table:table-cell>
          <table:table-cell table:style-name="ce47" office:value-type="string">
            <text:p>mskill</text:p>
          </table:table-cell>
          <table:table-cell table:style-name="ce47" office:value-type="string">
            <text:p>boosts metaphysical mskill (energy/mind)</text:p>
          </table:table-cell>
          <table:table-cell table:style-name="Default" office:value-type="string">
            <text:p>gentech (energy dmg), dark jedi</text:p>
          </table:table-cell>
          <table:table-cell table:number-columns-repeated="1019"/>
        </table:table-row>
        <table:table-row table:style-name="ro3">
          <table:table-cell table:style-name="ce42" office:value-type="string">
            <text:p>Misanthrope</text:p>
          </table:table-cell>
          <table:table-cell table:style-name="ce42" office:value-type="string">
            <text:p>A Copy of 'Gulliver's Travels'</text:p>
          </table:table-cell>
          <table:table-cell table:style-name="ce42" office:value-type="string">
            <text:p>mob type</text:p>
          </table:table-cell>
          <table:table-cell table:style-name="ce42" office:value-type="string">
            <text:p>boosts dmg against humans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42" office:value-type="string">
            <text:p>Shaman</text:p>
          </table:table-cell>
          <table:table-cell table:style-name="ce42" office:value-type="string">
            <text:p>Shaman's Totem</text:p>
          </table:table-cell>
          <table:table-cell table:style-name="ce42" office:value-type="string">
            <text:p>mskill</text:p>
          </table:table-cell>
          <table:table-cell table:style-name="ce42" office:value-type="string">
            <text:p>boost elemental mskill (fire/ice)</text:p>
          </table:table-cell>
          <table:table-cell table:style-name="Default" office:value-type="string">
            <text:p>dark jedi</text:p>
          </table:table-cell>
          <table:table-cell table:number-columns-repeated="1019"/>
        </table:table-row>
        <table:table-row table:style-name="ro3">
          <table:table-cell table:style-name="ce47" office:value-type="string">
            <text:p>Swordsman</text:p>
          </table:table-cell>
          <table:table-cell table:style-name="ce47" office:value-type="string">
            <text:p>Swordsman's Armband</text:p>
          </table:table-cell>
          <table:table-cell table:style-name="ce47" office:value-type="string">
            <text:p>weapon</text:p>
          </table:table-cell>
          <table:table-cell table:style-name="ce47" office:value-type="string">
            <text:p>boost sword dmg</text:p>
          </table:table-cell>
          <table:table-cell table:style-name="Default" office:value-type="string">
            <text:p>gentech, knights</text:p>
          </table:table-cell>
          <table:table-cell table:number-columns-repeated="1019"/>
        </table:table-row>
        <table:table-row table:style-name="ro3">
          <table:table-cell table:style-name="ce47" office:value-type="string">
            <text:p>Triathlete</text:p>
          </table:table-cell>
          <table:table-cell table:style-name="ce47" office:value-type="string">
            <text:p>Triathlete's Iron Man Trophy</text:p>
          </table:table-cell>
          <table:table-cell table:style-name="ce47" office:value-type="string">
            <text:p>healing</text:p>
          </table:table-cell>
          <table:table-cell table:style-name="ce47" office:value-type="string">
            <text:p>boost hp/sp regen out of combat (more when low)</text:p>
          </table:table-cell>
          <table:table-cell office:value-type="string">
            <text:p>sii</text:p>
          </table:table-cell>
          <table:table-cell table:number-columns-repeated="1019"/>
        </table:table-row>
        <table:table-row table:style-name="ro3">
          <table:table-cell table:style-name="ce47" office:value-type="string">
            <text:p>Undead hunter</text:p>
          </table:table-cell>
          <table:table-cell table:style-name="ce47" office:value-type="string">
            <text:p>A Withered Finger</text:p>
          </table:table-cell>
          <table:table-cell table:style-name="ce47" office:value-type="string">
            <text:p>mob type</text:p>
          </table:table-cell>
          <table:table-cell table:style-name="ce47" office:value-type="string">
            <text:p>boost dmg against undead</text:p>
          </table:table-cell>
          <table:table-cell office:value-type="string">
            <text:p>sii, knight will use this after I have mystic</text:p>
          </table:table-cell>
          <table:table-cell table:number-columns-repeated="1019"/>
        </table:table-row>
        <table:table-row table:style-name="ro3">
          <table:table-cell office:value-type="string">
            <text:p>X-ray technician</text:p>
          </table:table-cell>
          <table:table-cell office:value-type="string">
            <text:p>X-Ray Technician's Lead Coat</text:p>
          </table:table-cell>
          <table:table-cell office:value-type="string">
            <text:p>defense</text:p>
          </table:table-cell>
          <table:table-cell office:value-type="string">
            <text:p>boost radiation dmg resistance</text:p>
          </table:table-cell>
          <table:table-cell table:number-columns-repeated="1020"/>
        </table:table-row>
        <table:table-row table:style-name="ro3" table:number-rows-repeated="4">
          <table:table-cell table:number-columns-repeated="8"/>
          <table:table-cell table:style-name="ce5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8"/>
          <table:table-cell table:style-name="ce51"/>
          <table:table-cell table:number-columns-repeated="1015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als" table:style-name="ta3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Medal/Award</text:p>
          </table:table-cell>
          <table:table-cell table:style-name="ce52" office:value-type="string">
            <text:p>Realm</text:p>
          </table:table-cell>
          <table:table-cell table:style-name="ce52" office:value-type="string">
            <text:p>Origin</text:p>
          </table:table-cell>
          <table:table-cell table:style-name="ce52" office:value-type="string">
            <text:p>Notes</text:p>
          </table:table-cell>
        </table:table-row>
        <table:table-row table:style-name="ro3">
          <table:table-cell office:value-type="string">
            <text:p>[100]</text:p>
          </table:table-cell>
          <table:table-cell office:value-type="string">
            <text:p>Commendation of Ubernes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10kk]</text:p>
          </table:table-cell>
          <table:table-cell office:value-type="string">
            <text:p>Thinning the Flock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1hkk]</text:p>
          </table:table-cell>
          <table:table-cell office:value-type="string">
            <text:p>The Hills Run R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1kk]</text:p>
          </table:table-cell>
          <table:table-cell office:value-type="string">
            <text:p>Culling the Her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1mk]</text:p>
          </table:table-cell>
          <table:table-cell office:value-type="string">
            <text:p>The Bringer of Death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50]</text:p>
          </table:table-cell>
          <table:table-cell office:value-type="string">
            <text:p>Commendation of Advancemen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5hkk]</text:p>
          </table:table-cell>
          <table:table-cell office:value-type="string">
            <text:p>Filling the Guf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byss]</text:p>
          </table:table-cell>
          <table:table-cell office:value-type="string">
            <text:p>Demon Bane</text:p>
          </table:table-cell>
          <table:table-cell office:value-type="string">
            <text:p>F</text:p>
          </table:table-cell>
          <table:table-cell office:value-type="string">
            <text:p>The Abyss</text:p>
          </table:table-cell>
          <table:table-cell/>
        </table:table-row>
        <table:table-row table:style-name="ro3">
          <table:table-cell office:value-type="string">
            <text:p>[age1]</text:p>
          </table:table-cell>
          <table:table-cell office:value-type="string">
            <text:p>Happy Birth'day'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ge2]</text:p>
          </table:table-cell>
          <table:table-cell office:value-type="string">
            <text:p>Happy Birthda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ge3]</text:p>
          </table:table-cell>
          <table:table-cell office:value-type="string">
            <text:p>Happy Birthda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1]</text:p>
          </table:table-cell>
          <table:table-cell office:value-type="string">
            <text:p>Anarchy Novic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2]</text:p>
          </table:table-cell>
          <table:table-cell office:value-type="string">
            <text:p>Anarchy Vetera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3]</text:p>
          </table:table-cell>
          <table:table-cell office:value-type="string">
            <text:p>Anarchy Mas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4]</text:p>
          </table:table-cell>
          <table:table-cell office:value-type="string">
            <text:p>Griefer : Exper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5]</text:p>
          </table:table-cell>
          <table:table-cell office:value-type="string">
            <text:p>Griefer : Mas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d]</text:p>
          </table:table-cell>
          <table:table-cell office:value-type="string">
            <text:p>Anarchy N00B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rchf]</text:p>
          </table:table-cell>
          <table:table-cell office:value-type="string">
            <text:p>Anarchy = Fail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anax]</text:p>
          </table:table-cell>
          <table:table-cell office:value-type="string">
            <text:p>Titan Slayer</text:p>
          </table:table-cell>
          <table:table-cell office:value-type="string">
            <text:p>F</text:p>
          </table:table-cell>
          <table:table-cell office:value-type="string">
            <text:p>Mystic Seal - Ruins of the...</text:p>
          </table:table-cell>
          <table:table-cell/>
        </table:table-row>
        <table:table-row table:style-name="ro3">
          <table:table-cell office:value-type="string">
            <text:p>[annoy]</text:p>
          </table:table-cell>
          <table:table-cell office:value-type="string">
            <text:p>Holy crap this guy is anno...</text:p>
          </table:table-cell>
          <table:table-cell office:value-type="string">
            <text:p>P</text:p>
          </table:table-cell>
          <table:table-cell office:value-type="string">
            <text:p>Around town</text:p>
          </table:table-cell>
          <table:table-cell/>
        </table:table-row>
        <table:table-row table:style-name="ro3">
          <table:table-cell office:value-type="string">
            <text:p>[aocn]</text:p>
          </table:table-cell>
          <table:table-cell office:value-type="string">
            <text:p>Champion of Ao</text:p>
          </table:table-cell>
          <table:table-cell office:value-type="string">
            <text:p>F</text:p>
          </table:table-cell>
          <table:table-cell office:value-type="string">
            <text:p>Dragon Labyrinth</text:p>
          </table:table-cell>
          <table:table-cell/>
        </table:table-row>
        <table:table-row table:style-name="ro3">
          <table:table-cell office:value-type="string">
            <text:p>[azalin]</text:p>
          </table:table-cell>
          <table:table-cell office:value-type="string">
            <text:p>Of Death and Demons</text:p>
          </table:table-cell>
          <table:table-cell office:value-type="string">
            <text:p>F</text:p>
          </table:table-cell>
          <table:table-cell office:value-type="string">
            <text:p>Realm of the Verbeeg</text:p>
          </table:table-cell>
          <table:table-cell/>
        </table:table-row>
        <table:table-row table:style-name="ro3">
          <table:table-cell office:value-type="string">
            <text:p>[bard]</text:p>
          </table:table-cell>
          <table:table-cell office:value-type="string">
            <text:p>The Secre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blick]</text:p>
          </table:table-cell>
          <table:table-cell office:value-type="string">
            <text:p>This must be a bug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blood]</text:p>
          </table:table-cell>
          <table:table-cell office:value-type="string">
            <text:p>Blood Spor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brink]</text:p>
          </table:table-cell>
          <table:table-cell office:value-type="string">
            <text:p>Just a flesh woun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bsg1]</text:p>
          </table:table-cell>
          <table:table-cell office:value-type="string">
            <text:p>Galactica Viper Pilot Insi...</text:p>
          </table:table-cell>
          <table:table-cell office:value-type="string">
            <text:p>S</text:p>
          </table:table-cell>
          <table:table-cell office:value-type="string">
            <text:p>Battlestar Galactica</text:p>
          </table:table-cell>
          <table:table-cell/>
        </table:table-row>
        <table:table-row table:style-name="ro3">
          <table:table-cell office:value-type="string">
            <text:p>[burns]</text:p>
          </table:table-cell>
          <table:table-cell office:value-type="string">
            <text:p>Ow it burns it burns</text:p>
          </table:table-cell>
          <table:table-cell office:value-type="string">
            <text:p>C</text:p>
          </table:table-cell>
          <table:table-cell office:value-type="string">
            <text:p>Mount Thunder</text:p>
          </table:table-cell>
          <table:table-cell/>
        </table:table-row>
        <table:table-row table:style-name="ro3">
          <table:table-cell office:value-type="string">
            <text:p>[check1]</text:p>
          </table:table-cell>
          <table:table-cell office:value-type="string">
            <text:p>Chinese Checkers: Bronz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heck2]</text:p>
          </table:table-cell>
          <table:table-cell office:value-type="string">
            <text:p>Chinese Checkers: Silv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heck3]</text:p>
          </table:table-cell>
          <table:table-cell office:value-type="string">
            <text:p>Chinese Checkers: Gol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leaner1]</text:p>
          </table:table-cell>
          <table:table-cell office:value-type="string">
            <text:p>Street Cleaner Initiat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leaner2]</text:p>
          </table:table-cell>
          <table:table-cell office:value-type="string">
            <text:p>Street Cleaner Eld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ube]</text:p>
          </table:table-cell>
          <table:table-cell office:value-type="string">
            <text:p>Medal of Rubik's Master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ult1]</text:p>
          </table:table-cell>
          <table:table-cell office:value-type="string">
            <text:p>Experienced Cultist Hun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ult2]</text:p>
          </table:table-cell>
          <table:table-cell office:value-type="string">
            <text:p>Master Cultist Hun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cult3]</text:p>
          </table:table-cell>
          <table:table-cell office:value-type="string">
            <text:p>Legendary Cultist Hun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died]</text:p>
          </table:table-cell>
          <table:table-cell office:value-type="string">
            <text:p>A Bright Ligh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dke]</text:p>
          </table:table-cell>
          <table:table-cell office:value-type="string">
            <text:p>Black Dragon Slayer Banner</text:p>
          </table:table-cell>
          <table:table-cell office:value-type="string">
            <text:p>F</text:p>
          </table:table-cell>
          <table:table-cell office:value-type="string">
            <text:p>Dragon Realms</text:p>
          </table:table-cell>
          <table:table-cell/>
        </table:table-row>
        <table:table-row table:style-name="ro3">
          <table:table-cell office:value-type="string">
            <text:p>[dkg]</text:p>
          </table:table-cell>
          <table:table-cell office:value-type="string">
            <text:p>White Dragon Slayer Banner</text:p>
          </table:table-cell>
          <table:table-cell office:value-type="string">
            <text:p>F</text:p>
          </table:table-cell>
          <table:table-cell office:value-type="string">
            <text:p>Dragon Realms</text:p>
          </table:table-cell>
          <table:table-cell/>
        </table:table-row>
        <table:table-row table:style-name="ro3">
          <table:table-cell office:value-type="string">
            <text:p>[dkn]</text:p>
          </table:table-cell>
          <table:table-cell office:value-type="string">
            <text:p>Grey Dragon Slayer Banner</text:p>
          </table:table-cell>
          <table:table-cell office:value-type="string">
            <text:p>F</text:p>
          </table:table-cell>
          <table:table-cell office:value-type="string">
            <text:p>Dragon Realms</text:p>
          </table:table-cell>
          <table:table-cell/>
        </table:table-row>
        <table:table-row table:style-name="ro3">
          <table:table-cell office:value-type="string">
            <text:p>[dma]</text:p>
          </table:table-cell>
          <table:table-cell office:value-type="string">
            <text:p>Deep Mountain Destroyer</text:p>
          </table:table-cell>
          <table:table-cell office:value-type="string">
            <text:p>F</text:p>
          </table:table-cell>
          <table:table-cell office:value-type="string">
            <text:p>Deep Mountain</text:p>
          </table:table-cell>
          <table:table-cell/>
        </table:table-row>
        <table:table-row table:style-name="ro3">
          <table:table-cell office:value-type="string">
            <text:p>[droid]</text:p>
          </table:table-cell>
          <table:table-cell office:value-type="string">
            <text:p>This is the droid you're looking for</text:p>
          </table:table-cell>
          <table:table-cell office:value-type="string">
            <text:p>S</text:p>
          </table:table-cell>
          <table:table-cell office:value-type="string">
            <text:p>Antimammonist Vault</text:p>
          </table:table-cell>
          <table:table-cell/>
        </table:table-row>
        <table:table-row table:style-name="ro3">
          <table:table-cell office:value-type="string">
            <text:p>[effort1]</text:p>
          </table:table-cell>
          <table:table-cell office:value-type="string">
            <text:p>Concerted Effort : Focus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ffort2]</text:p>
          </table:table-cell>
          <table:table-cell office:value-type="string">
            <text:p>Concerted Effort : Dedicat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ffort3]</text:p>
          </table:table-cell>
          <table:table-cell office:value-type="string">
            <text:p>Concerted Effort : Addict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tl1]</text:p>
          </table:table-cell>
          <table:table-cell office:value-type="string">
            <text:p>Fast Fee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tl5]</text:p>
          </table:table-cell>
          <table:table-cell office:value-type="string">
            <text:p>Speedy Gonzale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tlx]</text:p>
          </table:table-cell>
          <table:table-cell office:value-type="string">
            <text:p>The Flash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all51]</text:p>
          </table:table-cell>
          <table:table-cell office:value-type="string">
            <text:p>Euchre: mine mine min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all5x]</text:p>
          </table:table-cell>
          <table:table-cell office:value-type="string">
            <text:p>Euchre: all your tricks ar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brute]</text:p>
          </table:table-cell>
          <table:table-cell office:value-type="string">
            <text:p>Euchre: Over-achiev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dom]</text:p>
          </table:table-cell>
          <table:table-cell office:value-type="string">
            <text:p>Euchre: I can't find compe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euch1]</text:p>
          </table:table-cell>
          <table:table-cell office:value-type="string">
            <text:p>Euchre: HA HA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euchx]</text:p>
          </table:table-cell>
          <table:table-cell office:value-type="string">
            <text:p>Euchre: Sandbagg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help]</text:p>
          </table:table-cell>
          <table:table-cell office:value-type="string">
            <text:p>Euchre: And I help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helpc]</text:p>
          </table:table-cell>
          <table:table-cell office:value-type="string">
            <text:p>Euchre: Wingma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loner]</text:p>
          </table:table-cell>
          <table:table-cell office:value-type="string">
            <text:p>Euchre: I'm so alon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lonex]</text:p>
          </table:table-cell>
          <table:table-cell office:value-type="string">
            <text:p>Euchre: All by myself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mean]</text:p>
          </table:table-cell>
          <table:table-cell office:value-type="string">
            <text:p>Euchre: Overzealou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sorry]</text:p>
          </table:table-cell>
          <table:table-cell office:value-type="string">
            <text:p>Euchre: I didn't see you t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spoil]</text:p>
          </table:table-cell>
          <table:table-cell office:value-type="string">
            <text:p>Euchre: Sux2bU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spoix]</text:p>
          </table:table-cell>
          <table:table-cell office:value-type="string">
            <text:p>Euchre: I PWN YOU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strk5]</text:p>
          </table:table-cell>
          <table:table-cell office:value-type="string">
            <text:p>Euchre: Streak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strkx]</text:p>
          </table:table-cell>
          <table:table-cell office:value-type="string">
            <text:p>Euchre: Ten-pet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win1]</text:p>
          </table:table-cell>
          <table:table-cell office:value-type="string">
            <text:p>Euchre: I WIN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win10]</text:p>
          </table:table-cell>
          <table:table-cell office:value-type="string">
            <text:p>Euchre: I WON AGAIN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win50]</text:p>
          </table:table-cell>
          <table:table-cell office:value-type="string">
            <text:p>Euchre: I OWN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uwinc]</text:p>
          </table:table-cell>
          <table:table-cell office:value-type="string">
            <text:p>Euchre: Don't hate me beca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vil]</text:p>
          </table:table-cell>
          <table:table-cell office:value-type="string">
            <text:p>Medal of Hat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xp]</text:p>
          </table:table-cell>
          <table:table-cell office:value-type="string">
            <text:p>Spreading your Wing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xp1]</text:p>
          </table:table-cell>
          <table:table-cell office:value-type="string">
            <text:p>Broadening Your Horizon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xp2]</text:p>
          </table:table-cell>
          <table:table-cell office:value-type="string">
            <text:p>Adventurer's Commendatio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exp3]</text:p>
          </table:table-cell>
          <table:table-cell office:value-type="string">
            <text:p>World Travel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fogey1]</text:p>
          </table:table-cell>
          <table:table-cell office:value-type="string">
            <text:p>Relative Newbi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fogey2]</text:p>
          </table:table-cell>
          <table:table-cell office:value-type="string">
            <text:p>The New Ki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fogey3]</text:p>
          </table:table-cell>
          <table:table-cell office:value-type="string">
            <text:p>Remember When?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fogey4]</text:p>
          </table:table-cell>
          <table:table-cell office:value-type="string">
            <text:p>Old Tim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fogey5]</text:p>
          </table:table-cell>
          <table:table-cell office:value-type="string">
            <text:p>Old Foge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ghst]</text:p>
          </table:table-cell>
          <table:table-cell office:value-type="string">
            <text:p>Medallion of Ghostbusting</text:p>
          </table:table-cell>
          <table:table-cell office:value-type="string">
            <text:p>N</text:p>
          </table:table-cell>
          <table:table-cell office:value-type="string">
            <text:p>Browning Estates</text:p>
          </table:table-cell>
          <table:table-cell/>
        </table:table-row>
        <table:table-row table:style-name="ro3">
          <table:table-cell office:value-type="string">
            <text:p>[glion]</text:p>
          </table:table-cell>
          <table:table-cell office:value-type="string">
            <text:p>Valour of the Green Lion</text:p>
          </table:table-cell>
          <table:table-cell office:value-type="string">
            <text:p>F</text:p>
          </table:table-cell>
          <table:table-cell office:value-type="string">
            <text:p>The Green Lion</text:p>
          </table:table-cell>
          <table:table-cell/>
        </table:table-row>
        <table:table-row table:style-name="ro3">
          <table:table-cell office:value-type="string">
            <text:p>[good]</text:p>
          </table:table-cell>
          <table:table-cell office:value-type="string">
            <text:p>Medal of Purit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1]</text:p>
          </table:table-cell>
          <table:table-cell office:value-type="string">
            <text:p>Equal Opportunity Destroye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2]</text:p>
          </table:table-cell>
          <table:table-cell office:value-type="string">
            <text:p>Equal Opportunity Destroye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3]</text:p>
          </table:table-cell>
          <table:table-cell office:value-type="string">
            <text:p>Equal Opportunity Destroye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a]</text:p>
          </table:table-cell>
          <table:table-cell office:value-type="string">
            <text:p>Serial Killer : Local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b]</text:p>
          </table:table-cell>
          <table:table-cell office:value-type="string">
            <text:p>Serial Killer : Regional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terc]</text:p>
          </table:table-cell>
          <table:table-cell office:value-type="string">
            <text:p>Serial Killer : Global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aunt]</text:p>
          </table:table-cell>
          <table:table-cell office:value-type="string">
            <text:p>Signet of the Unbound Spirit</text:p>
          </table:table-cell>
          <table:table-cell office:value-type="string">
            <text:p>F</text:p>
          </table:table-cell>
          <table:table-cell office:value-type="string">
            <text:p>Dark Crypt</text:p>
          </table:table-cell>
          <table:table-cell/>
        </table:table-row>
        <table:table-row table:style-name="ro3">
          <table:table-cell office:value-type="string">
            <text:p>[haunt2]</text:p>
          </table:table-cell>
          <table:table-cell office:value-type="string">
            <text:p>Signet of the Unbound Body</text:p>
          </table:table-cell>
          <table:table-cell office:value-type="string">
            <text:p>F</text:p>
          </table:table-cell>
          <table:table-cell office:value-type="string">
            <text:p>Castle Ravenloft</text:p>
          </table:table-cell>
          <table:table-cell/>
        </table:table-row>
        <table:table-row table:style-name="ro3">
          <table:table-cell office:value-type="string">
            <text:p>[hel9]</text:p>
          </table:table-cell>
          <table:table-cell office:value-type="string">
            <text:p>Hell : Not your average va...</text:p>
          </table:table-cell>
          <table:table-cell office:value-type="string">
            <text:p>F</text:p>
          </table:table-cell>
          <table:table-cell office:value-type="string">
            <text:p>The Nine Planes of Hell</text:p>
          </table:table-cell>
          <table:table-cell/>
        </table:table-row>
        <table:table-row table:style-name="ro3">
          <table:table-cell office:value-type="string">
            <text:p>[hell]</text:p>
          </table:table-cell>
          <table:table-cell office:value-type="string">
            <text:p>I've been to hell</text:p>
          </table:table-cell>
          <table:table-cell office:value-type="string">
            <text:p>F</text:p>
          </table:table-cell>
          <table:table-cell office:value-type="string">
            <text:p>The Nine Planes of Hell</text:p>
          </table:table-cell>
          <table:table-cell/>
        </table:table-row>
        <table:table-row table:style-name="ro3">
          <table:table-cell office:value-type="string">
            <text:p>[hmort]</text:p>
          </table:table-cell>
          <table:table-cell office:value-type="string">
            <text:p>Medal of Authorit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opper]</text:p>
          </table:table-cell>
          <table:table-cell office:value-type="string">
            <text:p>Decidedly Undecided : Novic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opper2]</text:p>
          </table:table-cell>
          <table:table-cell office:value-type="string">
            <text:p>Decidedly Undecided : Exper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opper3]</text:p>
          </table:table-cell>
          <table:table-cell office:value-type="string">
            <text:p>Decidedly Undecided : Mas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unter1]</text:p>
          </table:table-cell>
          <table:table-cell office:value-type="string">
            <text:p>Big Game Hunter : Novic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unter2]</text:p>
          </table:table-cell>
          <table:table-cell office:value-type="string">
            <text:p>Big Game Hunter : Journeyma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unter3]</text:p>
          </table:table-cell>
          <table:table-cell office:value-type="string">
            <text:p>Big Game Hunter : Mast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hydras]</text:p>
          </table:table-cell>
          <table:table-cell office:value-type="string">
            <text:p>Severer of Hydra Heads</text:p>
          </table:table-cell>
          <table:table-cell office:value-type="string">
            <text:p>F</text:p>
          </table:table-cell>
          <table:table-cell office:value-type="string">
            <text:p>Mystic Seal</text:p>
          </table:table-cell>
          <table:table-cell/>
        </table:table-row>
        <table:table-row table:style-name="ro3">
          <table:table-cell office:value-type="string">
            <text:p>[icts]</text:p>
          </table:table-cell>
          <table:table-cell office:value-type="string">
            <text:p>Insignificant Contribution...</text:p>
          </table:table-cell>
          <table:table-cell office:value-type="string">
            <text:p>P</text:p>
          </table:table-cell>
          <table:table-cell office:value-type="string">
            <text:p>Messy Laboratory</text:p>
          </table:table-cell>
          <table:table-cell/>
        </table:table-row>
        <table:table-row table:style-name="ro3">
          <table:table-cell office:value-type="string">
            <text:p>[inyxx]</text:p>
          </table:table-cell>
          <table:table-cell office:value-type="string">
            <text:p>Slay the Demon of Darkness</text:p>
          </table:table-cell>
          <table:table-cell office:value-type="string">
            <text:p>F</text:p>
          </table:table-cell>
          <table:table-cell office:value-type="string">
            <text:p>A Dark Pyramid</text:p>
          </table:table-cell>
          <table:table-cell/>
        </table:table-row>
        <table:table-row table:style-name="ro3">
          <table:table-cell office:value-type="string">
            <text:p>[life]</text:p>
          </table:table-cell>
          <table:table-cell office:value-type="string">
            <text:p>The Meaning of Life, the U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lola]</text:p>
          </table:table-cell>
          <table:table-cell office:value-type="string">
            <text:p>The Grass is Green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moo]</text:p>
          </table:table-cell>
          <table:table-cell office:value-type="string">
            <text:p>Moo, Moo Moo Moo Moo</text:p>
          </table:table-cell>
          <table:table-cell office:value-type="string">
            <text:p>C</text:p>
          </table:table-cell>
          <table:table-cell office:value-type="string">
            <text:p>Cowville</text:p>
          </table:table-cell>
          <table:table-cell/>
        </table:table-row>
        <table:table-row table:style-name="ro3">
          <table:table-cell office:value-type="string">
            <text:p>[mudder1]</text:p>
          </table:table-cell>
          <table:table-cell office:value-type="string">
            <text:p>Official MUDder : Fa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mudder2]</text:p>
          </table:table-cell>
          <table:table-cell office:value-type="string">
            <text:p>Official MUDder : Drunk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mudder3]</text:p>
          </table:table-cell>
          <table:table-cell office:value-type="string">
            <text:p>Official MUDder : Stupi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mummy]</text:p>
          </table:table-cell>
          <table:table-cell office:value-type="string">
            <text:p>Medallion of the Unraveler</text:p>
          </table:table-cell>
          <table:table-cell office:value-type="string">
            <text:p>F</text:p>
          </table:table-cell>
          <table:table-cell office:value-type="string">
            <text:p>A crypt beneath the sands</text:p>
          </table:table-cell>
          <table:table-cell/>
        </table:table-row>
        <table:table-row table:style-name="ro3">
          <table:table-cell office:value-type="string">
            <text:p>[nhsb]</text:p>
          </table:table-cell>
          <table:table-cell office:value-type="string">
            <text:p>Solved NetHack Sokoban</text:p>
          </table:table-cell>
          <table:table-cell office:value-type="string">
            <text:p>C</text:p>
          </table:table-cell>
          <table:table-cell office:value-type="string">
            <text:p>NetHack</text:p>
          </table:table-cell>
          <table:table-cell/>
        </table:table-row>
        <table:table-row table:style-name="ro3">
          <table:table-cell office:value-type="string">
            <text:p>[nolife]</text:p>
          </table:table-cell>
          <table:table-cell office:value-type="string">
            <text:p>You've dedicated your addi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nprm]</text:p>
          </table:table-cell>
          <table:table-cell office:value-type="string">
            <text:p>New Pinnacle's Medal of Sk...</text:p>
          </table:table-cell>
          <table:table-cell office:value-type="string">
            <text:p>N</text:p>
          </table:table-cell>
          <table:table-cell office:value-type="string">
            <text:p>New Pinnacle</text:p>
          </table:table-cell>
          <table:table-cell/>
        </table:table-row>
        <table:table-row table:style-name="ro3">
          <table:table-cell office:value-type="string">
            <text:p>[num1]</text:p>
          </table:table-cell>
          <table:table-cell office:value-type="string">
            <text:p>Number 1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num44]</text:p>
          </table:table-cell>
          <table:table-cell office:value-type="string">
            <text:p>Number 44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ouch]</text:p>
          </table:table-cell>
          <table:table-cell office:value-type="string">
            <text:p>Vivisectifi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puppy]</text:p>
          </table:table-cell>
          <table:table-cell office:value-type="string">
            <text:p>Puppy Pendan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puppy2]</text:p>
          </table:table-cell>
          <table:table-cell office:value-type="string">
            <text:p>Puppy Philanthropis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puppy3]</text:p>
          </table:table-cell>
          <table:table-cell office:value-type="string">
            <text:p>Puppy Particular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ripoff]</text:p>
          </table:table-cell>
          <table:table-cell office:value-type="string">
            <text:p>You got a great deal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rusty]</text:p>
          </table:table-cell>
          <table:table-cell office:value-type="string">
            <text:p>Stainless Steel</text:p>
          </table:table-cell>
          <table:table-cell office:value-type="string">
            <text:p>F</text:p>
          </table:table-cell>
          <table:table-cell office:value-type="string">
            <text:p>Fantasy</text:p>
          </table:table-cell>
          <table:table-cell/>
        </table:table-row>
        <table:table-row table:style-name="ro3">
          <table:table-cell office:value-type="string">
            <text:p>[rwood]</text:p>
          </table:table-cell>
          <table:table-cell office:value-type="string">
            <text:p>Getting Counseled</text:p>
          </table:table-cell>
          <table:table-cell office:value-type="string">
            <text:p>C</text:p>
          </table:table-cell>
          <table:table-cell office:value-type="string">
            <text:p>Revelwood</text:p>
          </table:table-cell>
          <table:table-cell/>
        </table:table-row>
        <table:table-row table:style-name="ro3">
          <table:table-cell office:value-type="string">
            <text:p>[shao]</text:p>
          </table:table-cell>
          <table:table-cell office:value-type="string">
            <text:p>Mortal Kombat</text:p>
          </table:table-cell>
          <table:table-cell office:value-type="string">
            <text:p>S</text:p>
          </table:table-cell>
          <table:table-cell office:value-type="string">
            <text:p>Mortal Kombat 2</text:p>
          </table:table-cell>
          <table:table-cell/>
        </table:table-row>
        <table:table-row table:style-name="ro3">
          <table:table-cell office:value-type="string">
            <text:p>[sights1]</text:p>
          </table:table-cell>
          <table:table-cell office:value-type="string">
            <text:p>Mi Casa, Su Casa: Recogniz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2]</text:p>
          </table:table-cell>
          <table:table-cell office:value-type="string">
            <text:p>Mi Casa, Su Casa: Well-Know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3]</text:p>
          </table:table-cell>
          <table:table-cell office:value-type="string">
            <text:p>Mi Casa, Su Casa: Renowne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4]</text:p>
          </table:table-cell>
          <table:table-cell office:value-type="string">
            <text:p>Mi Casa, Su Casa: Prominen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5]</text:p>
          </table:table-cell>
          <table:table-cell office:value-type="string">
            <text:p>Mi Casa, Su Casa: Famou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6]</text:p>
          </table:table-cell>
          <table:table-cell office:value-type="string">
            <text:p>Mi Casa, Su Casa: Legendar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a]</text:p>
          </table:table-cell>
          <table:table-cell office:value-type="string">
            <text:p>Passport Stamp: Neighborhood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b]</text:p>
          </table:table-cell>
          <table:table-cell office:value-type="string">
            <text:p>Passport Stamp: Community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c]</text:p>
          </table:table-cell>
          <table:table-cell office:value-type="string">
            <text:p>Passport Stamp: Distric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d]</text:p>
          </table:table-cell>
          <table:table-cell office:value-type="string">
            <text:p>Passport Stamp: Regio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e]</text:p>
          </table:table-cell>
          <table:table-cell office:value-type="string">
            <text:p>Passport Stamp: Hemisphere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ightsf]</text:p>
          </table:table-cell>
          <table:table-cell office:value-type="string">
            <text:p>Passport Stamp: Global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oul]</text:p>
          </table:table-cell>
          <table:table-cell office:value-type="string">
            <text:p>Soul Man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pa1]</text:p>
          </table:table-cell>
          <table:table-cell office:value-type="string">
            <text:p>Alchemist: Journeyman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pf1]</text:p>
          </table:table-cell>
          <table:table-cell office:value-type="string">
            <text:p>Fishing: Journeyman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pj1]</text:p>
          </table:table-cell>
          <table:table-cell office:value-type="string">
            <text:p>Jousting: Squire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pj2]</text:p>
          </table:table-cell>
          <table:table-cell office:value-type="string">
            <text:p>Jousting: Veteran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pj3]</text:p>
          </table:table-cell>
          <table:table-cell office:value-type="string">
            <text:p>Jousting: Legend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pl1]</text:p>
          </table:table-cell>
          <table:table-cell office:value-type="string">
            <text:p>Lockpicking: Journeyman</text:p>
          </table:table-cell>
          <table:table-cell office:value-type="string">
            <text:p>F</text:p>
          </table:table-cell>
          <table:table-cell office:value-type="string">
            <text:p>The city of Westersea</text:p>
          </table:table-cell>
          <table:table-cell/>
        </table:table-row>
        <table:table-row table:style-name="ro3">
          <table:table-cell office:value-type="string">
            <text:p>[stats1]</text:p>
          </table:table-cell>
          <table:table-cell office:value-type="string">
            <text:p>Is it hot in here or is th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2]</text:p>
          </table:table-cell>
          <table:table-cell office:value-type="string">
            <text:p>What do you mean I have no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3]</text:p>
          </table:table-cell>
          <table:table-cell office:value-type="string">
            <text:p>I once ate a dead frog and...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4]</text:p>
          </table:table-cell>
          <table:table-cell office:value-type="string">
            <text:p>E=MC^2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5]</text:p>
          </table:table-cell>
          <table:table-cell office:value-type="string">
            <text:p>Inconceivable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6]</text:p>
          </table:table-cell>
          <table:table-cell office:value-type="string">
            <text:p>Cain't touch dis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stats7]</text:p>
          </table:table-cell>
          <table:table-cell office:value-type="string">
            <text:p>Godlike Bug Abuser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taco]</text:p>
          </table:table-cell>
          <table:table-cell office:value-type="string">
            <text:p>Taco Master</text:p>
          </table:table-cell>
          <table:table-cell office:value-type="string">
            <text:p>C</text:p>
          </table:table-cell>
          <table:table-cell office:value-type="string">
            <text:p>DEATH TACO (tm)</text:p>
          </table:table-cell>
          <table:table-cell/>
        </table:table-row>
        <table:table-row table:style-name="ro3">
          <table:table-cell office:value-type="string">
            <text:p>[tough1]</text:p>
          </table:table-cell>
          <table:table-cell office:value-type="string">
            <text:p>Tough Enough : Round 1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tough2]</text:p>
          </table:table-cell>
          <table:table-cell office:value-type="string">
            <text:p>Tough Enough : Round 2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tough3]</text:p>
          </table:table-cell>
          <table:table-cell office:value-type="string">
            <text:p>Tough Enough : Round 3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tough4]</text:p>
          </table:table-cell>
          <table:table-cell office:value-type="string">
            <text:p>Tough Enough : Round 4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tough5]</text:p>
          </table:table-cell>
          <table:table-cell office:value-type="string">
            <text:p>Tough Enough : Knock Out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undgm]</text:p>
          </table:table-cell>
          <table:table-cell office:value-type="string">
            <text:p>Free His Soul</text:p>
          </table:table-cell>
          <table:table-cell office:value-type="string">
            <text:p>F</text:p>
          </table:table-cell>
          <table:table-cell office:value-type="string">
            <text:p>Der'Thalas</text:p>
          </table:table-cell>
          <table:table-cell/>
        </table:table-row>
        <table:table-row table:style-name="ro3">
          <table:table-cell office:value-type="string">
            <text:p>[undk]</text:p>
          </table:table-cell>
          <table:table-cell office:value-type="string">
            <text:p>Putting The Dead To Rest</text:p>
          </table:table-cell>
          <table:table-cell office:value-type="string">
            <text:p>F</text:p>
          </table:table-cell>
          <table:table-cell office:value-type="string">
            <text:p>A lonely keep</text:p>
          </table:table-cell>
          <table:table-cell/>
        </table:table-row>
        <table:table-row table:style-name="ro3">
          <table:table-cell office:value-type="string">
            <text:p>[whatlife]</text:p>
          </table:table-cell>
          <table:table-cell office:value-type="string">
            <text:p>Welcome to your addiction!</text:p>
          </table:table-cell>
          <table:table-cell office:value-type="string">
            <text:p>M</text:p>
          </table:table-cell>
          <table:table-cell office:value-type="string">
            <text:p>Anywhere</text:p>
          </table:table-cell>
          <table:table-cell/>
        </table:table-row>
        <table:table-row table:style-name="ro3">
          <table:table-cell office:value-type="string">
            <text:p>[zood]</text:p>
          </table:table-cell>
          <table:table-cell office:value-type="string">
            <text:p>Zookeeper Extraordinaire</text:p>
          </table:table-cell>
          <table:table-cell office:value-type="string">
            <text:p>C</text:p>
          </table:table-cell>
          <table:table-cell office:value-type="string">
            <text:p>The Princess Bride</text:p>
          </table:table-cell>
          <table:table-cell/>
        </table:table-row>
      </table:table>
      <table:table table:name="missions" table:style-name="ta3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3"/>
        <table:table-column table:style-name="co39" table:default-cell-style-name="ce3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52" office:value-type="string">
            <text:p>Realm</text:p>
          </table:table-cell>
          <table:table-cell table:style-name="ce52" office:value-type="string">
            <text:p>Area</text:p>
          </table:table-cell>
          <table:table-cell table:style-name="ce52" office:value-type="string">
            <text:p>NPC</text:p>
          </table:table-cell>
          <table:table-cell table:style-name="ce52" office:value-type="string">
            <text:p>Mission</text:p>
          </table:table-cell>
          <table:table-cell table:style-name="ce52" office:value-type="string">
            <text:p>Details</text:p>
          </table:table-cell>
          <table:table-cell table:style-name="ce53" office:value-type="string">
            <text:p>xp</text:p>
          </table:table-cell>
          <table:table-cell table:style-name="ce53" office:value-type="string">
            <text:p>coins</text:p>
          </table:table-cell>
          <table:table-cell table:style-name="ce52" office:value-type="string">
            <text:p>stats</text:p>
          </table:table-cell>
          <table:table-cell table:style-name="ce52" office:value-type="string">
            <text:p>item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girl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con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jock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int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nerd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str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goat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cha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wolve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wis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office:value-type="string">
            <text:p>alphabet serial killer</text:p>
          </table:table-cell>
          <table:table-cell office:value-type="string">
            <text:p>ambidextrous</text:p>
          </table:table-cell>
          <table:table-cell office:value-type="string">
            <text:p>kill letters to spell word and return to him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2 dex, 48 hour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cap'n crunch land</text:p>
          </table:table-cell>
          <table:table-cell office:value-type="string">
            <text:p>tugboat granny</text:p>
          </table:table-cell>
          <table:table-cell office:value-type="string">
            <text:p>soggie war</text:p>
          </table:table-cell>
          <table:table-cell office:value-type="string">
            <text:p>Kill 5 mobs</text:p>
          </table:table-cell>
          <table:table-cell office:value-type="float" office:value="30000">
            <text:p>30,000</text:p>
          </table:table-cell>
          <table:table-cell office:value-type="float" office:value="2500">
            <text:p>2,50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chinchilla farm</text:p>
          </table:table-cell>
          <table:table-cell office:value-type="string">
            <text:p>manager</text:p>
          </table:table-cell>
          <table:table-cell office:value-type="string">
            <text:p>chinchilla fur hunter</text:p>
          </table:table-cell>
          <table:table-cell office:value-type="string">
            <text:p>get 6 furs</text:p>
          </table:table-cell>
          <table:table-cell office:value-type="float" office:value="5000">
            <text:p>5,00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chinchilla farm 2.0</text:p>
          </table:table-cell>
          <table:table-cell office:value-type="string">
            <text:p>manager</text:p>
          </table:table-cell>
          <table:table-cell office:value-type="string">
            <text:p>kayos chinchilla furs</text:p>
          </table:table-cell>
          <table:table-cell office:value-type="string">
            <text:p>kill 4 chinchillas (different ages/classes)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office:value-type="string">
            <text:p>decent cloak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grocery store</text:p>
          </table:table-cell>
          <table:table-cell office:value-type="string">
            <text:p>toucan sam</text:p>
          </table:table-cell>
          <table:table-cell/>
          <table:table-cell office:value-type="string">
            <text:p>Kill 4 mobs</text:p>
          </table:table-cell>
          <table:table-cell office:value-type="float" office:value="20000">
            <text:p>20,000</text:p>
          </table:table-cell>
          <table:table-cell office:value-type="float" office:value="2000">
            <text:p>2,00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halo</text:p>
          </table:table-cell>
          <table:table-cell office:value-type="string">
            <text:p>marines</text:p>
          </table:table-cell>
          <table:table-cell/>
          <table:table-cell office:value-type="string">
            <text:p>return items</text:p>
          </table:table-cell>
          <table:table-cell office:value-type="float" office:value="10000">
            <text:p>10,0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humpty dumpty</text:p>
          </table:table-cell>
          <table:table-cell office:value-type="string">
            <text:p>egbert the wizard</text:p>
          </table:table-cell>
          <table:table-cell office:value-type="string">
            <text:p>save humpty dumpty</text:p>
          </table:table-cell>
          <table:table-cell office:value-type="string">
            <text:p>kill egg mobs and gather pieces of egg</text:p>
          </table:table-cell>
          <table:table-cell office:value-type="float" office:value="10000">
            <text:p>10,000</text:p>
          </table:table-cell>
          <table:table-cell office:value-type="float" office:value="1000">
            <text:p>1,000</text:p>
          </table:table-cell>
          <table:table-cell/>
          <table:table-cell office:value-type="string">
            <text:p>a marble!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butch coolridge</text:p>
          </table:table-cell>
          <table:table-cell office:value-type="string">
            <text:p>for sentimental reasons</text:p>
          </table:table-cell>
          <table:table-cell office:value-type="string">
            <text:p>get his watch, in his apartment?</text:p>
          </table:table-cell>
          <table:table-cell/>
          <table:table-cell office:value-type="float" office:value="2000">
            <text:p>2,000</text:p>
          </table:table-cell>
          <table:table-cell/>
          <table:table-cell office:value-type="string">
            <text:p>new mission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butch coolridge</text:p>
          </table:table-cell>
          <table:table-cell office:value-type="string">
            <text:p>poisoned apples</text:p>
          </table:table-cell>
          <table:table-cell office:value-type="string">
            <text:p>cigarettes are on dead redneck in maze</text:p>
          </table:table-cell>
          <table:table-cell office:value-type="float" office:value="25000">
            <text:p>25,000</text:p>
          </table:table-cell>
          <table:table-cell office:value-type="float" office:value="2000">
            <text:p>2,000</text:p>
          </table:table-cell>
          <table:table-cell/>
          <table:table-cell office:value-type="string">
            <text:p>new mission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butch coolridge</text:p>
          </table:table-cell>
          <table:table-cell office:value-type="string">
            <text:p>samurai sucker punch</text:p>
          </table:table-cell>
          <table:table-cell office:value-type="string">
            <text:p>get sword from 'the bride' in heroin house</text:p>
          </table:table-cell>
          <table:table-cell office:value-type="float" office:value="60000">
            <text:p>60,000</text:p>
          </table:table-cell>
          <table:table-cell office:value-type="float" office:value="2000">
            <text:p>2,000</text:p>
          </table:table-cell>
          <table:table-cell/>
          <table:table-cell office:value-type="string">
            <text:p>new mission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butch coolridge</text:p>
          </table:table-cell>
          <table:table-cell office:value-type="string">
            <text:p>redneck rampage</text:p>
          </table:table-cell>
          <table:table-cell office:value-type="string">
            <text:p>kill maynard, zed, gimp, and 10 deviants</text:p>
          </table:table-cell>
          <table:table-cell office:value-type="float" office:value="80000">
            <text:p>80,000</text:p>
          </table:table-cell>
          <table:table-cell office:value-type="float" office:value="5000">
            <text:p>5,00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smurfs</text:p>
          </table:table-cell>
          <table:table-cell office:value-type="string">
            <text:p>papa smurf</text:p>
          </table:table-cell>
          <table:table-cell office:value-type="string">
            <text:p>death to gargamel</text:p>
          </table:table-cell>
          <table:table-cell office:value-type="string">
            <text:p>kill castle mobs</text:p>
          </table:table-cell>
          <table:table-cell office:value-type="float" office:value="15000">
            <text:p>15,000</text:p>
          </table:table-cell>
          <table:table-cell office:value-type="float" office:value="1000">
            <text:p>1,000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larwon, druegar shop keeper</text:p>
          </table:table-cell>
          <table:table-cell office:value-type="string">
            <text:p>damn the drow</text:p>
          </table:table-cell>
          <table:table-cell office:value-type="string">
            <text:p>kill 25 drow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str, one hour</text:p>
          </table:table-cell>
          <table:table-cell office:value-type="string">
            <text:p>500 rep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drow kingdom of fe dar shard</text:p>
          </table:table-cell>
          <table:table-cell office:value-type="string">
            <text:p>guard captain</text:p>
          </table:table-cell>
          <table:table-cell office:value-type="string">
            <text:p>down with duergar</text:p>
          </table:table-cell>
          <table:table-cell office:value-type="string">
            <text:p>kill 10 duergar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int, one hour</text:p>
          </table:table-cell>
          <table:table-cell office:value-type="string">
            <text:p>500 rep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guiles forest</text:p>
          </table:table-cell>
          <table:table-cell office:value-type="string">
            <text:p>eleven traveler</text:p>
          </table:table-cell>
          <table:table-cell office:value-type="string">
            <text:p>weaken the guard</text:p>
          </table:table-cell>
          <table:table-cell office:value-type="string">
            <text:p>find traveler on road to wayhaven; kill mobs in guiles forest</text:p>
          </table:table-cell>
          <table:table-cell office:value-type="float" office:value="40000">
            <text:p>40,000</text:p>
          </table:table-cell>
          <table:table-cell office:value-type="float" office:value="5000">
            <text:p>5,000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tower of pak-tor</text:p>
          </table:table-cell>
          <table:table-cell office:value-type="string">
            <text:p>n/a</text:p>
          </table:table-cell>
          <table:table-cell office:value-type="string">
            <text:p>free hamstel</text:p>
          </table:table-cell>
          <table:table-cell office:value-type="string">
            <text:p>misc stuff, most auto done in cmud map</text:p>
          </table:table-cell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office:value-type="string">
            <text:p>2 con, 5 hours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merribeth</text:p>
          </table:table-cell>
          <table:table-cell table:number-columns-repeated="6"/>
        </table:table-row>
        <table:table-row table:style-name="ro1">
          <table:table-cell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zalasta</text:p>
          </table:table-cell>
          <table:table-cell office:value-type="string">
            <text:p>zalasta's test of strength</text:p>
          </table:table-cell>
          <table:table-cell office:value-type="string">
            <text:p>top of southern tower in wayhaven; kill in scorpion caves</text:p>
          </table:table-cell>
          <table:table-cell office:value-type="float" office:value="3000">
            <text:p>3,00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pinnacle</text:p>
          </table:table-cell>
          <table:table-cell office:value-type="string">
            <text:p>rolan the wise sage</text:p>
          </table:table-cell>
          <table:table-cell office:value-type="string">
            <text:p>magical connections</text:p>
          </table:table-cell>
          <table:table-cell office:value-type="string">
            <text:p>'introduce self' to zalasta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string">
            <text:p>science</text:p>
          </table:table-cell>
          <table:table-cell office:value-type="string">
            <text:p>main hangar</text:p>
          </table:table-cell>
          <table:table-cell office:value-type="string">
            <text:p>major henkey</text:p>
          </table:table-cell>
          <table:table-cell office:value-type="string">
            <text:p>pittsburg cleanup</text:p>
          </table:table-cell>
          <table:table-cell office:value-type="string">
            <text:p>kill everything in pittsburg</text:p>
          </table:table-cell>
          <table:table-cell office:value-type="float" office:value="60000">
            <text:p>60,000</text:p>
          </table:table-cell>
          <table:table-cell office:value-type="float" office:value="5000">
            <text:p>5,000</text:p>
          </table:table-cell>
          <table:table-cell table:number-columns-repeated="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main hangar</text:p>
          </table:table-cell>
          <table:table-cell office:value-type="string">
            <text:p>major henkey</text:p>
          </table:table-cell>
          <table:table-cell office:value-type="string">
            <text:p>rescue a good friend</text:p>
          </table:table-cell>
          <table:table-cell office:value-type="string">
            <text:p>in voodoo scavengers somewhere...</text:p>
          </table:table-cell>
          <table:table-cell table:number-columns-repeated="4"/>
        </table:table-row>
        <table:table-row table:style-name="ro1">
          <table:table-cell office:value-type="string">
            <text:p>science</text:p>
          </table:table-cell>
          <table:table-cell office:value-type="string">
            <text:p>main hangar</text:p>
          </table:table-cell>
          <table:table-cell office:value-type="string">
            <text:p>major henkey</text:p>
          </table:table-cell>
          <table:table-cell office:value-type="string">
            <text:p>the science of voodoo</text:p>
          </table:table-cell>
          <table:table-cell office:value-type="string">
            <text:p>get a stat boost from voodoo ritual at voodoo scavengers</text:p>
          </table:table-cell>
          <table:table-cell office:value-type="float" office:value="25000">
            <text:p>25,000</text:p>
          </table:table-cell>
          <table:table-cell office:value-type="float" office:value="5000">
            <text:p>5,000</text:p>
          </table:table-cell>
          <table:table-cell table:number-columns-repeated="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mantle corps</text:p>
          </table:table-cell>
          <table:table-cell office:value-type="string">
            <text:p>sgt. Connor</text:p>
          </table:table-cell>
          <table:table-cell office:value-type="string">
            <text:p>surrender some contraband</text:p>
          </table:table-cell>
          <table:table-cell office:value-type="string">
            <text:p>kill gang members, surrender shivs</text:p>
          </table:table-cell>
          <table:table-cell office:value-type="float" office:value="25000">
            <text:p>25,000</text:p>
          </table:table-cell>
          <table:table-cell table:number-columns-repeated="2"/>
          <table:table-cell office:value-type="string">
            <text:p>125 reps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templar drone (scout)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pinnacle</text:p>
          </table:table-cell>
          <table:table-cell office:value-type="string">
            <text:p>pope</text:p>
          </table:table-cell>
          <table:table-cell office:value-type="string">
            <text:p>tuesdays with kourlyn</text:p>
          </table:table-cell>
          <table:table-cell office:value-type="string">
            <text:p>pay respects' in temple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string">
            <text:p>science</text:p>
          </table:table-cell>
          <table:table-cell office:value-type="string">
            <text:p>kilton research inc.</text:p>
          </table:table-cell>
          <table:table-cell office:value-type="string">
            <text:p>security guard</text:p>
          </table:table-cell>
          <table:table-cell office:value-type="string">
            <text:p>a security situation</text:p>
          </table:table-cell>
          <table:table-cell office:value-type="string">
            <text:p>return 3 keys: cyan, magenta, yellow</text:p>
          </table:table-cell>
          <table:table-cell table:number-columns-repeated="4"/>
        </table:table-row>
        <table:table-row table:style-name="ro1">
          <table:table-cell office:value-type="string">
            <text:p>science</text:p>
          </table:table-cell>
          <table:table-cell office:value-type="string">
            <text:p>kilton research inc.</text:p>
          </table:table-cell>
          <table:table-cell office:value-type="string">
            <text:p>security guard</text:p>
          </table:table-cell>
          <table:table-cell office:value-type="string">
            <text:p>eliminate them</text:p>
          </table:table-cell>
          <table:table-cell office:value-type="string">
            <text:p>kill 10 aggro robots</text:p>
          </table:table-cell>
          <table:table-cell office:value-type="float" office:value="125000">
            <text:p>125,00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kilton research inc.</text:p>
          </table:table-cell>
          <table:table-cell office:value-type="string">
            <text:p>secretary (random)</text:p>
          </table:table-cell>
          <table:table-cell office:value-type="string">
            <text:p>who is it</text:p>
          </table:table-cell>
          <table:table-cell office:value-type="string">
            <text:p>make call on phone in the west of first floor</text:p>
          </table:table-cell>
          <table:table-cell office:value-type="float" office:value="1000">
            <text:p>1,000</text:p>
          </table:table-cell>
          <table:table-cell table:number-columns-repeated="3"/>
        </table:table-row>
        <table:table-row table:style-name="ro1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office:value-type="string">
            <text:p>at the altar, pay respects</text:p>
          </table:table-cell>
          <table:table-cell office:value-type="string">
            <text:p>Out, Damned Spot of Trouble!</text:p>
          </table:table-cell>
          <table:table-cell office:value-type="string">
            <text:p>visit all shrines, kill evil high priestess</text:p>
          </table:table-cell>
          <table:table-cell office:value-type="float" office:value="40000">
            <text:p>40,000</text:p>
          </table:table-cell>
          <table:table-cell office:value-type="float" office:value="2000">
            <text:p>2,000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arpeak" table:style-name="ta3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3"/>
        <table:table-column table:style-name="co38" table:default-cell-style-name="ce3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3">
          <table:table-cell table:style-name="ce52" office:value-type="string">
            <text:p>NPC</text:p>
          </table:table-cell>
          <table:table-cell table:style-name="ce52" office:value-type="string">
            <text:p>mission</text:p>
          </table:table-cell>
          <table:table-cell table:style-name="ce53" office:value-type="string">
            <text:p>xp</text:p>
          </table:table-cell>
          <table:table-cell table:style-name="ce53" office:value-type="string">
            <text:p>coins</text:p>
          </table:table-cell>
          <table:table-cell table:style-name="ce52" office:value-type="string">
            <text:p>reps</text:p>
          </table:table-cell>
          <table:table-cell table:style-name="ce52" office:value-type="string">
            <text:p>repeatable</text:p>
          </table:table-cell>
          <table:table-cell table:style-name="ce52" office:value-type="string">
            <text:p>notes</text:p>
          </table:table-cell>
        </table:table-row>
        <table:table-row table:style-name="ro3">
          <table:table-cell office:value-type="string">
            <text:p>tinny</text:p>
          </table:table-cell>
          <table:table-cell office:value-type="string">
            <text:p>grab guard reports</text:p>
          </table:table-cell>
          <table:table-cell office:value-type="float" office:value="100000">
            <text:p>100,000</text:p>
          </table:table-cell>
          <table:table-cell office:value-type="float" office:value="2500">
            <text:p>2,500</text:p>
          </table:table-cell>
          <table:table-cell/>
          <table:table-cell office:value-type="string">
            <text:p>no</text:p>
          </table:table-cell>
          <table:table-cell office:value-type="string">
            <text:p>report to mayne not tony</text:p>
          </table:table-cell>
        </table:table-row>
        <table:table-row table:style-name="ro3">
          <table:table-cell office:value-type="string">
            <text:p>n/a</text:p>
          </table:table-cell>
          <table:table-cell office:value-type="string">
            <text:p>report fight to mayne</text:p>
          </table:table-cell>
          <table:table-cell office:value-type="float" office:value="150000">
            <text:p>150,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</text:p>
          </table:table-cell>
          <table:table-cell office:value-type="string">
            <text:p>this happened while doing grab guard reports</text:p>
          </table:table-cell>
        </table:table-row>
        <table:table-row table:style-name="ro3">
          <table:table-cell office:value-type="string">
            <text:p>tinny</text:p>
          </table:table-cell>
          <table:table-cell office:value-type="string">
            <text:p>sewer cleanup</text:p>
          </table:table-cell>
          <table:table-cell office:value-type="float" office:value="25000">
            <text:p>25,000</text:p>
          </table:table-cell>
          <table:table-cell office:value-type="float" office:value="2500">
            <text:p>2,500</text:p>
          </table:table-cell>
          <table:table-cell table:number-columns-repeated="2"/>
          <table:table-cell office:value-type="string">
            <text:p>received a shimmering aura...</text:p>
          </table:table-cell>
        </table:table-row>
        <table:table-row table:style-name="ro3">
          <table:table-cell office:value-type="string">
            <text:p>captain mayne</text:p>
          </table:table-cell>
          <table:table-cell office:value-type="string">
            <text:p>foritify westersea</text:p>
          </table:table-cell>
          <table:table-cell office:value-type="float" office:value="200000">
            <text:p>200,000</text:p>
          </table:table-cell>
          <table:table-cell office:value-type="float" office:value="10000">
            <text:p>10,000</text:p>
          </table:table-cell>
          <table:table-cell table:number-columns-repeated="2"/>
          <table:table-cell office:value-type="string">
            <text:p>run around city and 'fortify chest' in the right room</text:p>
          </table:table-cell>
        </table:table-row>
        <table:table-row table:style-name="ro3">
          <table:table-cell office:value-type="string">
            <text:p>captain mayne</text:p>
          </table:table-cell>
          <table:table-cell office:value-type="string">
            <text:p>Find the Lieutenant</text:p>
          </table:table-cell>
          <table:table-cell office:value-type="float" office:value="175000">
            <text:p>175,000</text:p>
          </table:table-cell>
          <table:table-cell office:value-type="float" office:value="1000">
            <text:p>1,000</text:p>
          </table:table-cell>
          <table:table-cell table:number-columns-repeated="3"/>
        </table:table-row>
        <table:table-row table:style-name="ro3">
          <table:table-cell office:value-type="string">
            <text:p>captain mayne</text:p>
          </table:table-cell>
          <table:table-cell office:value-type="string">
            <text:p>inform the widow</text:p>
          </table:table-cell>
          <table:table-cell office:value-type="float" office:value="100000">
            <text:p>100,000</text:p>
          </table:table-cell>
          <table:table-cell office:value-type="float" office:value="1000">
            <text:p>1,000</text:p>
          </table:table-cell>
          <table:table-cell table:number-columns-repeated="2"/>
          <table:table-cell office:value-type="string">
            <text:p>say death to weave poll</text:p>
          </table:table-cell>
        </table:table-row>
        <table:table-row table:style-name="ro3">
          <table:table-cell office:value-type="string">
            <text:p>board in town</text:p>
          </table:table-cell>
          <table:table-cell office:value-type="string">
            <text:p>sewer excursion</text:p>
          </table:table-cell>
          <table:table-cell office:value-type="float" office:value="200000">
            <text:p>200,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3">
          <table:table-cell office:value-type="string">
            <text:p>captain mayne</text:p>
          </table:table-cell>
          <table:table-cell office:value-type="string">
            <text:p>slum cleanup</text:p>
          </table:table-cell>
          <table:table-cell office:value-type="float" office:value="200000">
            <text:p>200,000</text:p>
          </table:table-cell>
          <table:table-cell office:value-type="float" office:value="5000">
            <text:p>5,000</text:p>
          </table:table-cell>
          <table:table-cell table:number-columns-repeated="3"/>
        </table:table-row>
        <table:table-row table:style-name="ro3">
          <table:table-cell office:value-type="string">
            <text:p>jainie markson</text:p>
          </table:table-cell>
          <table:table-cell office:value-type="string">
            <text:p>kill longtooth</text:p>
          </table:table-cell>
          <table:table-cell office:value-type="float" office:value="100000">
            <text:p>100,000</text:p>
          </table:table-cell>
          <table:table-cell office:value-type="float" office:value="5000">
            <text:p>5,000</text:p>
          </table:table-cell>
          <table:table-cell table:number-columns-repeated="2"/>
          <table:table-cell office:value-type="string">
            <text:p>rat in sewer</text:p>
          </table:table-cell>
        </table:table-row>
        <table:table-row table:style-name="ro3">
          <table:table-cell office:value-type="string">
            <text:p>tommy</text:p>
          </table:table-cell>
          <table:table-cell office:value-type="string">
            <text:p>unwelcome visitor</text:p>
          </table:table-cell>
          <table:table-cell table:number-columns-repeated="4"/>
          <table:table-cell office:value-type="string">
            <text:p>talk to lady anne, then michael oxtrott</text:p>
          </table:table-cell>
        </table:table-row>
        <table:table-row table:style-name="ro3">
          <table:table-cell office:value-type="string">
            <text:p>tinny</text:p>
          </table:table-cell>
          <table:table-cell office:value-type="string">
            <text:p>sewer maintenance</text:p>
          </table:table-cell>
          <table:table-cell office:value-type="float" office:value="100000">
            <text:p>100,000</text:p>
          </table:table-cell>
          <table:table-cell office:value-type="float" office:value="10000">
            <text:p>10,000</text:p>
          </table:table-cell>
          <table:table-cell table:number-columns-repeated="2"/>
          <table:table-cell office:value-type="string">
            <text:p>check each opening in sewer 'inspect'</text:p>
          </table:table-cell>
        </table:table-row>
        <table:table-row table:style-name="ro3">
          <table:table-cell office:value-type="string">
            <text:p>tinny</text:p>
          </table:table-cell>
          <table:table-cell office:value-type="string">
            <text:p>deliver sewer report</text:p>
          </table:table-cell>
          <table:table-cell office:value-type="float" office:value="5000">
            <text:p>5,000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at mayne say finish to end</text:p>
          </table:table-cell>
        </table:table-row>
        <table:table-row table:style-name="ro3" table:number-rows-repeated="4">
          <table:table-cell table:number-columns-repeated="7"/>
        </table:table-row>
        <table:table-row table:style-name="ro3">
          <table:table-cell office:value-type="string">
            <text:p>tony</text:p>
          </table:table-cell>
          <table:table-cell office:value-type="string">
            <text:p>scout for the town</text:p>
          </table:table-cell>
          <table:table-cell table:number-columns-repeated="4"/>
          <table:table-cell office:value-type="string">
            <text:p>random areas, go and scout</text:p>
          </table:table-cell>
        </table:table-row>
        <table:table-row table:style-name="ro3">
          <table:table-cell table:number-columns-repeated="6"/>
          <table:table-cell office:value-type="string">
            <text:p>winter wasteland:in medlar, just walk nw like</text:p>
          </table:table-cell>
        </table:table-row>
        <table:table-row table:style-name="ro3">
          <table:table-cell table:number-columns-repeated="6"/>
          <table:table-cell office:value-type="string">
            <text:p>realm of the faeries: faerie glade, northern room</text:p>
          </table:table-cell>
        </table:table-row>
        <table:table-row table:style-name="ro3">
          <table:table-cell table:number-columns-repeated="6"/>
          <table:table-cell office:value-type="string">
            <text:p>desert temple: 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abels" table:style-name="ta3" table:print="false">
        <table:table-column table:style-name="co2" table:default-cell-style-name="Default"/>
        <table:table-column table:style-name="co23" table:default-cell-style-name="Default"/>
        <table:table-column table:style-name="co48" table:default-cell-style-name="Default"/>
        <table:table-row table:style-name="ro5">
          <table:table-cell table:style-name="ce9" office:value-type="string">
            <text:p>Defense</text:p>
          </table:table-cell>
          <table:table-cell/>
          <table:table-cell table:style-name="ce9" office:value-type="string">
            <text:p>Mud Damage</text:p>
          </table:table-cell>
        </table:table-row>
        <table:table-row table:style-name="ro5">
          <table:table-cell table:style-name="ce54" office:value-type="string">
            <text:p>Vbad</text:p>
          </table:table-cell>
          <table:table-cell/>
          <table:table-cell office:value-type="string">
            <text:p>miss/block/strike</text:p>
          </table:table-cell>
        </table:table-row>
        <table:table-row table:style-name="ro5">
          <table:table-cell table:style-name="ce54" office:value-type="string">
            <text:p>Bad</text:p>
          </table:table-cell>
          <table:table-cell/>
          <table:table-cell office:value-type="string">
            <text:p>tickle</text:p>
          </table:table-cell>
        </table:table-row>
        <table:table-row table:style-name="ro5">
          <table:table-cell table:style-name="ce54" office:value-type="string">
            <text:p>Poor</text:p>
          </table:table-cell>
          <table:table-cell/>
          <table:table-cell office:value-type="string">
            <text:p>graze</text:p>
          </table:table-cell>
        </table:table-row>
        <table:table-row table:style-name="ro5">
          <table:table-cell table:style-name="ce54" office:value-type="string">
            <text:p>OK</text:p>
          </table:table-cell>
          <table:table-cell/>
          <table:table-cell office:value-type="string">
            <text:p>hit</text:p>
          </table:table-cell>
        </table:table-row>
        <table:table-row table:style-name="ro5">
          <table:table-cell table:style-name="ce54" office:value-type="string">
            <text:p>Good</text:p>
          </table:table-cell>
          <table:table-cell/>
          <table:table-cell office:value-type="string">
            <text:p>hit hard</text:p>
          </table:table-cell>
        </table:table-row>
        <table:table-row table:style-name="ro5">
          <table:table-cell table:style-name="ce54" office:value-type="string">
            <text:p>Great</text:p>
          </table:table-cell>
          <table:table-cell/>
          <table:table-cell office:value-type="string">
            <text:p>hit very hard</text:p>
          </table:table-cell>
        </table:table-row>
        <table:table-row table:style-name="ro5">
          <table:table-cell table:style-name="ce54" office:value-type="string">
            <text:p>Grand</text:p>
          </table:table-cell>
          <table:table-cell/>
          <table:table-cell office:value-type="string">
            <text:p>mighty blow</text:p>
          </table:table-cell>
        </table:table-row>
        <table:table-row table:style-name="ro5">
          <table:table-cell table:style-name="ce54" office:value-type="string">
            <text:p>Superb</text:p>
          </table:table-cell>
          <table:table-cell/>
          <table:table-cell office:value-type="string">
            <text:p>smash</text:p>
          </table:table-cell>
        </table:table-row>
        <table:table-row table:style-name="ro5">
          <table:table-cell table:style-name="ce54" office:value-type="string">
            <text:p>Ultimate</text:p>
          </table:table-cell>
          <table:table-cell/>
          <table:table-cell office:value-type="string">
            <text:p>pulverise</text:p>
          </table:table-cell>
        </table:table-row>
        <table:table-row table:style-name="ro5">
          <table:table-cell table:style-name="ce55" office:value-type="string">
            <text:p>Unbreakable</text:p>
          </table:table-cell>
          <table:table-cell/>
          <table:table-cell office:value-type="string">
            <text:p>trounce</text:p>
          </table:table-cell>
        </table:table-row>
        <table:table-row table:style-name="ro5">
          <table:table-cell table:number-columns-repeated="2"/>
          <table:table-cell office:value-type="string">
            <text:p>pummel</text:p>
          </table:table-cell>
        </table:table-row>
        <table:table-row table:style-name="ro3">
          <table:table-cell table:number-columns-repeated="2"/>
          <table:table-cell office:value-type="string">
            <text:p>massacre</text:p>
          </table:table-cell>
        </table:table-row>
        <table:table-row table:style-name="ro3">
          <table:table-cell table:number-columns-repeated="2"/>
          <table:table-cell office:value-type="string">
            <text:p>utterly annhilate</text:p>
          </table:table-cell>
        </table:table-row>
        <table:table-row table:style-name="ro3">
          <table:table-cell table:number-columns-repeated="2"/>
          <table:table-cell office:value-type="string">
            <text:p>completely devestate</text:p>
          </table:table-cell>
        </table:table-row>
        <table:table-row table:style-name="ro3">
          <table:table-cell table:number-columns-repeated="2"/>
          <table:table-cell office:value-type="string">
            <text:p>destroy</text:p>
          </table:table-cell>
        </table:table-row>
        <table:table-row table:style-name="ro3">
          <table:table-cell table:number-columns-repeated="2"/>
          <table:table-cell office:value-type="string">
            <text:p>absolutely massacre</text:p>
          </table:table-cell>
        </table:table-row>
        <table:table-row table:style-name="ro3">
          <table:table-cell table:number-columns-repeated="2"/>
          <table:table-cell office:value-type="string">
            <text:p>thrashed completely</text:p>
          </table:table-cell>
        </table:table-row>
        <table:table-row table:style-name="ro3">
          <table:table-cell table:number-columns-repeated="2"/>
          <table:table-cell office:value-type="string">
            <text:p>demolished</text:p>
          </table:table-cell>
        </table:table-row>
        <table:table-row table:style-name="ro3">
          <table:table-cell table:number-columns-repeated="2"/>
          <table:table-cell office:value-type="string">
            <text:p>nearly exterminated</text:p>
          </table:table-cell>
        </table:table-row>
        <table:table-row table:style-name="ro3">
          <table:table-cell table:number-columns-repeated="2"/>
          <table:table-cell office:value-type="string">
            <text:p>obliterated</text:p>
          </table:table-cell>
        </table:table-row>
        <table:table-row table:style-name="ro3">
          <table:table-cell table:number-columns-repeated="2"/>
          <table:table-cell office:value-type="string">
            <text:p>eradicated</text:p>
          </table:table-cell>
        </table:table-row>
        <table:table-row table:style-name="ro3">
          <table:table-cell table:number-columns-repeated="2"/>
          <table:table-cell office:value-type="string">
            <text:p>decimated</text:p>
          </table:table-cell>
        </table:table-row>
        <table:table-row table:style-name="ro3">
          <table:table-cell table:number-columns-repeated="2"/>
          <table:table-cell office:value-type="string">
            <text:p>beat you like a mule</text:p>
          </table:table-cell>
        </table:table-row>
        <table:table-row table:style-name="ro3">
          <table:table-cell table:number-columns-repeated="2"/>
          <table:table-cell office:value-type="string">
            <text:p>exsanguinated</text:p>
          </table:table-cell>
        </table:table-row>
        <table:table-row table:style-name="ro3">
          <table:table-cell table:number-columns-repeated="2"/>
          <table:table-cell office:value-type="string">
            <text:p>atomized</text:p>
          </table:table-cell>
        </table:table-row>
        <table:table-row table:style-name="ro3">
          <table:table-cell table:number-columns-repeated="2"/>
          <table:table-cell office:value-type="string">
            <text:p>beat like red head</text:p>
          </table:table-cell>
        </table:table-row>
      </table:table>
      <table:database-ranges>
        <table:database-range table:target-range-address="missions.A1:missions.I3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number number:decimal-places="0" number:min-integer-digits="1" number:grouping="true"/>
      <style:map style:condition="value()&gt;=0" style:apply-style-name="N148P0"/>
    </number:number-style>
    <number:number-style style:name="N149">
      <number:number number:decimal-places="1" number:min-integer-digits="1" number:grouping="true"/>
    </number:number-style>
    <number:number-style style:name="N152P0" style:volatile="true">
      <number:number number:decimal-places="3" number:min-integer-digits="1" number:grouping="true"/>
      <number:text> </number:text>
    </number:number-style>
    <number:number-style style:name="N152P1" style:volatile="true">
      <number:text> (</number:text>
      <number:number number:decimal-places="3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8" number:min-integer-digits="1"/>
    </number:number-style>
    <number:number-style style:name="N154">
      <number:number number:decimal-places="3" number:min-integer-digits="1" number:grouping="true"/>
    </number:number-style>
    <number:number-style style:name="N155">
      <number:number number:decimal-places="4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BuiltIn_5f_Comma" style:display-name="Excel_BuiltIn_Comma" style:family="table-cell" style:parent-style-name="Default" style:data-style-name="N120"/>
    <style:style style:name="Excel_5f_BuiltIn_5f_Percent" style:display-name="Excel_BuiltIn_Percent" style:family="table-cell" style:parent-style-name="Default" style:data-style-name="N10"/>
    <style:style style:name="Excel_5f_CondFormat_5f_2_5f_1_5f_1" style:display-name="Excel_CondFormat_2_1_1" style:family="table-cell" style:parent-style-name="Default">
      <style:table-cell-properties fo:background-color="#3399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2/14/2015</text:date>, <text:time>12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bles" style:display-name="PageStyle_mar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ection" style:display-name="PageStyle_perf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s" style:display-name="PageStyle_pu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" style:display-name="PageStyle_sh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as" style:display-name="PageStyle_are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_20_1" style:display-name="PageStyle_stat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ladna</meta:initial-creator>
    <meta:creation-date>2008-02-19T16:37:39</meta:creation-date>
    <dc:date>2015-02-14T12:27:54</dc:date>
    <meta:generator>OpenOffice/4.1.1$Unix OpenOffice.org_project/411m6$Build-9775</meta:generator>
    <meta:editing-duration>P2DT7H56M20S</meta:editing-duration>
    <meta:editing-cycles>389</meta:editing-cycles>
    <meta:document-statistic meta:table-count="8" meta:cell-count="3015" meta:object-count="0"/>
  </office:meta>
</office:document-meta>
</file>